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Verdana" svg:font-family="Verdana, Helvetica, Arial, sans-serif"/>
    <style:font-face style:name="FreeSans1" svg:font-family="FreeSans" style:font-family-generic="swiss"/>
    <style:font-face style:name="Liberation Serif" svg:font-family="'Liberation Serif'" style:font-family-generic="roman" style:font-pitch="variable"/>
    <style:font-face style:name="Arial1" svg:font-family="Arial" style:font-adornments="Bold" style:font-family-generic="swiss" style:font-pitch="variable"/>
    <style:font-face style:name="Arial2" svg:font-family="Arial" style:font-adornments="Italic" style:font-family-generic="swiss"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break-before="page"/>
      <style:text-properties officeooo:rsid="001f02d2" officeooo:paragraph-rsid="001f02d2"/>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officeooo:paragraph-rsid="001ba2d6"/>
    </style:style>
    <style:style style:name="P4" style:family="paragraph" style:parent-style-name="Standard">
      <style:paragraph-properties fo:text-align="center" style:justify-single-word="false"/>
      <style:text-properties officeooo:rsid="001d9d07" officeooo:paragraph-rsid="001d9d07"/>
    </style:style>
    <style:style style:name="P5" style:family="paragraph" style:parent-style-name="Standard">
      <style:text-properties fo:font-weight="bold" style:font-weight-asian="bold" style:font-weight-complex="bold"/>
    </style:style>
    <style:style style:name="P6" style:family="paragraph" style:parent-style-name="Standard">
      <style:paragraph-properties fo:text-align="center" style:justify-single-word="false"/>
      <style:text-properties fo:font-weight="bold" style:font-weight-asian="bold" style:font-weight-complex="bold"/>
    </style:style>
    <style:style style:name="P7" style:family="paragraph" style:parent-style-name="Standard">
      <style:text-properties officeooo:rsid="0021db98" officeooo:paragraph-rsid="0021db98"/>
    </style:style>
    <style:style style:name="P8" style:family="paragraph" style:parent-style-name="Standard" style:master-page-name="">
      <loext:graphic-properties draw:fill="none"/>
      <style:paragraph-properties fo:margin-left="7.999cm" fo:margin-right="0cm" fo:line-height="150%" fo:text-align="justify" style:justify-single-word="false" fo:text-indent="0cm" style:auto-text-indent="false" style:page-number="auto" fo:background-color="transparent"/>
      <style:text-properties fo:font-size="10pt" style:font-size-asian="10pt" style:font-size-complex="10pt"/>
    </style:style>
    <style:style style:name="P9" style:family="paragraph" style:parent-style-name="Standard">
      <loext:graphic-properties draw:fill="none"/>
      <style:paragraph-properties fo:margin-left="7.999cm" fo:margin-right="0cm" fo:line-height="150%" fo:text-align="justify" style:justify-single-word="false" fo:text-indent="0cm" style:auto-text-indent="false" fo:background-color="transparent"/>
      <style:text-properties fo:font-size="10pt" style:font-size-asian="10pt" style:font-size-complex="10pt"/>
    </style:style>
    <style:style style:name="P10" style:family="paragraph" style:parent-style-name="Text_20_body">
      <style:text-properties officeooo:paragraph-rsid="003f1dc2"/>
    </style:style>
    <style:style style:name="P11" style:family="paragraph" style:parent-style-name="Text_20_body">
      <style:text-properties fo:font-weight="normal" style:font-weight-asian="normal" style:font-weight-complex="normal"/>
    </style:style>
    <style:style style:name="P12" style:family="paragraph" style:parent-style-name="Text_20_body">
      <style:text-properties officeooo:paragraph-rsid="004056b0"/>
    </style:style>
    <style:style style:name="P13" style:family="paragraph" style:parent-style-name="Text_20_body">
      <style:text-properties officeooo:paragraph-rsid="0045da3b"/>
    </style:style>
    <style:style style:name="P14" style:family="paragraph" style:parent-style-name="Text_20_body">
      <style:text-properties officeooo:rsid="00480fdb" officeooo:paragraph-rsid="00480fdb"/>
    </style:style>
    <style:style style:name="P15" style:family="paragraph" style:parent-style-name="Text_20_body">
      <style:text-properties style:font-name="Arial"/>
    </style:style>
    <style:style style:name="P16" style:family="paragraph" style:parent-style-name="Text_20_body">
      <style:text-properties style:font-name="Arial" officeooo:rsid="003f1dc2" officeooo:paragraph-rsid="004056b0"/>
    </style:style>
    <style:style style:name="P17" style:family="paragraph" style:parent-style-name="Text_20_body">
      <style:text-properties style:font-name="Arial" officeooo:rsid="004056b0"/>
    </style:style>
    <style:style style:name="P18" style:family="paragraph" style:parent-style-name="Text_20_body">
      <style:text-properties style:font-name="Arial" officeooo:rsid="0085bed7" officeooo:paragraph-rsid="00896468"/>
    </style:style>
    <style:style style:name="P19" style:family="paragraph" style:parent-style-name="Text_20_body">
      <style:text-properties fo:background-color="transparent"/>
    </style:style>
    <style:style style:name="P20" style:family="paragraph" style:parent-style-name="Text_20_body">
      <style:text-properties officeooo:paragraph-rsid="005dd3e2"/>
    </style:style>
    <style:style style:name="P21" style:family="paragraph" style:parent-style-name="Text_20_body">
      <style:text-properties fo:font-style="normal" style:font-style-asian="normal" style:font-style-complex="normal"/>
    </style:style>
    <style:style style:name="P22" style:family="paragraph" style:parent-style-name="Text_20_body">
      <style:text-properties fo:font-style="normal" officeooo:rsid="00b0d05b" officeooo:paragraph-rsid="00b0d05b" style:font-style-asian="normal" style:font-style-complex="normal"/>
    </style:style>
    <style:style style:name="P23" style:family="paragraph" style:parent-style-name="Text_20_body">
      <style:text-properties officeooo:rsid="0067df1b" officeooo:paragraph-rsid="0067df1b"/>
    </style:style>
    <style:style style:name="P24" style:family="paragraph" style:parent-style-name="Text_20_body">
      <style:text-properties officeooo:rsid="006bf715" officeooo:paragraph-rsid="006bf715"/>
    </style:style>
    <style:style style:name="P25" style:family="paragraph" style:parent-style-name="Text_20_body">
      <style:text-properties officeooo:paragraph-rsid="006bf715"/>
    </style:style>
    <style:style style:name="P26" style:family="paragraph" style:parent-style-name="Text_20_body">
      <style:text-properties officeooo:paragraph-rsid="006db220"/>
    </style:style>
    <style:style style:name="P27" style:family="paragraph" style:parent-style-name="Text_20_body">
      <style:text-properties officeooo:paragraph-rsid="006dbf90"/>
    </style:style>
    <style:style style:name="P28" style:family="paragraph" style:parent-style-name="Text_20_body">
      <style:text-properties officeooo:paragraph-rsid="007353eb"/>
    </style:style>
    <style:style style:name="P29" style:family="paragraph" style:parent-style-name="Text_20_body">
      <style:text-properties officeooo:rsid="0075bfc8" officeooo:paragraph-rsid="0075bfc8"/>
    </style:style>
    <style:style style:name="P30" style:family="paragraph" style:parent-style-name="Text_20_body">
      <style:text-properties officeooo:paragraph-rsid="0084e48a"/>
    </style:style>
    <style:style style:name="P31" style:family="paragraph" style:parent-style-name="Text_20_body">
      <style:text-properties officeooo:paragraph-rsid="008580aa"/>
    </style:style>
    <style:style style:name="P32" style:family="paragraph" style:parent-style-name="Text_20_body">
      <style:text-properties officeooo:paragraph-rsid="00862e82"/>
    </style:style>
    <style:style style:name="P33" style:family="paragraph" style:parent-style-name="Text_20_body">
      <style:text-properties officeooo:paragraph-rsid="00896468"/>
    </style:style>
    <style:style style:name="P34" style:family="paragraph" style:parent-style-name="Text_20_body">
      <style:text-properties officeooo:paragraph-rsid="0090138b"/>
    </style:style>
    <style:style style:name="P35" style:family="paragraph" style:parent-style-name="Text_20_body">
      <style:text-properties officeooo:paragraph-rsid="00914ecf"/>
    </style:style>
    <style:style style:name="P36" style:family="paragraph" style:parent-style-name="Text_20_body">
      <style:text-properties officeooo:paragraph-rsid="009e4926"/>
    </style:style>
    <style:style style:name="P37" style:family="paragraph" style:parent-style-name="Text_20_body">
      <style:text-properties officeooo:rsid="00ad07ef" officeooo:paragraph-rsid="00ad07ef"/>
    </style:style>
    <style:style style:name="P38" style:family="paragraph" style:parent-style-name="Text_20_body">
      <style:text-properties officeooo:paragraph-rsid="00af55b2"/>
    </style:style>
    <style:style style:name="P39" style:family="paragraph" style:parent-style-name="Text_20_body">
      <style:text-properties officeooo:paragraph-rsid="00b1f024"/>
    </style:style>
    <style:style style:name="P40" style:family="paragraph" style:parent-style-name="Text_20_body">
      <style:text-properties officeooo:paragraph-rsid="00ba7258"/>
    </style:style>
    <style:style style:name="P41" style:family="paragraph" style:parent-style-name="Contents_20_1">
      <style:paragraph-properties>
        <style:tab-stops>
          <style:tab-stop style:position="16cm" style:type="right" style:leader-style="dotted" style:leader-text="."/>
        </style:tab-stops>
      </style:paragraph-properties>
    </style:style>
    <style:style style:name="P42" style:family="paragraph" style:parent-style-name="Contents_20_2">
      <style:paragraph-properties>
        <style:tab-stops>
          <style:tab-stop style:position="16cm" style:type="right" style:leader-style="dotted" style:leader-text="."/>
        </style:tab-stops>
      </style:paragraph-properties>
    </style:style>
    <style:style style:name="P43" style:family="paragraph" style:parent-style-name="Contents_20_3">
      <style:paragraph-properties>
        <style:tab-stops>
          <style:tab-stop style:position="16cm" style:type="right" style:leader-style="dotted" style:leader-text="."/>
        </style:tab-stops>
      </style:paragraph-properties>
    </style:style>
    <style:style style:name="P44" style:family="paragraph" style:parent-style-name="Text_20_body">
      <style:paragraph-properties fo:margin-left="0cm" fo:margin-right="0cm" fo:text-indent="0cm" style:auto-text-indent="false"/>
      <style:text-properties officeooo:rsid="0067df1b" officeooo:paragraph-rsid="0067df1b"/>
    </style:style>
    <style:style style:name="P45" style:family="paragraph" style:parent-style-name="Quotations">
      <style:text-properties officeooo:paragraph-rsid="0090138b"/>
    </style:style>
    <style:style style:name="P46" style:family="paragraph" style:parent-style-name="Footnote">
      <style:text-properties officeooo:paragraph-rsid="00ba7258"/>
    </style:style>
    <style:style style:name="P47" style:family="paragraph" style:parent-style-name="Heading_20_1">
      <style:paragraph-properties fo:break-before="page"/>
    </style:style>
    <style:style style:name="P48" style:family="paragraph" style:parent-style-name="Heading_20_2">
      <style:text-properties officeooo:rsid="003f1dc2" officeooo:paragraph-rsid="003f1dc2"/>
    </style:style>
    <style:style style:name="P49" style:family="paragraph" style:parent-style-name="Heading_20_2">
      <style:paragraph-properties fo:break-before="page"/>
    </style:style>
    <style:style style:name="P50" style:family="paragraph" style:parent-style-name="Text_20_body" style:list-style-name="L1">
      <style:text-properties officeooo:rsid="003e70ca" officeooo:paragraph-rsid="003e70ca"/>
    </style:style>
    <style:style style:name="P51" style:family="paragraph" style:parent-style-name="Text_20_body" style:list-style-name="L2"/>
    <style:style style:name="P52" style:family="paragraph" style:parent-style-name="Text_20_body" style:list-style-name="L3"/>
    <style:style style:name="P53" style:family="paragraph" style:parent-style-name="Text_20_body" style:list-style-name="L3">
      <style:text-properties officeooo:paragraph-rsid="00469f96"/>
    </style:style>
    <style:style style:name="P54" style:family="paragraph" style:parent-style-name="Text_20_body" style:list-style-name="L4">
      <style:text-properties officeooo:paragraph-rsid="006bf715"/>
    </style:style>
    <style:style style:name="P55" style:family="paragraph" style:parent-style-name="Text_20_body" style:list-style-name="L4">
      <style:text-properties officeooo:rsid="006bf715" officeooo:paragraph-rsid="006bf715"/>
    </style:style>
    <style:style style:name="P56" style:family="paragraph" style:parent-style-name="Text_20_body" style:list-style-name="L4">
      <style:text-properties officeooo:rsid="0084e48a" officeooo:paragraph-rsid="0084e48a"/>
    </style:style>
    <style:style style:name="P57" style:family="paragraph" style:parent-style-name="Text_20_body" style:list-style-name="L5"/>
    <style:style style:name="P58" style:family="paragraph" style:parent-style-name="Text_20_body" style:list-style-name="L5">
      <style:text-properties style:font-name="Arial" officeooo:rsid="0092e176" officeooo:paragraph-rsid="0092e176"/>
    </style:style>
    <style:style style:name="P59" style:family="paragraph" style:parent-style-name="Text_20_body" style:list-style-name="L1">
      <style:paragraph-properties fo:margin-left="0cm" fo:margin-right="0cm" fo:text-indent="0cm" style:auto-text-indent="false"/>
      <style:text-properties officeooo:paragraph-rsid="003e70ca"/>
    </style:style>
    <style:style style:name="P60" style:family="paragraph" style:parent-style-name="Text_20_body" style:list-style-name="L2">
      <style:paragraph-properties fo:margin-left="0cm" fo:margin-right="0cm" fo:text-indent="0cm" style:auto-text-indent="false"/>
    </style:style>
    <style:style style:name="T1" style:family="text">
      <style:text-properties officeooo:rsid="00138022"/>
    </style:style>
    <style:style style:name="T2" style:family="text">
      <style:text-properties officeooo:rsid="00245f25"/>
    </style:style>
    <style:style style:name="T3" style:family="text">
      <style:text-properties fo:font-style="italic" style:font-style-asian="italic" style:font-style-complex="italic"/>
    </style:style>
    <style:style style:name="T4" style:family="text">
      <style:text-properties fo:font-style="italic" officeooo:rsid="00abf388" style:font-style-asian="italic" style:font-style-complex="italic"/>
    </style:style>
    <style:style style:name="T5" style:family="text">
      <style:text-properties fo:font-style="italic" officeooo:rsid="00a84097" fo:background-color="transparent" loext:char-shading-value="0"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officeooo:rsid="00abf388" style:font-style-asian="normal" style:font-style-complex="normal"/>
    </style:style>
    <style:style style:name="T8" style:family="text">
      <style:text-properties fo:font-style="normal" officeooo:rsid="00b0d05b" style:font-style-asian="normal" style:font-style-complex="normal"/>
    </style:style>
    <style:style style:name="T9" style:family="text">
      <style:text-properties fo:font-style="normal" officeooo:rsid="00b1f024" style:font-style-asian="normal" style:font-style-complex="normal"/>
    </style:style>
    <style:style style:name="T10" style:family="text">
      <style:text-properties fo:font-style="normal" officeooo:rsid="00b1f024" fo:background-color="#ffff00" loext:char-shading-value="0" style:font-style-asian="normal" style:font-style-complex="normal"/>
    </style:style>
    <style:style style:name="T11" style:family="text">
      <style:text-properties fo:language="pt" fo:country="BR" fo:font-style="normal" officeooo:rsid="00caba4f" fo:background-color="transparent" loext:char-shading-value="0" style:font-style-asian="normal" style:font-style-complex="normal" loext:padding="0cm" loext:border="none"/>
    </style:style>
    <style:style style:name="T12" style:family="text">
      <style:text-properties fo:background-color="#ffff00" loext:char-shading-value="0"/>
    </style:style>
    <style:style style:name="T13" style:family="text">
      <style:text-properties officeooo:rsid="0045da3b" fo:background-color="#ffff00" loext:char-shading-value="0"/>
    </style:style>
    <style:style style:name="T14" style:family="text">
      <style:text-properties style:font-name="Arial"/>
    </style:style>
    <style:style style:name="T15" style:family="text">
      <style:text-properties style:font-name="Arial" officeooo:rsid="003f1dc2"/>
    </style:style>
    <style:style style:name="T16" style:family="text">
      <style:text-properties style:font-name="Arial" fo:font-weight="bold" officeooo:rsid="003f1dc2" style:font-weight-asian="bold" style:font-weight-complex="bold"/>
    </style:style>
    <style:style style:name="T17" style:family="text">
      <style:text-properties style:font-name="Arial" officeooo:rsid="004056b0"/>
    </style:style>
    <style:style style:name="T18" style:family="text">
      <style:text-properties style:font-name="Arial" officeooo:rsid="0045c04b"/>
    </style:style>
    <style:style style:name="T19" style:family="text">
      <style:text-properties style:font-name="Arial" officeooo:rsid="0045da3b" fo:background-color="#ffff00" loext:char-shading-value="0"/>
    </style:style>
    <style:style style:name="T20" style:family="text">
      <style:text-properties style:font-name="Arial" officeooo:rsid="00552c76"/>
    </style:style>
    <style:style style:name="T21" style:family="text">
      <style:text-properties style:font-name="Arial" officeooo:rsid="005c9c33" fo:background-color="transparent" loext:char-shading-value="0"/>
    </style:style>
    <style:style style:name="T22" style:family="text">
      <style:text-properties style:font-name="Arial" officeooo:rsid="00aa9146" fo:background-color="transparent" loext:char-shading-value="0"/>
    </style:style>
    <style:style style:name="T23" style:family="text">
      <style:text-properties style:font-name="Arial" officeooo:rsid="00b58fbe" fo:background-color="transparent" loext:char-shading-value="0"/>
    </style:style>
    <style:style style:name="T24" style:family="text">
      <style:text-properties style:font-name="Arial" officeooo:rsid="00c4d6d7" fo:background-color="transparent" loext:char-shading-value="0"/>
    </style:style>
    <style:style style:name="T25" style:family="text">
      <style:text-properties style:font-name="Arial" officeooo:rsid="00c7ecac" fo:background-color="transparent" loext:char-shading-value="0"/>
    </style:style>
    <style:style style:name="T26" style:family="text">
      <style:text-properties style:font-name="Arial" officeooo:rsid="0064dfe6"/>
    </style:style>
    <style:style style:name="T27" style:family="text">
      <style:text-properties style:font-name="Arial" officeooo:rsid="0065f8d2"/>
    </style:style>
    <style:style style:name="T28" style:family="text">
      <style:text-properties style:font-name="Arial" officeooo:rsid="00681b00"/>
    </style:style>
    <style:style style:name="T29" style:family="text">
      <style:text-properties style:font-name="Arial" officeooo:rsid="006b0f0a"/>
    </style:style>
    <style:style style:name="T30" style:family="text">
      <style:text-properties style:font-name="Arial" officeooo:rsid="006be809"/>
    </style:style>
    <style:style style:name="T31" style:family="text">
      <style:text-properties style:font-name="Arial" officeooo:rsid="006bf715"/>
    </style:style>
    <style:style style:name="T32" style:family="text">
      <style:text-properties style:font-name="Arial" officeooo:rsid="006db220"/>
    </style:style>
    <style:style style:name="T33" style:family="text">
      <style:text-properties style:font-name="Arial" officeooo:rsid="006f66bf"/>
    </style:style>
    <style:style style:name="T34" style:family="text">
      <style:text-properties style:font-name="Arial" officeooo:rsid="007157fe"/>
    </style:style>
    <style:style style:name="T35" style:family="text">
      <style:text-properties style:font-name="Arial" officeooo:rsid="007353eb"/>
    </style:style>
    <style:style style:name="T36" style:family="text">
      <style:text-properties style:font-name="Arial" officeooo:rsid="0073be50"/>
    </style:style>
    <style:style style:name="T37" style:family="text">
      <style:text-properties style:font-name="Arial" officeooo:rsid="00749cd4"/>
    </style:style>
    <style:style style:name="T38" style:family="text">
      <style:text-properties style:font-name="Arial" officeooo:rsid="0075bfc8"/>
    </style:style>
    <style:style style:name="T39" style:family="text">
      <style:text-properties style:font-name="Arial" officeooo:rsid="0076d6cb"/>
    </style:style>
    <style:style style:name="T40" style:family="text">
      <style:text-properties style:font-name="Arial" officeooo:rsid="007879a9"/>
    </style:style>
    <style:style style:name="T41" style:family="text">
      <style:text-properties style:font-name="Arial" officeooo:rsid="007a7323"/>
    </style:style>
    <style:style style:name="T42" style:family="text">
      <style:text-properties style:font-name="Arial" officeooo:rsid="007c52de"/>
    </style:style>
    <style:style style:name="T43" style:family="text">
      <style:text-properties style:font-name="Arial" officeooo:rsid="007f168e"/>
    </style:style>
    <style:style style:name="T44" style:family="text">
      <style:text-properties style:font-name="Arial" officeooo:rsid="0084e48a"/>
    </style:style>
    <style:style style:name="T45" style:family="text">
      <style:text-properties style:font-name="Arial" officeooo:rsid="0085bed7"/>
    </style:style>
    <style:style style:name="T46" style:family="text">
      <style:text-properties style:font-name="Arial" officeooo:rsid="00862e82"/>
    </style:style>
    <style:style style:name="T47" style:family="text">
      <style:text-properties style:font-name="Arial" officeooo:rsid="00896468"/>
    </style:style>
    <style:style style:name="T48" style:family="text">
      <style:text-properties style:font-name="Arial" officeooo:rsid="008a5dc4"/>
    </style:style>
    <style:style style:name="T49" style:family="text">
      <style:text-properties style:font-name="Arial" officeooo:rsid="0090138b"/>
    </style:style>
    <style:style style:name="T50" style:family="text">
      <style:text-properties style:font-name="Arial" officeooo:rsid="00914ecf"/>
    </style:style>
    <style:style style:name="T51" style:family="text">
      <style:text-properties style:font-name="Arial" officeooo:rsid="0092e176"/>
    </style:style>
    <style:style style:name="T52" style:family="text">
      <style:text-properties style:font-name="Arial" officeooo:rsid="00943aaf"/>
    </style:style>
    <style:style style:name="T53" style:family="text">
      <style:text-properties style:font-name="Arial" officeooo:rsid="00949b44"/>
    </style:style>
    <style:style style:name="T54" style:family="text">
      <style:text-properties style:font-name="Arial" officeooo:rsid="009fd386"/>
    </style:style>
    <style:style style:name="T55" style:family="text">
      <style:text-properties style:font-name="Arial" officeooo:rsid="00a39f53"/>
    </style:style>
    <style:style style:name="T56" style:family="text">
      <style:text-properties style:font-name="Arial" officeooo:rsid="00a3fddc"/>
    </style:style>
    <style:style style:name="T57" style:family="text">
      <style:text-properties style:font-name="Arial" officeooo:rsid="00abf388"/>
    </style:style>
    <style:style style:name="T58" style:family="text">
      <style:text-properties style:font-name="Arial" officeooo:rsid="00abfc08"/>
    </style:style>
    <style:style style:name="T59" style:family="text">
      <style:text-properties style:font-name="Arial" officeooo:rsid="00b0c7c0"/>
    </style:style>
    <style:style style:name="T60" style:family="text">
      <style:text-properties style:font-name="Arial" officeooo:rsid="00b0d05b"/>
    </style:style>
    <style:style style:name="T61" style:family="text">
      <style:text-properties style:font-name="Arial" fo:font-style="normal" officeooo:rsid="00b1f024" style:font-style-asian="normal" style:font-style-complex="normal"/>
    </style:style>
    <style:style style:name="T62" style:family="text">
      <style:text-properties style:font-name="Arial" fo:font-style="normal" officeooo:rsid="00cf6306" style:font-style-asian="normal" style:font-style-complex="normal"/>
    </style:style>
    <style:style style:name="T63" style:family="text">
      <style:text-properties style:font-name="Arial" officeooo:rsid="00c4d6d7"/>
    </style:style>
    <style:style style:name="T64" style:family="text">
      <style:text-properties style:font-name="Arial" fo:language="pt" fo:country="BR" fo:font-style="normal" officeooo:rsid="00c8cdcd" fo:background-color="transparent" loext:char-shading-value="0" style:font-style-asian="normal" style:font-style-complex="normal" loext:padding="0cm" loext:border="none"/>
    </style:style>
    <style:style style:name="T65" style:family="text">
      <style:text-properties style:font-name="Arial" fo:language="pt" fo:country="BR" fo:font-style="normal" officeooo:rsid="00caba4f" fo:background-color="transparent" loext:char-shading-value="0" style:font-style-asian="normal" style:font-style-complex="normal" loext:padding="0cm" loext:border="none"/>
    </style:style>
    <style:style style:name="T66" style:family="text">
      <style:text-properties style:font-name="Arial" fo:language="pt" fo:country="BR" fo:font-style="italic" officeooo:rsid="00c8cdcd" fo:background-color="transparent" loext:char-shading-value="0" style:font-style-asian="italic" style:font-style-complex="italic" loext:padding="0cm" loext:border="none"/>
    </style:style>
    <style:style style:name="T67" style:family="text">
      <style:text-properties style:font-name="Arial" officeooo:rsid="00ce61c0"/>
    </style:style>
    <style:style style:name="T68" style:family="text">
      <style:text-properties style:font-name="Arial" fo:font-style="italic" officeooo:rsid="00ce61c0" style:font-style-asian="italic" style:font-style-complex="italic"/>
    </style:style>
    <style:style style:name="T69" style:family="text">
      <style:text-properties style:font-name="Arial" fo:font-style="italic" officeooo:rsid="00cf6306" style:font-style-asian="italic" style:font-style-complex="italic"/>
    </style:style>
    <style:style style:name="T70" style:family="text">
      <style:text-properties style:font-name="Arial" officeooo:rsid="00ce7ce2"/>
    </style:style>
    <style:style style:name="T71" style:family="text">
      <style:text-properties style:font-name="Arial" officeooo:rsid="00cf6306"/>
    </style:style>
    <style:style style:name="T72" style:family="text">
      <style:text-properties style:font-name="Arial" officeooo:rsid="00d16020"/>
    </style:style>
    <style:style style:name="T73" style:family="text">
      <style:text-properties style:font-name="Arial" officeooo:rsid="00d2c8e0"/>
    </style:style>
    <style:style style:name="T74" style:family="text">
      <style:text-properties fo:font-weight="bold" style:font-weight-asian="bold"/>
    </style:style>
    <style:style style:name="T75" style:family="text">
      <style:text-properties fo:font-weight="bold" style:font-weight-asian="bold" style:font-weight-complex="bold"/>
    </style:style>
    <style:style style:name="T76" style:family="text">
      <style:text-properties fo:background-color="transparent" loext:char-shading-value="0"/>
    </style:style>
    <style:style style:name="T77" style:family="text">
      <style:text-properties officeooo:rsid="0045da3b" fo:background-color="transparent" loext:char-shading-value="0"/>
    </style:style>
    <style:style style:name="T78" style:family="text">
      <style:text-properties officeooo:rsid="003e70ca" fo:background-color="transparent" loext:char-shading-value="0"/>
    </style:style>
    <style:style style:name="T79" style:family="text">
      <style:text-properties officeooo:rsid="005c9c33" fo:background-color="transparent" loext:char-shading-value="0"/>
    </style:style>
    <style:style style:name="T80" style:family="text">
      <style:text-properties officeooo:rsid="00a84097" fo:background-color="transparent" loext:char-shading-value="0"/>
    </style:style>
    <style:style style:name="T81" style:family="text">
      <style:text-properties officeooo:rsid="00b58fbe" fo:background-color="transparent" loext:char-shading-value="0"/>
    </style:style>
    <style:style style:name="T82" style:family="text">
      <style:text-properties officeooo:rsid="00be7450" fo:background-color="transparent" loext:char-shading-value="0"/>
    </style:style>
    <style:style style:name="T83" style:family="text">
      <style:text-properties officeooo:rsid="00c1b2cd" fo:background-color="transparent" loext:char-shading-value="0"/>
    </style:style>
    <style:style style:name="T84" style:family="text">
      <style:text-properties officeooo:rsid="00c4cddf" fo:background-color="transparent" loext:char-shading-value="0"/>
    </style:style>
    <style:style style:name="T85" style:family="text">
      <style:text-properties officeooo:rsid="00c4d6d7" fo:background-color="transparent" loext:char-shading-value="0"/>
    </style:style>
    <style:style style:name="T86" style:family="text">
      <style:text-properties officeooo:rsid="0045c04b"/>
    </style:style>
    <style:style style:name="T87" style:family="text">
      <style:text-properties officeooo:rsid="00480fdb"/>
    </style:style>
    <style:style style:name="T88" style:family="text">
      <style:text-properties fo:font-variant="normal" fo:text-transform="none" style:text-position="0% 100%" fo:font-style="normal" style:text-underline-style="none" fo:font-weight="normal"/>
    </style:style>
    <style:style style:name="T89" style:family="text">
      <style:text-properties fo:font-variant="normal" fo:text-transform="none" fo:color="#000000" style:font-name="Arial" fo:font-size="12pt" fo:letter-spacing="normal" fo:font-style="normal" fo:font-weight="normal" officeooo:rsid="00681b00"/>
    </style:style>
    <style:style style:name="T90" style:family="text">
      <style:text-properties fo:font-variant="normal" fo:text-transform="none" fo:color="#000000" style:font-name="Arial" fo:font-size="12pt" fo:letter-spacing="normal" fo:font-style="normal" fo:font-weight="normal" officeooo:rsid="006dbf90"/>
    </style:style>
    <style:style style:name="T91" style:family="text">
      <style:text-properties officeooo:rsid="004d2f5a"/>
    </style:style>
    <style:style style:name="T92" style:family="text">
      <style:text-properties officeooo:rsid="005668dd"/>
    </style:style>
    <style:style style:name="T93" style:family="text">
      <style:text-properties officeooo:rsid="003e70ca"/>
    </style:style>
    <style:style style:name="T94" style:family="text">
      <style:text-properties officeooo:rsid="005dd3e2"/>
    </style:style>
    <style:style style:name="T95" style:family="text">
      <style:text-properties officeooo:rsid="0062633a"/>
    </style:style>
    <style:style style:name="T96" style:family="text">
      <style:text-properties officeooo:rsid="0065f8d2"/>
    </style:style>
    <style:style style:name="T97" style:family="text">
      <style:text-properties officeooo:rsid="0069f9dd"/>
    </style:style>
    <style:style style:name="T98" style:family="text">
      <style:text-properties officeooo:rsid="006b0f0a"/>
    </style:style>
    <style:style style:name="T99" style:family="text">
      <style:text-properties officeooo:rsid="006be809"/>
    </style:style>
    <style:style style:name="T100" style:family="text">
      <style:text-properties officeooo:rsid="006bf715"/>
    </style:style>
    <style:style style:name="T101" style:family="text">
      <style:text-properties officeooo:rsid="006db220"/>
    </style:style>
    <style:style style:name="T102" style:family="text">
      <style:text-properties officeooo:rsid="006dbf90"/>
    </style:style>
    <style:style style:name="T103" style:family="text">
      <style:text-properties officeooo:rsid="006ecfc2"/>
    </style:style>
    <style:style style:name="T104" style:family="text">
      <style:text-properties officeooo:rsid="006f66bf"/>
    </style:style>
    <style:style style:name="T105" style:family="text">
      <style:text-properties style:font-name="Arial1" fo:font-size="12pt" fo:font-weight="bold" officeooo:rsid="006f66bf" style:font-name-asian="Noto Sans CJK SC" style:font-size-asian="14.1000003814697pt" style:font-weight-asian="bold" style:font-name-complex="FreeSans" style:font-size-complex="14.1000003814697pt" style:font-weight-complex="bold"/>
    </style:style>
    <style:style style:name="T106" style:family="text">
      <style:text-properties officeooo:rsid="00708d03"/>
    </style:style>
    <style:style style:name="T107" style:family="text">
      <style:text-properties officeooo:rsid="007157fe"/>
    </style:style>
    <style:style style:name="T108" style:family="text">
      <style:text-properties officeooo:rsid="007353eb"/>
    </style:style>
    <style:style style:name="T109" style:family="text">
      <style:text-properties officeooo:rsid="0073be50"/>
    </style:style>
    <style:style style:name="T110" style:family="text">
      <style:text-properties officeooo:rsid="007879a9"/>
    </style:style>
    <style:style style:name="T111" style:family="text">
      <style:text-properties officeooo:rsid="007a7323"/>
    </style:style>
    <style:style style:name="T112" style:family="text">
      <style:text-properties officeooo:rsid="007f168e"/>
    </style:style>
    <style:style style:name="T113" style:family="text">
      <style:text-properties officeooo:rsid="0085bed7"/>
    </style:style>
    <style:style style:name="T114" style:family="text">
      <style:text-properties officeooo:rsid="00862e82"/>
    </style:style>
    <style:style style:name="T115" style:family="text">
      <style:text-properties officeooo:rsid="008adb4e"/>
    </style:style>
    <style:style style:name="T116" style:family="text">
      <style:text-properties officeooo:rsid="008e4743"/>
    </style:style>
    <style:style style:name="T117" style:family="text">
      <style:text-properties officeooo:rsid="008f4bf3"/>
    </style:style>
    <style:style style:name="T118" style:family="text">
      <style:text-properties officeooo:rsid="0090138b"/>
    </style:style>
    <style:style style:name="T119" style:family="text">
      <style:text-properties officeooo:rsid="00914ecf"/>
    </style:style>
    <style:style style:name="T120" style:family="text">
      <style:text-properties officeooo:rsid="00943aaf"/>
    </style:style>
    <style:style style:name="T121" style:family="text">
      <style:text-properties officeooo:rsid="00949b44"/>
    </style:style>
    <style:style style:name="T122" style:family="text">
      <style:text-properties officeooo:rsid="009e4926"/>
    </style:style>
    <style:style style:name="T123" style:family="text">
      <style:text-properties officeooo:rsid="00a39f53"/>
    </style:style>
    <style:style style:name="T124" style:family="text">
      <style:text-properties officeooo:rsid="00a3fddc"/>
    </style:style>
    <style:style style:name="T125" style:family="text">
      <style:text-properties officeooo:rsid="00abf388"/>
    </style:style>
    <style:style style:name="T126" style:family="text">
      <style:text-properties officeooo:rsid="00abfc08"/>
    </style:style>
    <style:style style:name="T127" style:family="text">
      <style:text-properties officeooo:rsid="00af55b2"/>
    </style:style>
    <style:style style:name="T128" style:family="text">
      <style:text-properties officeooo:rsid="00b0c7c0"/>
    </style:style>
    <style:style style:name="T129" style:family="text">
      <style:text-properties officeooo:rsid="00b0d05b"/>
    </style:style>
    <style:style style:name="T130" style:family="text">
      <style:text-properties officeooo:rsid="00b1f024"/>
    </style:style>
    <style:style style:name="T131" style:family="text">
      <style:text-properties style:font-weight-asian="bold"/>
    </style:style>
    <style:style style:name="T132" style:family="text">
      <style:text-properties officeooo:rsid="00c06d26"/>
    </style:style>
    <style:style style:name="T133" style:family="text">
      <style:text-properties officeooo:rsid="00cf6306"/>
    </style:style>
    <style:style style:name="T134" style:family="text">
      <style:text-properties officeooo:rsid="00d16020"/>
    </style:style>
    <style:style style:name="T135" style:family="text">
      <style:text-properties officeooo:rsid="00d2c8e0"/>
    </style:style>
    <style:style style:name="T136" style:family="text">
      <style:text-properties officeooo:rsid="00d466aa"/>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INSTITUTO FEDERAL DE EDUCAÇÃO, CIÊNCIA E TECNOLOGIA DO ESPÍRITO SANTO – CAMPUS COLATINA </text:p>
      <text:p text:style-name="P2">CURSO SUPERIOR DE SISTEMAS DE INFORMAÇÃO </text:p>
      <text:p text:style-name="Standard"/>
      <text:p text:style-name="Standard"/>
      <text:p text:style-name="P6">KASSIO PEREIRA SCHAIDER</text:p>
      <text:p text:style-name="P6">RAFAEL DOS SANTOS GOMES</text:p>
      <text:p text:style-name="P5"/>
      <text:p text:style-name="P5"/>
      <text:p text:style-name="P5"/>
      <text:p text:style-name="P6">SIMULADORES NA ECONOMIA: UTILIZANDO A TECNOLOGIA NO AUXÍLIO DO PROCESSO DE APRENDIZAGEM <text:span text:style-name="T1">SOBRE</text:span> POLÍTICAS ECONÔMICAS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COLATINA </text:p>
      <text:p text:style-name="P2">2020</text:p>
      <text:p text:style-name="P2"><text:soft-page-break/>INSTITUTO FEDERAL DE EDUCAÇÃO, CIÊNCIA E TECNOLOGIA DO ESPÍRITO SANTO – CAMPUS COLATINA </text:p>
      <text:p text:style-name="P2">CURSO SUPERIOR DE SISTEMAS DE INFORMAÇÃO </text:p>
      <text:p text:style-name="Standard"/>
      <text:p text:style-name="Standard"/>
      <text:p text:style-name="P6">KASSIO PEREIRA SCHAIDER</text:p>
      <text:p text:style-name="P6">RAFAEL DOS SANTOS GOMES</text:p>
      <text:p text:style-name="P5"/>
      <text:p text:style-name="P5"/>
      <text:p text:style-name="P5"/>
      <text:p text:style-name="P6">SIMULADORES NA ECONOMIA: UTILIZANDO A TECNOLOGIA NO AUXÍLIO DO PROCESSO DE APRENDIZAGEM <text:span text:style-name="T1">SOBRE</text:span> POLÍTICAS ECONÔMICAS </text:p>
      <text:p text:style-name="Standard"/>
      <text:p text:style-name="Standard"/>
      <text:p text:style-name="Standard"/>
      <text:p text:style-name="Standard"/>
      <text:p text:style-name="P8">Trabalho de Conclusão de Curso apresentado à Coordenadoria de Informática do Instituto Federal de Educação, Ciência e Tecnologia do Espírito Santo – Campus Colatina, como requisito parcial para a obtenção do título de Graduação em Sistemas de Informação. </text:p>
      <text:p text:style-name="P9"/>
      <text:p text:style-name="P9">Orientador: Prof. M.Sc Vanderson José Ildefonso Silva.</text:p>
      <text:p text:style-name="P3"/>
      <text:p text:style-name="P3"/>
      <text:p text:style-name="P3"/>
      <text:p text:style-name="P3"/>
      <text:p text:style-name="Standard"/>
      <text:p text:style-name="Standard"/>
      <text:p text:style-name="Standard"/>
      <text:p text:style-name="Standard"/>
      <text:p text:style-name="P4">COLATINA</text:p>
      <text:p text:style-name="P4">2020</text:p>
      <text:table-of-content text:style-name="Sect1" text:protected="true" text:name="Table of Contents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Sumário</text:p>
          </text:index-title>
          <text:p text:style-name="P41"><text:a xlink:type="simple" xlink:href="#__RefHeading___Toc6483_975677452" text:style-name="Index_20_Link" text:visited-style-name="Index_20_Link"><text:s/>1 Introdução<text:tab/>4</text:a></text:p>
          <text:p text:style-name="P42"><text:a xlink:type="simple" xlink:href="#__RefHeading___Toc6485_975677452" text:style-name="Index_20_Link" text:visited-style-name="Index_20_Link"><text:s/>1.1 Tema<text:tab/>6</text:a></text:p>
          <text:p text:style-name="P42"><text:a xlink:type="simple" xlink:href="#__RefHeading___Toc6487_975677452" text:style-name="Index_20_Link" text:visited-style-name="Index_20_Link"><text:s/>1.2 Problema social<text:tab/>6</text:a></text:p>
          <text:p text:style-name="P42"><text:a xlink:type="simple" xlink:href="#__RefHeading___Toc6489_975677452" text:style-name="Index_20_Link" text:visited-style-name="Index_20_Link"><text:s/>1.3 Problema científico<text:tab/>7</text:a></text:p>
          <text:p text:style-name="P42"><text:a xlink:type="simple" xlink:href="#__RefHeading___Toc6491_975677452" text:style-name="Index_20_Link" text:visited-style-name="Index_20_Link"><text:s/>1.4 Hipótese<text:tab/>7</text:a></text:p>
          <text:p text:style-name="P42"><text:a xlink:type="simple" xlink:href="#__RefHeading___Toc6493_975677452" text:style-name="Index_20_Link" text:visited-style-name="Index_20_Link"><text:s/>1.5 Variável independente<text:tab/>7</text:a></text:p>
          <text:p text:style-name="P42"><text:a xlink:type="simple" xlink:href="#__RefHeading___Toc6495_975677452" text:style-name="Index_20_Link" text:visited-style-name="Index_20_Link"><text:s/>1.6 Variável dependente<text:tab/>7</text:a></text:p>
          <text:p text:style-name="P42"><text:a xlink:type="simple" xlink:href="#__RefHeading___Toc6497_975677452" text:style-name="Index_20_Link" text:visited-style-name="Index_20_Link"><text:s/>1.7 Objetivo geral<text:tab/>7</text:a></text:p>
          <text:p text:style-name="P43"><text:a xlink:type="simple" xlink:href="#__RefHeading___Toc6499_975677452" text:style-name="Index_20_Link" text:visited-style-name="Index_20_Link">1.7.1 Objetivos específicos<text:tab/>7</text:a></text:p>
          <text:p text:style-name="P42"><text:a xlink:type="simple" xlink:href="#__RefHeading___Toc11873_1058660758" text:style-name="Index_20_Link" text:visited-style-name="Index_20_Link"><text:s/>1.8 Justificativa e relevância<text:tab/>8</text:a></text:p>
          <text:p text:style-name="P42"><text:a xlink:type="simple" xlink:href="#__RefHeading___Toc6503_975677452" text:style-name="Index_20_Link" text:visited-style-name="Index_20_Link"><text:s/>1.9 Delimitação de estudo<text:tab/>9</text:a></text:p>
          <text:p text:style-name="P42"><text:a xlink:type="simple" xlink:href="#__RefHeading___Toc6505_975677452" text:style-name="Index_20_Link" text:visited-style-name="Index_20_Link"><text:s/>1.10 Novidade científica<text:tab/>9</text:a></text:p>
          <text:p text:style-name="P41"><text:a xlink:type="simple" xlink:href="#__RefHeading___Toc6507_975677452" text:style-name="Index_20_Link" text:visited-style-name="Index_20_Link"><text:s/>2 Referencial teórico<text:tab/>10</text:a></text:p>
          <text:p text:style-name="P42"><text:a xlink:type="simple" xlink:href="#__RefHeading___Toc6509_975677452" text:style-name="Index_20_Link" text:visited-style-name="Index_20_Link"><text:s/>2.1 O Estudo nas Escolas de Negócios<text:tab/>10</text:a></text:p>
          <text:p text:style-name="P42"><text:a xlink:type="simple" xlink:href="#__RefHeading___Toc6511_975677452" text:style-name="Index_20_Link" text:visited-style-name="Index_20_Link"><text:s/>2.2 A Complexidade na economia<text:tab/>14</text:a></text:p>
          <text:p text:style-name="P42"><text:a xlink:type="simple" xlink:href="#__RefHeading___Toc6513_975677452" text:style-name="Index_20_Link" text:visited-style-name="Index_20_Link"><text:s/>2.3 O Conhecimento por Simulação<text:tab/>15</text:a></text:p>
          <text:p text:style-name="P43"><text:a xlink:type="simple" xlink:href="#__RefHeading___Toc11875_1058660758" text:style-name="Index_20_Link" text:visited-style-name="Index_20_Link">2.3.1 O que é simulação<text:tab/>15</text:a></text:p>
          <text:p text:style-name="P43"><text:a xlink:type="simple" xlink:href="#__RefHeading___Toc11877_1058660758" text:style-name="Index_20_Link" text:visited-style-name="Index_20_Link">2.3.2 Simulação no processo de aprendizagem<text:tab/>17</text:a></text:p>
          <text:p text:style-name="P43"><text:a xlink:type="simple" xlink:href="#__RefHeading___Toc11879_1058660758" text:style-name="Index_20_Link" text:visited-style-name="Index_20_Link">2.3.3 Conclusão<text:tab/>19</text:a></text:p>
          <text:p text:style-name="P42"><text:a xlink:type="simple" xlink:href="#__RefHeading___Toc6515_975677452" text:style-name="Index_20_Link" text:visited-style-name="Index_20_Link"><text:s/>2.4 Os Jogos de Economia<text:tab/>19</text:a></text:p>
          <text:p text:style-name="P41"><text:a xlink:type="simple" xlink:href="#__RefHeading___Toc6517_975677452" text:style-name="Index_20_Link" text:visited-style-name="Index_20_Link"><text:s/>3 Diagnóstico<text:tab/>20</text:a></text:p>
          <text:p text:style-name="P42"><text:a xlink:type="simple" xlink:href="#__RefHeading___Toc6519_975677452" text:style-name="Index_20_Link" text:visited-style-name="Index_20_Link"><text:s/>3.1 Contextualização do problema<text:tab/>20</text:a></text:p>
          <text:p text:style-name="P42"><text:a xlink:type="simple" xlink:href="#__RefHeading___Toc6521_975677452" text:style-name="Index_20_Link" text:visited-style-name="Index_20_Link"><text:s/>3.2 Diagnóstico/pesquisa<text:tab/>21</text:a></text:p>
          <text:p text:style-name="P42"><text:a xlink:type="simple" xlink:href="#__RefHeading___Toc6523_975677452" text:style-name="Index_20_Link" text:visited-style-name="Index_20_Link"><text:s/>3.3 Análise dos dados e informações obtidas<text:tab/>21</text:a></text:p>
          <text:p text:style-name="P42"><text:a xlink:type="simple" xlink:href="#__RefHeading___Toc6525_975677452" text:style-name="Index_20_Link" text:visited-style-name="Index_20_Link"><text:s/>3.4 Sumarização do diagnóstico<text:tab/>21</text:a></text:p>
          <text:p text:style-name="P41"><text:a xlink:type="simple" xlink:href="#__RefHeading___Toc6527_975677452" text:style-name="Index_20_Link" text:visited-style-name="Index_20_Link"><text:s/>4 Proposta<text:tab/>22</text:a></text:p>
          <text:p text:style-name="P42"><text:a xlink:type="simple" xlink:href="#__RefHeading___Toc6529_975677452" text:style-name="Index_20_Link" text:visited-style-name="Index_20_Link"><text:s/>4.1 E-Conomy Simulator<text:tab/>22</text:a></text:p>
          <text:p text:style-name="P42"><text:a xlink:type="simple" xlink:href="#__RefHeading___Toc6531_975677452" text:style-name="Index_20_Link" text:visited-style-name="Index_20_Link"><text:s/>4.2 Aplicação<text:tab/>22</text:a></text:p>
          <text:p text:style-name="P42"><text:a xlink:type="simple" xlink:href="#__RefHeading___Toc6533_975677452" text:style-name="Index_20_Link" text:visited-style-name="Index_20_Link"><text:s/>4.3 Resultados<text:tab/>22</text:a></text:p>
          <text:p text:style-name="P41"><text:a xlink:type="simple" xlink:href="#__RefHeading___Toc6535_975677452" text:style-name="Index_20_Link" text:visited-style-name="Index_20_Link"><text:s/>5 Conclusão<text:tab/>23</text:a></text:p>
          <text:p text:style-name="P41"><text:a xlink:type="simple" xlink:href="#__RefHeading___Toc6537_975677452" text:style-name="Index_20_Link" text:visited-style-name="Index_20_Link"><text:s/>6 Referências<text:tab/>24</text:a></text:p>
        </text:index-body>
      </text:table-of-content>
      <text:p text:style-name="P7"/>
      <text:h text:style-name="P47" text:outline-level="1"><text:bookmark-start text:name="__RefHeading___Toc6483_975677452"/>Introdução<text:bookmark-end text:name="__RefHeading___Toc6483_975677452"/></text:h>
      <text:p text:style-name="Text_20_body">Há no mundo dos negócios, uma crescente e desafiante busca pelo entendimento do modelo baseado em uma governança tripolar que implica trocas dinâmicas entre governo, empresas e sociedade civil e um mundo tridimensional onde se consideram meio ambiente, economia e socieda<text:span text:style-name="T2">de </text:span><text:reference-mark-start text:name="ZOTERO_ITEM CSL_CITATION {&quot;citationID&quot;:&quot;UNYHbtz2&quot;,&quot;properties&quot;:{&quot;formattedCitation&quot;:&quot;(VASCONCELOS; JUNIOR; SILVA, 2013)&quot;,&quot;plainCitation&quot;:&quot;(VASCONCELOS; JUNIOR; SILVA, 2013)&quot;,&quot;noteIndex&quot;:0},&quot;citationItems&quot;:[{&quot;id&quot;:&quot;zMdVSnRY/T6QmAYFB&quot;,&quot;uris&quot;:[&quot;http://zotero.org/users/6672718/items/GA2V247S&quot;],&quot;uri&quot;:[&quot;http://zotero.org/users/6672718/items/GA2V247S&quot;],&quot;itemData&quot;:{&quot;id&quot;:1,&quot;type&quot;:&quot;article-magazine&quot;,&quot;container-title&quot;:&quot;Educação Gerencial para Atuação em Ambientes de Negócios Sustentáveis: Desafios e Tendências de uma Escola de Negócios Brasileira&quot;,&quot;ISSN&quot;:&quot;1678-6971&quot;,&quot;issue&quot;:&quot;4&quot;,&quot;language&quot;:&quot;Português BR&quot;,&quot;page&quot;:&quot;45-75&quot;,&quot;title&quot;:&quot;Educação Gerencial para Atuação em Ambientes de Negócios Sustentáveis: Desafios e Tendências de uma Escola de Negócios Brasileira&quot;,&quot;title-short&quot;:&quot;educação gerencial para atuação em ambientes de negócios sustentáveis&quot;,&quot;volume&quot;:&quot;14&quot;,&quot;author&quot;:[{&quot;family&quot;:&quot;Vasconcelos&quot;,&quot;given&quot;:&quot;Kátia Cyrlene de Araujo&quot;},{&quot;family&quot;:&quot;Junior&quot;,&quot;given&quot;:&quot;Annor da Silva&quot;},{&quot;family&quot;:&quot;Silva&quot;,&quot;given&quot;:&quot;Priscilla de Oliveira Martins&quot;}],&quot;issued&quot;:{&quot;date-parts&quot;:[[&quot;2013&quot;,8]]}}}],&quot;schema&quot;:&quot;https://github.com/citation-style-language/schema/raw/master/csl-citation.json&quot;} RNDa28yYRt0mr"/><text:span text:style-name="T2">(VASCONCELOS; JUNIOR; SILVA, 2013)</text:span><text:reference-mark-end text:name="ZOTERO_ITEM CSL_CITATION {&quot;citationID&quot;:&quot;UNYHbtz2&quot;,&quot;properties&quot;:{&quot;formattedCitation&quot;:&quot;(VASCONCELOS; JUNIOR; SILVA, 2013)&quot;,&quot;plainCitation&quot;:&quot;(VASCONCELOS; JUNIOR; SILVA, 2013)&quot;,&quot;noteIndex&quot;:0},&quot;citationItems&quot;:[{&quot;id&quot;:&quot;zMdVSnRY/T6QmAYFB&quot;,&quot;uris&quot;:[&quot;http://zotero.org/users/6672718/items/GA2V247S&quot;],&quot;uri&quot;:[&quot;http://zotero.org/users/6672718/items/GA2V247S&quot;],&quot;itemData&quot;:{&quot;id&quot;:1,&quot;type&quot;:&quot;article-magazine&quot;,&quot;container-title&quot;:&quot;Educação Gerencial para Atuação em Ambientes de Negócios Sustentáveis: Desafios e Tendências de uma Escola de Negócios Brasileira&quot;,&quot;ISSN&quot;:&quot;1678-6971&quot;,&quot;issue&quot;:&quot;4&quot;,&quot;language&quot;:&quot;Português BR&quot;,&quot;page&quot;:&quot;45-75&quot;,&quot;title&quot;:&quot;Educação Gerencial para Atuação em Ambientes de Negócios Sustentáveis: Desafios e Tendências de uma Escola de Negócios Brasileira&quot;,&quot;title-short&quot;:&quot;educação gerencial para atuação em ambientes de negócios sustentáveis&quot;,&quot;volume&quot;:&quot;14&quot;,&quot;author&quot;:[{&quot;family&quot;:&quot;Vasconcelos&quot;,&quot;given&quot;:&quot;Kátia Cyrlene de Araujo&quot;},{&quot;family&quot;:&quot;Junior&quot;,&quot;given&quot;:&quot;Annor da Silva&quot;},{&quot;family&quot;:&quot;Silva&quot;,&quot;given&quot;:&quot;Priscilla de Oliveira Martins&quot;}],&quot;issued&quot;:{&quot;date-parts&quot;:[[&quot;2013&quot;,8]]}}}],&quot;schema&quot;:&quot;https://github.com/citation-style-language/schema/raw/master/csl-citation.json&quot;} RNDa28yYRt0mr"/>.</text:p>
      <text:p text:style-name="Text_20_body">As disciplinas lecionadas escola de negócios estão presentes em diversos cursos cujo o objetivo é empreender ou lidar com empreendimento. O sucesso do gestor de uma empresa depende de uma compreensão das decisões do governo, pois em meio a governança tripolar<text:note text:id="ftn1" text:note-class="footnote"><text:note-citation>1</text:note-citation><text:note-body><text:p text:style-name="Footnote"><text:s/>Governo, empresas e sociedade civil.</text:p></text:note-body></text:note>, o governo se apresenta como o gestor público dos recursos do estado.</text:p>
      <text:p text:style-name="Text_20_body">Com o poder de tomar decisões macroeconômicas, afetando também a microeconomia, o impacto do governo no mundo dos negócios pode ser muito grande, sendo assim é necessária a compreensão e antecipação de possíveis resultados.</text:p>
      <text:p text:style-name="Text_20_body">O governo, as empresas e a sociedade civil são agentes atuantes na economia em suas respectivas posições e as medidas econômicas de gestão pública podem ser mais ou menos impactantes a eles, não importando se a esfera é municipal, estadual ou federal. Por esse motivo é importante novas formas de compreensão dos impactos que as decisões do governo causam. </text:p>
      <text:p text:style-name="Text_20_body">Um dos pilares da compreensão macroeconômica é o modelo IS-LM, que descreve a formalização matemática modernizada de <text:span text:style-name="T3">A Teoria Geral do Emprego, do Juro e da Moeda </text:span>de John Maynard Keynes, estruturando um ponto central entre as combinações de renda e taxas de juros nos mercados de bens e no mercado monetário, além de suas possíveis flutuações causadas por diversos fatores, incluindo aumento nos gastos governamentais. O estudo do modelo IS-LM é complexo para a maioria dos alunos que se deparam com ele, pois são estudados dois mercados, o de bens e serviços e o mercado monetário, bem como suas relações descritas por duas variáveis: taxas de juros e taxa de renda. Mesmo que sendo apenas duas variáveis, há necessidade, nesse caso, de uma aproximação do modelo apresentado ao aluno juntamente com aplicações práticas em um contexto global, ou como no popular “<text:span text:style-name="T3">o professor precisa demonstrar inicialmente como tudo se encaixa ao final” </text:span><text:reference-mark-start text:name="ZOTERO_ITEM CSL_CITATION {&quot;citationID&quot;:&quot;DaUxKt3p&quot;,&quot;properties&quot;:{&quot;formattedCitation&quot;:&quot;(DORNBUSCH; FISCHER; STARTZ, 2013)&quot;,&quot;plainCitation&quot;:&quot;(DORNBUSCH; FISCHER; STARTZ, 2013)&quot;,&quot;dontUpdate&quot;:true,&quot;noteIndex&quot;:0},&quot;citationItems&quot;:[{&quot;id&quot;:&quot;zMdVSnRY/ah4nH3Dx&quot;,&quot;uris&quot;:[&quot;http://zotero.org/users/6672718/items/89XNZRZ9&quot;],&quot;uri&quot;:[&quot;http://zotero.org/users/6672718/items/89XNZRZ9&quot;],&quot;itemData&quot;:{&quot;id&quot;:2,&quot;type&quot;:&quot;book&quot;,&quot;abstract&quot;:&quot;Macroeconomia&quot;,&quot;edition&quot;:&quot;11&quot;,&quot;event-place&quot;:&quot;Porto Alegre&quot;,&quot;ISBN&quot;:&quot;978-85-8055-184-6&quot;,&quot;language&quot;:&quot;Português BR&quot;,&quot;publisher&quot;:&quot;AMGH Editora Ltda&quot;,&quot;publisher-place&quot;:&quot;Porto Alegre&quot;,&quot;title&quot;:&quot;Macroeconomia&quot;,&quot;author&quot;:[{&quot;family&quot;:&quot;Dornbusch&quot;,&quot;given&quot;:&quot;Rudiger&quot;},{&quot;family&quot;:&quot;Fischer&quot;,&quot;given&quot;:&quot;Stanley&quot;},{&quot;family&quot;:&quot;Startz&quot;,&quot;given&quot;:&quot;Richard&quot;}],&quot;issued&quot;:{&quot;date-parts&quot;:[[&quot;2013&quot;]]}}}],&quot;schema&quot;:&quot;https://github.com/citation-style-language/schema/raw/master/csl-citation.json&quot;} RNDevrEFay1tG"/><text:span text:style-name="T6">(DORNBUSCH; FISCHER; STARTZ, 2013).</text:span><text:reference-mark-end text:name="ZOTERO_ITEM CSL_CITATION {&quot;citationID&quot;:&quot;DaUxKt3p&quot;,&quot;properties&quot;:{&quot;formattedCitation&quot;:&quot;(DORNBUSCH; FISCHER; STARTZ, 2013)&quot;,&quot;plainCitation&quot;:&quot;(DORNBUSCH; FISCHER; STARTZ, 2013)&quot;,&quot;dontUpdate&quot;:true,&quot;noteIndex&quot;:0},&quot;citationItems&quot;:[{&quot;id&quot;:&quot;zMdVSnRY/ah4nH3Dx&quot;,&quot;uris&quot;:[&quot;http://zotero.org/users/6672718/items/89XNZRZ9&quot;],&quot;uri&quot;:[&quot;http://zotero.org/users/6672718/items/89XNZRZ9&quot;],&quot;itemData&quot;:{&quot;id&quot;:2,&quot;type&quot;:&quot;book&quot;,&quot;abstract&quot;:&quot;Macroeconomia&quot;,&quot;edition&quot;:&quot;11&quot;,&quot;event-place&quot;:&quot;Porto Alegre&quot;,&quot;ISBN&quot;:&quot;978-85-8055-184-6&quot;,&quot;language&quot;:&quot;Português BR&quot;,&quot;publisher&quot;:&quot;AMGH Editora Ltda&quot;,&quot;publisher-place&quot;:&quot;Porto Alegre&quot;,&quot;title&quot;:&quot;Macroeconomia&quot;,&quot;author&quot;:[{&quot;family&quot;:&quot;Dornbusch&quot;,&quot;given&quot;:&quot;Rudiger&quot;},{&quot;family&quot;:&quot;Fischer&quot;,&quot;given&quot;:&quot;Stanley&quot;},{&quot;family&quot;:&quot;Startz&quot;,&quot;given&quot;:&quot;Richard&quot;}],&quot;issued&quot;:{&quot;date-parts&quot;:[[&quot;2013&quot;]]}}}],&quot;schema&quot;:&quot;https://github.com/citation-style-language/schema/raw/master/csl-citation.json&quot;} RNDevrEFay1tG"/></text:p>
      <text:p text:style-name="P21"><text:soft-page-break/>Sendo assim, um cenário construído com apenas duas variáveis já se torna complexo o suficiente para a compreensão de sua totalidade por parte do aluno. Nesse ponto o modelo de texto expositivo-explicativo possui uma limitação.</text:p>
      <text:p text:style-name="Text_20_body">Propostas para simplificar o estudo da economia para gestão pública e negócios tornam-se evidentes quando analisado o distanciamento que há entre a economia teórica e sua aplicabilidade. </text:p>
      <text:p text:style-name="Text_20_body">Pelas disciplinas de <text:span text:style-name="T20">economia</text:span> nas escolas de negócios estarem fortemente ligadas ao mundo real, é justificada a criação de metodologias de <text:span text:style-name="T20">ensino </text:span>que propõe ao aluno a prática, vivenciando o risco de falhar nas decisões tomadas em um cenário proposto. Isso reforça o aprendizado teórico do aluno.</text:p>
      <text:p text:style-name="P40">As escolas de negócios já utiliza os jogos empresariais (ou Jogos de Negócios – Business Game) no processo ensino-aprendizagem. Jogo de Empresas é uma simulação de um ambiente empresarial, onde os participantes atuam como executivos de uma empresa, avaliando e analisando cenários hipotéticos de negócios e as possíveis consequências decorrentes das decisões adotadas <text:reference-mark-start text:name="ZOTERO_ITEM CSL_CITATION {&quot;citationID&quot;:&quot;XGfejaYq&quot;,&quot;properties&quot;:{&quot;formattedCitation&quot;:&quot;(FILHO; PESS\\uc0\\u212{}A, 2000, p. 2)&quot;,&quot;plainCitation&quot;:&quot;(FILHO; PESSÔA, 2000, p. 2)&quot;,&quot;noteIndex&quot;:0},&quot;citationItems&quot;:[{&quot;id&quot;:15,&quot;uris&quot;:[&quot;http://zotero.org/groups/2517093/items/A47HYRMP&quot;],&quot;uri&quot;:[&quot;http://zotero.org/groups/2517093/items/A47HYRMP&quot;],&quot;itemData&quot;:{&quot;id&quot;:15,&quot;type&quot;:&quot;thesis&quot;,&quot;event-place&quot;:&quot;São Bernardo do Campo – SP&quot;,&quot;genre&quot;:&quot;Dissertação de mestrado&quot;,&quot;publisher&quot;:&quot;UNIP - Universidade Paulista&quot;,&quot;publisher-place&quot;:&quot;São Bernardo do Campo – SP&quot;,&quot;source&quot;:&quot;Google Scholar&quot;,&quot;title&quot;:&quot;Jogos de empresas: uma estratégia para o ensino de gestão e tomada de decisão. São Paulo. 175 p. Universidade Paulista&quot;,&quot;title-short&quot;:&quot;Jogos de empresas&quot;,&quot;URL&quot;:&quot;https://www.academia.edu/3721720/JOGOS_DE_EMPRESAS_UMA_ESTRAT%C3%89GIA_PARA_O_ENSINO_DE_GEST%C3%83O_E_TOMADA_DE_DECIS%C3%83O&quot;,&quot;author&quot;:[{&quot;family&quot;:&quot;Filho&quot;,&quot;given&quot;:&quot;Paulo Albuquerque Marques&quot;},{&quot;family&quot;:&quot;Pessôa&quot;,&quot;given&quot;:&quot;Marcelo Schneck de Paula&quot;}],&quot;accessed&quot;:{&quot;date-parts&quot;:[[&quot;2020&quot;,6,10]]},&quot;issued&quot;:{&quot;date-parts&quot;:[[&quot;2000&quot;]]}},&quot;locator&quot;:&quot;2&quot;}],&quot;schema&quot;:&quot;https://github.com/citation-style-language/schema/raw/master/csl-citation.json&quot;} RNDh2goWq1b82"/><text:span text:style-name="T88">(FILHO; PESSÔA, 2000, p. 2)</text:span><text:reference-mark-end text:name="ZOTERO_ITEM CSL_CITATION {&quot;citationID&quot;:&quot;XGfejaYq&quot;,&quot;properties&quot;:{&quot;formattedCitation&quot;:&quot;(FILHO; PESS\\uc0\\u212{}A, 2000, p. 2)&quot;,&quot;plainCitation&quot;:&quot;(FILHO; PESSÔA, 2000, p. 2)&quot;,&quot;noteIndex&quot;:0},&quot;citationItems&quot;:[{&quot;id&quot;:15,&quot;uris&quot;:[&quot;http://zotero.org/groups/2517093/items/A47HYRMP&quot;],&quot;uri&quot;:[&quot;http://zotero.org/groups/2517093/items/A47HYRMP&quot;],&quot;itemData&quot;:{&quot;id&quot;:15,&quot;type&quot;:&quot;thesis&quot;,&quot;event-place&quot;:&quot;São Bernardo do Campo – SP&quot;,&quot;genre&quot;:&quot;Dissertação de mestrado&quot;,&quot;publisher&quot;:&quot;UNIP - Universidade Paulista&quot;,&quot;publisher-place&quot;:&quot;São Bernardo do Campo – SP&quot;,&quot;source&quot;:&quot;Google Scholar&quot;,&quot;title&quot;:&quot;Jogos de empresas: uma estratégia para o ensino de gestão e tomada de decisão. São Paulo. 175 p. Universidade Paulista&quot;,&quot;title-short&quot;:&quot;Jogos de empresas&quot;,&quot;URL&quot;:&quot;https://www.academia.edu/3721720/JOGOS_DE_EMPRESAS_UMA_ESTRAT%C3%89GIA_PARA_O_ENSINO_DE_GEST%C3%83O_E_TOMADA_DE_DECIS%C3%83O&quot;,&quot;author&quot;:[{&quot;family&quot;:&quot;Filho&quot;,&quot;given&quot;:&quot;Paulo Albuquerque Marques&quot;},{&quot;family&quot;:&quot;Pessôa&quot;,&quot;given&quot;:&quot;Marcelo Schneck de Paula&quot;}],&quot;accessed&quot;:{&quot;date-parts&quot;:[[&quot;2020&quot;,6,10]]},&quot;issued&quot;:{&quot;date-parts&quot;:[[&quot;2000&quot;]]}},&quot;locator&quot;:&quot;2&quot;}],&quot;schema&quot;:&quot;https://github.com/citation-style-language/schema/raw/master/csl-citation.json&quot;} RNDh2goWq1b82"/>. </text:p>
      <text:p text:style-name="Text_20_body"><text:span text:style-name="T93">Os avanços tecnológicos atuais incentivaram a criação dos jogos empresariais em modelos de simulação computacional, que são atrativos para jovens e adultos devido à popularidade de jogos eletrônicos. Apesar de modelos semelhantes jogos empresariais já serem utilizados a muito tempo na educação acadêmica, simulações estratégicas, estudo de caso, etc. Segundo </text:span><text:reference-mark-start text:name="ZOTERO_ITEM CSL_CITATION {&quot;citationID&quot;:&quot;jy8G5iEr&quot;,&quot;properties&quot;:{&quot;formattedCitation&quot;:&quot;(MAJER; DUDUCHI, 2015, p. 35)&quot;,&quot;plainCitation&quot;:&quot;(MAJER; DUDUCHI, 2015, p. 35)&quot;,&quot;dontUpdate&quot;:true,&quot;noteIndex&quot;:0},&quot;citationItems&quot;:[{&quot;id&quot;:11,&quot;uris&quot;:[&quot;http://zotero.org/groups/2517093/items/6AP4RDZB&quot;],&quot;uri&quot;:[&quot;http://zotero.org/groups/2517093/items/6AP4RDZB&quot;],&quot;itemData&quot;:{&quot;id&quot;:1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5&quot;}],&quot;schema&quot;:&quot;https://github.com/citation-style-language/schema/raw/master/csl-citation.json&quot;} RNDsNMpFwmfBG"/><text:span text:style-name="T93">(MAJER; DUDUCHI, 2015, p. 33)</text:span><text:reference-mark-end text:name="ZOTERO_ITEM CSL_CITATION {&quot;citationID&quot;:&quot;jy8G5iEr&quot;,&quot;properties&quot;:{&quot;formattedCitation&quot;:&quot;(MAJER; DUDUCHI, 2015, p. 35)&quot;,&quot;plainCitation&quot;:&quot;(MAJER; DUDUCHI, 2015, p. 35)&quot;,&quot;dontUpdate&quot;:true,&quot;noteIndex&quot;:0},&quot;citationItems&quot;:[{&quot;id&quot;:11,&quot;uris&quot;:[&quot;http://zotero.org/groups/2517093/items/6AP4RDZB&quot;],&quot;uri&quot;:[&quot;http://zotero.org/groups/2517093/items/6AP4RDZB&quot;],&quot;itemData&quot;:{&quot;id&quot;:1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5&quot;}],&quot;schema&quot;:&quot;https://github.com/citation-style-language/schema/raw/master/csl-citation.json&quot;} RNDsNMpFwmfBG"/><text:span text:style-name="T93"> são encontrados exemplos de aplicações estratégicas de simulações desde a obra “Arte da Guerra” de Sun Tzu, demonstrando a relação entre estratégias na tomada de decisão e as simulações. Além disso, a explosão tecnológica fornece diversas ferramentas para melhorar a experiência dos alunos utilizando simulação, até mesmo usando a internet como forma de interação. </text:span></text:p>
      <text:p text:style-name="Text_20_body"><text:reference-mark-start text:name="ZOTERO_ITEM CSL_CITATION {&quot;citationID&quot;:&quot;M1rJdEyT&quot;,&quot;properties&quot;:{&quot;formattedCitation&quot;:&quot;(MAJER; DUDUCHI, 2015, p. 23)&quot;,&quot;plainCitation&quot;:&quot;(MAJER; DUDUCHI, 2015, p. 23)&quot;,&quot;noteIndex&quot;:0},&quot;citationItems&quot;:[{&quot;id&quot;:11,&quot;uris&quot;:[&quot;http://zotero.org/groups/2517093/items/6AP4RDZB&quot;],&quot;uri&quot;:[&quot;http://zotero.org/groups/2517093/items/6AP4RDZB&quot;],&quot;itemData&quot;:{&quot;id&quot;:1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23&quot;}],&quot;schema&quot;:&quot;https://github.com/citation-style-language/schema/raw/master/csl-citation.json&quot;} RNDos4CGjGIlS"/><text:span text:style-name="T93">(MAJER; DUDUCHI, 2015, p. 23)</text:span><text:reference-mark-end text:name="ZOTERO_ITEM CSL_CITATION {&quot;citationID&quot;:&quot;M1rJdEyT&quot;,&quot;properties&quot;:{&quot;formattedCitation&quot;:&quot;(MAJER; DUDUCHI, 2015, p. 23)&quot;,&quot;plainCitation&quot;:&quot;(MAJER; DUDUCHI, 2015, p. 23)&quot;,&quot;noteIndex&quot;:0},&quot;citationItems&quot;:[{&quot;id&quot;:11,&quot;uris&quot;:[&quot;http://zotero.org/groups/2517093/items/6AP4RDZB&quot;],&quot;uri&quot;:[&quot;http://zotero.org/groups/2517093/items/6AP4RDZB&quot;],&quot;itemData&quot;:{&quot;id&quot;:1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23&quot;}],&quot;schema&quot;:&quot;https://github.com/citation-style-language/schema/raw/master/csl-citation.json&quot;} RNDos4CGjGIlS"/><text:span text:style-name="T93"> fazem uma análise da utilização de simuladores ao longo do tempo, dentre eles citam o trabalho de </text:span><text:span text:style-name="T78">Bernard </text:span><text:reference-mark-start text:name="ZOTERO_ITEM CSL_CITATION {&quot;citationID&quot;:&quot;jAblzTgq&quot;,&quot;properties&quot;:{&quot;formattedCitation&quot;:&quot;(2006, apud MAJER; DUDUCHI, 2015, p. 33)&quot;,&quot;plainCitation&quot;:&quot;(2006, apud MAJER; DUDUCHI, 2015, p. 33)&quot;,&quot;dontUpdate&quot;:true,&quot;noteIndex&quot;:0},&quot;citationItems&quot;:[{&quot;id&quot;:11,&quot;uris&quot;:[&quot;http://zotero.org/groups/2517093/items/6AP4RDZB&quot;],&quot;uri&quot;:[&quot;http://zotero.org/groups/2517093/items/6AP4RDZB&quot;],&quot;itemData&quot;:{&quot;id&quot;:1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3&quot;,&quot;prefix&quot;:&quot;2006, apud&quot;}],&quot;schema&quot;:&quot;https://github.com/citation-style-language/schema/raw/master/csl-citation.json&quot;} RNDzNWR6E5pJZ"/><text:span text:style-name="T78">(2006, apud MAJER; DUDUCHI, 2015, p. 35)</text:span><text:reference-mark-end text:name="ZOTERO_ITEM CSL_CITATION {&quot;citationID&quot;:&quot;jAblzTgq&quot;,&quot;properties&quot;:{&quot;formattedCitation&quot;:&quot;(2006, apud MAJER; DUDUCHI, 2015, p. 33)&quot;,&quot;plainCitation&quot;:&quot;(2006, apud MAJER; DUDUCHI, 2015, p. 33)&quot;,&quot;dontUpdate&quot;:true,&quot;noteIndex&quot;:0},&quot;citationItems&quot;:[{&quot;id&quot;:11,&quot;uris&quot;:[&quot;http://zotero.org/groups/2517093/items/6AP4RDZB&quot;],&quot;uri&quot;:[&quot;http://zotero.org/groups/2517093/items/6AP4RDZB&quot;],&quot;itemData&quot;:{&quot;id&quot;:1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3&quot;,&quot;prefix&quot;:&quot;2006, apud&quot;}],&quot;schema&quot;:&quot;https://github.com/citation-style-language/schema/raw/master/csl-citation.json&quot;} RNDzNWR6E5pJZ"/><text:span text:style-name="T93">, que diz ser o Top Management Decision Game da American Management Association o primeiro jogo de empresas. Sendo desenvolvido em 1956, tendo logo em seguida o lançamento de um segundo jogo, chamado de Business Management Game, criado pela empresa McKinsey &amp; Company. </text:span></text:p>
      <text:p text:style-name="Text_20_body"><text:soft-page-break/><text:span text:style-name="T93">O interesse das corporações nos jogos de empresas cresceu, levando a criação de diversas organizações voltadas para o desenvolvimento deles em diversos países, tais como, segundo </text:span><text:reference-mark-start text:name="ZOTERO_ITEM CSL_CITATION {&quot;citationID&quot;:&quot;kQzahhQ5&quot;,&quot;properties&quot;:{&quot;formattedCitation&quot;:&quot;(Faria et al (2009, apud MAJER; DUDUCHI, 2015, p. 35)&quot;,&quot;plainCitation&quot;:&quot;(Faria et al (2009, apud MAJER; DUDUCHI, 2015, p. 35)&quot;,&quot;dontUpdate&quot;:true,&quot;noteIndex&quot;:0},&quot;citationItems&quot;:[{&quot;id&quot;:11,&quot;uris&quot;:[&quot;http://zotero.org/groups/2517093/items/6AP4RDZB&quot;],&quot;uri&quot;:[&quot;http://zotero.org/groups/2517093/items/6AP4RDZB&quot;],&quot;itemData&quot;:{&quot;id&quot;:1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5&quot;,&quot;prefix&quot;:&quot;Faria et al (2009, apud&quot;}],&quot;schema&quot;:&quot;https://github.com/citation-style-language/schema/raw/master/csl-citation.json&quot;} RND8zo8RUUPLt"/><text:span text:style-name="T93">Faria et al (2009, apud MAJER; DUDUCHI, 2015, p. 35):</text:span><text:reference-mark-end text:name="ZOTERO_ITEM CSL_CITATION {&quot;citationID&quot;:&quot;kQzahhQ5&quot;,&quot;properties&quot;:{&quot;formattedCitation&quot;:&quot;(Faria et al (2009, apud MAJER; DUDUCHI, 2015, p. 35)&quot;,&quot;plainCitation&quot;:&quot;(Faria et al (2009, apud MAJER; DUDUCHI, 2015, p. 35)&quot;,&quot;dontUpdate&quot;:true,&quot;noteIndex&quot;:0},&quot;citationItems&quot;:[{&quot;id&quot;:11,&quot;uris&quot;:[&quot;http://zotero.org/groups/2517093/items/6AP4RDZB&quot;],&quot;uri&quot;:[&quot;http://zotero.org/groups/2517093/items/6AP4RDZB&quot;],&quot;itemData&quot;:{&quot;id&quot;:1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5&quot;,&quot;prefix&quot;:&quot;Faria et al (2009, apud&quot;}],&quot;schema&quot;:&quot;https://github.com/citation-style-language/schema/raw/master/csl-citation.json&quot;} RND8zo8RUUPLt"/></text:p>
      <text:list xml:id="list4220667964" text:style-name="L1">
        <text:list-item>
          <text:p text:style-name="P50">NASAGA (North American Simulation and Gaming Association), ISAGA (International Simulation and Gaming Association);</text:p>
        </text:list-item>
        <text:list-item>
          <text:p text:style-name="P50">SAGSET (Society for the Advancement of Games and Simulations in Education and Training); </text:p>
        </text:list-item>
        <text:list-item>
          <text:p text:style-name="P50">ABSEL (Association for Business Simulation and Experiential Learning), JASAG (Japanese Association for Simulation and Gaming); </text:p>
        </text:list-item>
        <text:list-item>
          <text:p text:style-name="P50">SAGSAGA (Swiss, Austrian and German Simulation and Gaming); </text:p>
        </text:list-item>
        <text:list-item>
          <text:p text:style-name="P50">SAGANET (Simulation and Gaming Association); </text:p>
        </text:list-item>
        <text:list-item>
          <text:p text:style-name="P50">SSAGSg (Society of Simulation and Gaming of Singapore); </text:p>
        </text:list-item>
        <text:list-item>
          <text:p text:style-name="P50">ECGBL (European Conference of Games Based Learning); </text:p>
        </text:list-item>
        <text:list-item>
          <text:p text:style-name="P50">INDSAGA (Indian Simulation and Gaming Association); </text:p>
        </text:list-item>
        <text:list-item>
          <text:p text:style-name="P50">ThaiSim (Thai Association for Simulation and Gaming). </text:p>
          <text:p text:style-name="P50"/>
        </text:list-item>
      </text:list>
      <text:p text:style-name="Text_20_body">E seguindo essa tendência, o presente trabalho foi elaborado, <text:span text:style-name="T92">ao utilizar um simulador/jogo para ser disponibilizado para pessoas interessadas a testar o conhecimento adquirido sobre políticas econômicas. </text:span></text:p>
      <text:list xml:id="list165141021427713" text:continue-numbering="true" text:style-name="L1">
        <text:list-header>
          <text:p text:style-name="P59"/>
        </text:list-header>
      </text:list>
      <text:h text:style-name="P48" text:outline-level="2"><text:bookmark-start text:name="__RefHeading___Toc6485_975677452"/>Tema<text:bookmark-end text:name="__RefHeading___Toc6485_975677452"/></text:h>
      <text:p text:style-name="P10">Simuladores no auxílio do processo de aprendizagem sobre políticas econômicas.</text:p>
      <text:p text:style-name="P10"/>
      <text:h text:style-name="Heading_20_2" text:outline-level="2"><text:bookmark-start text:name="__RefHeading___Toc6487_975677452"/>Problema social<text:bookmark-end text:name="__RefHeading___Toc6487_975677452"/></text:h>
      <text:p text:style-name="Text_20_body">Dificuldade no processo de aprendizagem sobre políticas econômicas disciplinas de negócios.</text:p>
      <text:p text:style-name="Text_20_body">A função do estado relacionado à economia sempre compôs um dos assuntos mais debatidos em disciplinas de negócios. O estado é a maior organização do Brasil e possui uma atuação direta e importante no controle da economia do país. Muitas vezes descrita como “máquina pública”, depende de várias variáveis para funcionar, o que aumenta a complexidade na compreensão de seus processos. </text:p>
      <text:p text:style-name="Text_20_body"><text:soft-page-break/></text:p>
      <text:h text:style-name="Heading_20_2" text:outline-level="2"><text:bookmark-start text:name="__RefHeading___Toc6489_975677452"/>Problema científico<text:bookmark-end text:name="__RefHeading___Toc6489_975677452"/></text:h>
      <text:p text:style-name="Text_20_body">O tópico de <text:span text:style-name="T15">políticas econômicos</text:span> é de grande importância no momento atual do Brasil, sendo necessário que haja um foco maior, facilitando o processo de aprendizagem para os alunos dessa matéria, reduzindo a complexidade nos estudos. </text:p>
      <text:p text:style-name="Text_20_body">A partir das adversidades descritas anteriormente, uma possível proposta pode ser identificada respondendo a seguinte pergunta: <text:span text:style-name="T16">c</text:span><text:span text:style-name="T75">omo podemos facilitar o processo de aprendizagem sobre políticas econômicas nas disciplinas de negócios?</text:span></text:p>
      <text:p text:style-name="P11">A proposta poderá ser utilizada por alunos ou pessoas que queiram entender do assunto, facilitando seu aprendizado.</text:p>
      <text:p text:style-name="P11"/>
      <text:h text:style-name="Heading_20_2" text:outline-level="2"><text:bookmark-start text:name="__RefHeading___Toc6491_975677452"/>Hipótese<text:bookmark-end text:name="__RefHeading___Toc6491_975677452"/></text:h>
      <text:p text:style-name="Text_20_body">O desenvolvimento de um simulador <text:span text:style-name="T15">de políticas econômicas</text:span> voltado para as disciplinas de negócios, trará ao aluno uma forma de testar o que se aprende em sala de aula e observar as reações causadas ao efetuar alterações em um cenário <text:s/>fictício, facilitando assim, o processo de aprendizagem sobre políticas econômicas nas disciplinas de negócio.</text:p>
      <text:p text:style-name="Text_20_body"/>
      <text:h text:style-name="Heading_20_2" text:outline-level="2"><text:bookmark-start text:name="__RefHeading___Toc6493_975677452"/>Variável independente<text:bookmark-end text:name="__RefHeading___Toc6493_975677452"/></text:h>
      <text:p text:style-name="P12">O desenvolvimento de um simulador <text:span text:style-name="T15">de políticas econômicas.</text:span></text:p>
      <text:p text:style-name="P16"/>
      <text:h text:style-name="Heading_20_2" text:outline-level="2"><text:bookmark-start text:name="__RefHeading___Toc6495_975677452"/><text:span text:style-name="T15">V</text:span><text:span text:style-name="T14">ariável </text:span><text:span text:style-name="T17">dependente</text:span><text:bookmark-end text:name="__RefHeading___Toc6495_975677452"/></text:h>
      <text:p text:style-name="P17">Facilitação do processo de aprendizagem sobre políticas econômicas nas disciplinas de negócio.</text:p>
      <text:p text:style-name="P17"/>
      <text:h text:style-name="Heading_20_2" text:outline-level="2"><text:bookmark-start text:name="__RefHeading___Toc6497_975677452"/><text:span text:style-name="T17">O</text:span><text:span text:style-name="T14">bjetivo geral</text:span><text:bookmark-end text:name="__RefHeading___Toc6497_975677452"/></text:h>
      <text:p text:style-name="P15">Facilitar o processo de aprendizagem sobre políticas econômicas nas disciplinas de negócios.</text:p>
      <text:p text:style-name="P15"/>
      <text:h text:style-name="Heading_20_3" text:outline-level="3"><text:bookmark-start text:name="__RefHeading___Toc6499_975677452"/>Objetivos específicos<text:bookmark-end text:name="__RefHeading___Toc6499_975677452"/></text:h>
      <text:list xml:id="list2524477767" text:style-name="L2">
        <text:list-item>
          <text:p text:style-name="P51">Definir os conceitos a serem simulados;</text:p>
        </text:list-item>
        <text:list-item>
          <text:p text:style-name="P51">Implementar um simulador de políticas econômicas;</text:p>
        </text:list-item>
        <text:list-item>
          <text:p text:style-name="P51"><text:soft-page-break/>Aplicar a solução em um grupo de alunos interessados;</text:p>
        </text:list-item>
        <text:list-item>
          <text:p text:style-name="P51">Analisar o impacto do simulador no processo de aprendizagem de políticas econômicas.</text:p>
          <text:p text:style-name="P60"/>
        </text:list-item>
      </text:list>
      <text:h text:style-name="Heading_20_2" text:outline-level="2"><text:bookmark-start text:name="__RefHeading___Toc11873_1058660758"/>Justificativa e relevância<text:span text:style-name="T76"> </text:span><text:bookmark-end text:name="__RefHeading___Toc11873_1058660758"/></text:h>
      <text:p text:style-name="Text_20_body"><text:span text:style-name="T76">A proposta desse trabalho é </text:span><text:span text:style-name="T79">o desenvolvimento </text:span><text:span text:style-name="T21">de um jogo/</text:span><text:span text:style-name="T76">simula</text:span><text:span text:style-name="T21">dor</text:span><text:span text:style-name="T76"> </text:span><text:span text:style-name="T21">econômico para o auxílio nas disciplinas de negócios.</text:span><text:span text:style-name="T76"> </text:span><text:span text:style-name="T21">A</text:span><text:span text:style-name="T79"> </text:span><text:span text:style-name="T21">ideia é</text:span><text:span text:style-name="T76"> propor </text:span><text:span text:style-name="T21">uma plataforma para que o aluno coloque em prática o conhecimento adquirido em sala de aula, facilitando assim a assimilação do conhecimento</text:span><text:span text:style-name="T76">. </text:span><text:reference-mark-start text:name="ZOTERO_ITEM CSL_CITATION {&quot;citationID&quot;:&quot;3sTFDbg7&quot;,&quot;properties&quot;:{&quot;formattedCitation&quot;:&quot;(LEVY, 2004, p. 122)&quot;,&quot;plainCitation&quot;:&quot;(LEVY, 2004, p. 122)&quot;,&quot;noteIndex&quot;:0},&quot;citationItems&quot;:[{&quot;id&quot;:9,&quot;uris&quot;:[&quot;http://zotero.org/groups/2517093/items/64AQXFJB&quot;],&quot;uri&quot;:[&quot;http://zotero.org/groups/2517093/items/64AQXFJB&quot;],&quot;itemData&quot;:{&quot;id&quot;:9,&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2004&quot;]]}},&quot;locator&quot;:&quot;122&quot;}],&quot;schema&quot;:&quot;https://github.com/citation-style-language/schema/raw/master/csl-citation.json&quot;} RNDF1t0bZeSdn"/><text:span text:style-name="T76">(LEVY, 2004, p. 122)</text:span><text:reference-mark-end text:name="ZOTERO_ITEM CSL_CITATION {&quot;citationID&quot;:&quot;3sTFDbg7&quot;,&quot;properties&quot;:{&quot;formattedCitation&quot;:&quot;(LEVY, 2004, p. 122)&quot;,&quot;plainCitation&quot;:&quot;(LEVY, 2004, p. 122)&quot;,&quot;noteIndex&quot;:0},&quot;citationItems&quot;:[{&quot;id&quot;:9,&quot;uris&quot;:[&quot;http://zotero.org/groups/2517093/items/64AQXFJB&quot;],&quot;uri&quot;:[&quot;http://zotero.org/groups/2517093/items/64AQXFJB&quot;],&quot;itemData&quot;:{&quot;id&quot;:9,&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2004&quot;]]}},&quot;locator&quot;:&quot;122&quot;}],&quot;schema&quot;:&quot;https://github.com/citation-style-language/schema/raw/master/csl-citation.json&quot;} RNDF1t0bZeSdn"/><text:span text:style-name="T76"> diz que:</text:span></text:p>
      <text:p text:style-name="Quotations">“A manipulação dos parâmetros e a simulação de todas as circunstâncias possíveis dão ao usuário do programa uma espécie de intuição sobre as relações de causa e efeito presentes no modelo. Ele adquire um conhecimento por simulação que não se assemelha nem a um conhecimento teórico, nem a uma experiência prática, nem ao acúmulo de uma tradição oral. Sendo o modelo fiel a realidade, a abstração intuitiva fará com que o aluno acumule conhecimento apenas com o simples envolvimento ao sistema de simulação”.</text:p>
      <text:p text:style-name="Text_20_body">A necessidade do desenvolvimento de métodos com objetivo de aproximar o aluno da aprendizagem em economia fica evidente quando a ciência econômica se distancia da realidade em que é aplicada utilizando-se de simplificações de um todo complexo. Por meio da simplificação de modelos complexos perdem-se detalhes que são importantes para a aprendizagem lúdica. </text:p>
      <text:p text:style-name="Text_20_body">A abstração no processo ensino-aprendizagem utilizando uma simulação pode culminar em novas soluções para situações conhecidas, mesmo sendo baseada em um cenário de econômico controlado. <text:span text:style-name="T95">Levy </text:span><text:reference-mark-start text:name="ZOTERO_ITEM CSL_CITATION {&quot;citationID&quot;:&quot;rOgKZ6PD&quot;,&quot;properties&quot;:{&quot;formattedCitation&quot;:&quot;(2004, p. 75)&quot;,&quot;plainCitation&quot;:&quot;(2004, p. 75)&quot;,&quot;noteIndex&quot;:0},&quot;citationItems&quot;:[{&quot;id&quot;:9,&quot;uris&quot;:[&quot;http://zotero.org/groups/2517093/items/64AQXFJB&quot;],&quot;uri&quot;:[&quot;http://zotero.org/groups/2517093/items/64AQXFJB&quot;],&quot;itemData&quot;:{&quot;id&quot;:9,&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2004&quot;]]}},&quot;locator&quot;:&quot;75&quot;,&quot;suppress-author&quot;:true}],&quot;schema&quot;:&quot;https://github.com/citation-style-language/schema/raw/master/csl-citation.json&quot;} RNDFfHhA8ILYD"/><text:span text:style-name="T95">(2004, p. 75)</text:span><text:reference-mark-end text:name="ZOTERO_ITEM CSL_CITATION {&quot;citationID&quot;:&quot;rOgKZ6PD&quot;,&quot;properties&quot;:{&quot;formattedCitation&quot;:&quot;(2004, p. 75)&quot;,&quot;plainCitation&quot;:&quot;(2004, p. 75)&quot;,&quot;noteIndex&quot;:0},&quot;citationItems&quot;:[{&quot;id&quot;:9,&quot;uris&quot;:[&quot;http://zotero.org/groups/2517093/items/64AQXFJB&quot;],&quot;uri&quot;:[&quot;http://zotero.org/groups/2517093/items/64AQXFJB&quot;],&quot;itemData&quot;:{&quot;id&quot;:9,&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2004&quot;]]}},&quot;locator&quot;:&quot;75&quot;,&quot;suppress-author&quot;:true}],&quot;schema&quot;:&quot;https://github.com/citation-style-language/schema/raw/master/csl-citation.json&quot;} RNDFfHhA8ILYD"/> contextualiza que: </text:p>
      <text:p text:style-name="Quotations">“A relação com o modelo não consiste mais em modificar certas variáveis numéricas de uma estrutura funcionalmente abstrata, ela agora equivale a agir diretamente sobre aquilo que consideramos, intuitivamente, como sendo os atores efetivos em um ambiente ou situação dados”.</text:p>
      <text:p text:style-name="Text_20_body">Logo, tais atividades utilizadas no âmbito cognitivo, possuem uma origem eminentemente prática. Dessa forma é possível interpretar um mundo maior do que o disponível nos métodos convencionais de ensino-aprendizagem. Além de representar um desafio lúdico e diversificado para o aluno, pois lhe fornece a oportunidade de competir com seus colegas de turma e identificar, na interação com <text:soft-page-break/>o jogo, suas forças e fraquezas diante de situações adversas favoráveis ou desfavoráveis. </text:p>
      <text:p text:style-name="Text_20_body"/>
      <text:h text:style-name="Heading_20_2" text:outline-level="2"><text:bookmark-start text:name="__RefHeading___Toc6503_975677452"/>Delimitação de estudo<text:bookmark-end text:name="__RefHeading___Toc6503_975677452"/></text:h>
      <text:p text:style-name="Text_20_body">A pesquisa é delimitada as turmas do IFES Campus Colatina que possuem matérias relacionada <text:span text:style-name="T18">a políticas econômicas</text:span>, apesar do problema registrado inicialmente ser de âmbito nacional, a proposta caso aplicada, só corresponderá <text:span text:style-name="T86">aos alunos</text:span> <text:span text:style-name="T18">d</text:span>a instituição IFES Campus Colatina. </text:p>
      <text:p text:style-name="Text_20_body"/>
      <text:h text:style-name="Heading_20_2" text:outline-level="2"><text:bookmark-start text:name="__RefHeading___Toc6505_975677452"/>Novidade científica<text:bookmark-end text:name="__RefHeading___Toc6505_975677452"/></text:h>
      <text:p text:style-name="P20">Apesar de existirem alguns jogos relacionados a decisões econômicas e gestão pública, que permitem a criação de um cenário próprio controlado, estes estão ligados a aspectos específicos e com flexibilização limitada a poucas variáveis <text:reference-mark-start text:name="ZOTERO_ITEM CSL_CITATION {&quot;citationID&quot;:&quot;PHz3K1oS&quot;,&quot;properties&quot;:{&quot;formattedCitation&quot;:&quot;(SAUAIA, 2010)&quot;,&quot;plainCitation&quot;:&quot;(SAUAIA, 2010)&quot;,&quot;noteIndex&quot;:0},&quot;citationItems&quot;:[{&quot;id&quot;:10,&quot;uris&quot;:[&quot;http://zotero.org/groups/2517093/items/LIFECSRI&quot;],&quot;uri&quot;:[&quot;http://zotero.org/groups/2517093/items/LIFECSRI&quot;],&quot;itemData&quot;:{&quot;id&quot;:10,&quot;type&quot;:&quot;book&quot;,&quot;abstract&quot;:&quot;Quais são as variáveis (controláveis e não controláveis) que afetam o mercado potencial de um produto? Como controlar as despesas de administração de um negócio? Como administrar conflitos interpessoais na empresa? Para que período se deve elaborar um plano de gestão?Essas e outras perguntas são debatidas ao longo desta obra, que reúne de forma integrada os diversos temas relativos às funções organizacionais. Combinando teoria e prática, o livro estimula a ampliação das competências gerenciais e a criação de conhecimentos com novos significados: fazer e aprender.A 3ª edição deste livro foi totalmente revisada e atualizada, apresentando novos estudos e sua aplicabilidade aos processos gerenciais. Trata-se de livro imprescindível não somente a discentes, docentes e pesquisadores, mas também a profissionais que buscam desenvolver uma visão generalista em complementação ao seu papel de supervisores, gerentes e diretores nas esferas pública e privada.Editora Manole&quot;,&quot;edition&quot;:&quot;3&quot;,&quot;ISBN&quot;:&quot;978-85-204-4562-4&quot;,&quot;language&quot;:&quot;pt-BR&quot;,&quot;number-of-pages&quot;:&quot;255&quot;,&quot;publisher&quot;:&quot;Editora Manole&quot;,&quot;source&quot;:&quot;Google Books&quot;,&quot;title&quot;:&quot;Laboratório de gestão: Simulador organizacional, jogo de empresas e pesquisa aplicada&quot;,&quot;title-short&quot;:&quot;Laboratório de gestão&quot;,&quot;author&quot;:[{&quot;family&quot;:&quot;Sauaia&quot;,&quot;given&quot;:&quot;Antonio Carlos Aidar&quot;}],&quot;issued&quot;:{&quot;date-parts&quot;:[[&quot;2010&quot;]]}}}],&quot;schema&quot;:&quot;https://github.com/citation-style-language/schema/raw/master/csl-citation.json&quot;} RNDGROwv6X1D2"/>(SAUAIA, 2010)<text:reference-mark-end text:name="ZOTERO_ITEM CSL_CITATION {&quot;citationID&quot;:&quot;PHz3K1oS&quot;,&quot;properties&quot;:{&quot;formattedCitation&quot;:&quot;(SAUAIA, 2010)&quot;,&quot;plainCitation&quot;:&quot;(SAUAIA, 2010)&quot;,&quot;noteIndex&quot;:0},&quot;citationItems&quot;:[{&quot;id&quot;:10,&quot;uris&quot;:[&quot;http://zotero.org/groups/2517093/items/LIFECSRI&quot;],&quot;uri&quot;:[&quot;http://zotero.org/groups/2517093/items/LIFECSRI&quot;],&quot;itemData&quot;:{&quot;id&quot;:10,&quot;type&quot;:&quot;book&quot;,&quot;abstract&quot;:&quot;Quais são as variáveis (controláveis e não controláveis) que afetam o mercado potencial de um produto? Como controlar as despesas de administração de um negócio? Como administrar conflitos interpessoais na empresa? Para que período se deve elaborar um plano de gestão?Essas e outras perguntas são debatidas ao longo desta obra, que reúne de forma integrada os diversos temas relativos às funções organizacionais. Combinando teoria e prática, o livro estimula a ampliação das competências gerenciais e a criação de conhecimentos com novos significados: fazer e aprender.A 3ª edição deste livro foi totalmente revisada e atualizada, apresentando novos estudos e sua aplicabilidade aos processos gerenciais. Trata-se de livro imprescindível não somente a discentes, docentes e pesquisadores, mas também a profissionais que buscam desenvolver uma visão generalista em complementação ao seu papel de supervisores, gerentes e diretores nas esferas pública e privada.Editora Manole&quot;,&quot;edition&quot;:&quot;3&quot;,&quot;ISBN&quot;:&quot;978-85-204-4562-4&quot;,&quot;language&quot;:&quot;pt-BR&quot;,&quot;number-of-pages&quot;:&quot;255&quot;,&quot;publisher&quot;:&quot;Editora Manole&quot;,&quot;source&quot;:&quot;Google Books&quot;,&quot;title&quot;:&quot;Laboratório de gestão: Simulador organizacional, jogo de empresas e pesquisa aplicada&quot;,&quot;title-short&quot;:&quot;Laboratório de gestão&quot;,&quot;author&quot;:[{&quot;family&quot;:&quot;Sauaia&quot;,&quot;given&quot;:&quot;Antonio Carlos Aidar&quot;}],&quot;issued&quot;:{&quot;date-parts&quot;:[[&quot;2010&quot;]]}}}],&quot;schema&quot;:&quot;https://github.com/citation-style-language/schema/raw/master/csl-citation.json&quot;} RNDGROwv6X1D2"/>. <text:span text:style-name="T94">Então a solução proposta neste projeto, pretende abranger toda as variáveis presentes no modelo IS/LM/BP, acrescentando ao </text:span>conceito de Simuladores. <text:span text:style-name="T94">Se tornando assim, uma ferramenta de estudo focado nessa especialidade, utilizando </text:span>cenários fictícios para se obter um melhor aproveito do aprendizado das disciplinas de negócios.</text:p>
      <text:h text:style-name="P47" text:outline-level="1"><text:bookmark-start text:name="__RefHeading___Toc6507_975677452"/>Referencial teórico<text:bookmark-end text:name="__RefHeading___Toc6507_975677452"/></text:h>
      <text:p text:style-name="P13"><text:span text:style-name="T13">De acordo com as refras ABNT é necessário um texto aqui, entre </text:span><text:span text:style-name="T19">um</text:span><text:span text:style-name="T13"> título primário e outro.</text:span></text:p>
      <text:h text:style-name="Heading_20_2" text:outline-level="2"><text:bookmark-start text:name="__RefHeading___Toc6509_975677452"/>O Estudo nas Escolas de Negócios <text:bookmark-end text:name="__RefHeading___Toc6509_975677452"/></text:h>
      <text:p text:style-name="Text_20_body">As escolas de negócios possuem o papel importante na formação de profissionais atuantes na gestão administrativa de empresas. São instituições que mantém seu foco, de forma geral, em administração, economia, marketing e contabilidade. O objetivo dessas escolas vai além do aprendizado do conteúdo da grade curricular, pois preocupa-se em preparar um aluno atuante no mundo dos negócios. <text:s/></text:p>
      <text:p text:style-name="Text_20_body">As escolas de negócios estão em crescente desenvolvimento de suas técnicas de ensino devido às mudanças globais sofridas constantemente no mundo dos negócios e todos os outros fatores que o torna complexo. A motivação para esse desenvolvimento constante está inserida nos métodos de ensino-aprendizagem desde as primeiras escolas. </text:p>
      <text:p text:style-name="Text_20_body">A Aula do Comércio é considerada uma das escolas de negócios mais antigas do mundo. Em 22 de Maio de 1759 foi aprovado o Estatuto da Aula do Comércio em Portugal a partir do Decreto de 30 de Setembro de 1755 que criara a Junta de Comércio, um marco histórico para a contabilidade portuguesa, inaugurando o primeiro estabelecimento técnico-profissional de Portugal com o objetivo de formação dos futuros quadros da administração pública e empresarial dessa época <text:reference-mark-start text:name="ZOTERO_ITEM CSL_CITATION {&quot;citationID&quot;:&quot;qWHjNB58&quot;,&quot;properties&quot;:{&quot;formattedCitation&quot;:&quot;(LIRA, 2011, p. 58)&quot;,&quot;plainCitation&quot;:&quot;(LIRA, 2011, p. 58)&quot;,&quot;noteIndex&quot;:0},&quot;citationItems&quot;:[{&quot;id&quot;:27,&quot;uris&quot;:[&quot;http://zotero.org/groups/2517093/items/49L9JUKW&quot;],&quot;uri&quot;:[&quot;http://zotero.org/groups/2517093/items/49L9JUKW&quot;],&quot;itemData&quot;:{&quot;id&quot;:27,&quot;type&quot;:&quot;article-journal&quot;,&quot;abstract&quot;:&quot;Resumo\n\t\t\t\t\tA criação da Aula do Comércio, em 1759, foi de vital importância para o desenvolvimento da Contabilidade em Portugal e nos seus territórios ultramarinos, incluindo o Brasil. Assim,este trabalho tem por objectivo dar a conhecer o programa escolar dos primeiros cursos deste estabelecimento de ensino, com especial ênfase para o ensino da Contabilidade, e os diversos aspectos do seu funcionamento. Existe, igualmente, o propósito de explanar sobre a importância dessa instituição na evolução do pensamento contabilístico português. Para ser possível a sua concretização, este estudo elege, como metodologia, uma abordagem qualitativa e, como método de investigação, o bibliográfico. A principal conclusão a reter deste trabalho passa pela referência do pioneirismo dessa instituição no ensino da Contabilidade pelo método das partidas dobradas em território português, derivando daqui o elevado interesse da instituição.&quot;,&quot;container-title&quot;:&quot;Revista de Educação e Pesquisa em Contabilidade (REPeC)&quot;,&quot;DOI&quot;:&quot;10.17524/repec.v5i1.195&quot;,&quot;ISSN&quot;:&quot;1981-8610&quot;,&quot;issue&quot;:&quot;1&quot;,&quot;language&quot;:&quot;pt&quot;,&quot;note&quot;:&quot;number: 1&quot;,&quot;page&quot;:&quot;50-72&quot;,&quot;source&quot;:&quot;www.repec.org.br&quot;,&quot;title&quot;:&quot;O ensino da Contabilidade em Portugal no século XVIII:a Aula do Comércio&quot;,&quot;title-short&quot;:&quot;O ensino da Contabilidade em Portugal no século XVIII&quot;,&quot;volume&quot;:&quot;5&quot;,&quot;author&quot;:[{&quot;family&quot;:&quot;Lira&quot;,&quot;given&quot;:&quot;Miguel Carvalho&quot;}],&quot;issued&quot;:{&quot;date-parts&quot;:[[&quot;2011&quot;,4,27]]}},&quot;locator&quot;:&quot;58&quot;}],&quot;schema&quot;:&quot;https://github.com/citation-style-language/schema/raw/master/csl-citation.json&quot;} RND8W1HCzC2Rw"/>(LIRA, 2011, p. 58)<text:reference-mark-end text:name="ZOTERO_ITEM CSL_CITATION {&quot;citationID&quot;:&quot;qWHjNB58&quot;,&quot;properties&quot;:{&quot;formattedCitation&quot;:&quot;(LIRA, 2011, p. 58)&quot;,&quot;plainCitation&quot;:&quot;(LIRA, 2011, p. 58)&quot;,&quot;noteIndex&quot;:0},&quot;citationItems&quot;:[{&quot;id&quot;:27,&quot;uris&quot;:[&quot;http://zotero.org/groups/2517093/items/49L9JUKW&quot;],&quot;uri&quot;:[&quot;http://zotero.org/groups/2517093/items/49L9JUKW&quot;],&quot;itemData&quot;:{&quot;id&quot;:27,&quot;type&quot;:&quot;article-journal&quot;,&quot;abstract&quot;:&quot;Resumo\n\t\t\t\t\tA criação da Aula do Comércio, em 1759, foi de vital importância para o desenvolvimento da Contabilidade em Portugal e nos seus territórios ultramarinos, incluindo o Brasil. Assim,este trabalho tem por objectivo dar a conhecer o programa escolar dos primeiros cursos deste estabelecimento de ensino, com especial ênfase para o ensino da Contabilidade, e os diversos aspectos do seu funcionamento. Existe, igualmente, o propósito de explanar sobre a importância dessa instituição na evolução do pensamento contabilístico português. Para ser possível a sua concretização, este estudo elege, como metodologia, uma abordagem qualitativa e, como método de investigação, o bibliográfico. A principal conclusão a reter deste trabalho passa pela referência do pioneirismo dessa instituição no ensino da Contabilidade pelo método das partidas dobradas em território português, derivando daqui o elevado interesse da instituição.&quot;,&quot;container-title&quot;:&quot;Revista de Educação e Pesquisa em Contabilidade (REPeC)&quot;,&quot;DOI&quot;:&quot;10.17524/repec.v5i1.195&quot;,&quot;ISSN&quot;:&quot;1981-8610&quot;,&quot;issue&quot;:&quot;1&quot;,&quot;language&quot;:&quot;pt&quot;,&quot;note&quot;:&quot;number: 1&quot;,&quot;page&quot;:&quot;50-72&quot;,&quot;source&quot;:&quot;www.repec.org.br&quot;,&quot;title&quot;:&quot;O ensino da Contabilidade em Portugal no século XVIII:a Aula do Comércio&quot;,&quot;title-short&quot;:&quot;O ensino da Contabilidade em Portugal no século XVIII&quot;,&quot;volume&quot;:&quot;5&quot;,&quot;author&quot;:[{&quot;family&quot;:&quot;Lira&quot;,&quot;given&quot;:&quot;Miguel Carvalho&quot;}],&quot;issued&quot;:{&quot;date-parts&quot;:[[&quot;2011&quot;,4,27]]}},&quot;locator&quot;:&quot;58&quot;}],&quot;schema&quot;:&quot;https://github.com/citation-style-language/schema/raw/master/csl-citation.json&quot;} RND8W1HCzC2Rw"/>.</text:p>
      <text:p text:style-name="Text_20_body"><text:span text:style-name="T77">A Aula do Comércio nasceu com o intuito de atender a diversas demandas da época. Tratava-se de uma escola estatal e laica, financiada pela Junta de Comércio, atuando também como um agente de reforço do poder do Estado. Sendo assim quais seriam as motivações que justificavam a sua criação? Segundo Santana, citado por </text:span><text:reference-mark-start text:name="ZOTERO_ITEM CSL_CITATION {&quot;citationID&quot;:&quot;OYbvxub8&quot;,&quot;properties&quot;:{&quot;formattedCitation&quot;:&quot;(LIMA RODRIGUES; GOMES; CRAIG, 2003, p. 47)&quot;,&quot;plainCitation&quot;:&quot;(LIMA RODRIGUES; GOMES; CRAIG, 2003, p. 47)&quot;,&quot;dontUpdate&quot;:true,&quot;noteIndex&quot;:0},&quot;citationItems&quot;:[{&quot;id&quot;:21,&quot;uris&quot;:[&quot;http://zotero.org/groups/2517093/items/3C7EP2TX&quot;],&quot;uri&quot;:[&quot;http://zotero.org/groups/2517093/items/3C7EP2TX&quot;],&quot;itemData&quot;:{&quot;id&quot;:2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1rTDYe8tF9"/><text:span text:style-name="T77">(RODRIGUES; GOMES; CRAIG, 2003, p. 47)</text:span><text:reference-mark-end text:name="ZOTERO_ITEM CSL_CITATION {&quot;citationID&quot;:&quot;OYbvxub8&quot;,&quot;properties&quot;:{&quot;formattedCitation&quot;:&quot;(LIMA RODRIGUES; GOMES; CRAIG, 2003, p. 47)&quot;,&quot;plainCitation&quot;:&quot;(LIMA RODRIGUES; GOMES; CRAIG, 2003, p. 47)&quot;,&quot;dontUpdate&quot;:true,&quot;noteIndex&quot;:0},&quot;citationItems&quot;:[{&quot;id&quot;:21,&quot;uris&quot;:[&quot;http://zotero.org/groups/2517093/items/3C7EP2TX&quot;],&quot;uri&quot;:[&quot;http://zotero.org/groups/2517093/items/3C7EP2TX&quot;],&quot;itemData&quot;:{&quot;id&quot;:2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1rTDYe8tF9"/><text:span text:style-name="T77">: </text:span></text:p>
      <text:p text:style-name="Quotations">“1. Há a considerar que as notáveis reformas e iniciativas no domínio do ensino levadas a cabo em Portugal na segunda metade do século XVIII resultaram da convicção existente no país de que as condições práticas do ensino eram muito fracas e que se tornava necessário melhorá-las. </text:p>
      <text:p text:style-name="Quotations">2. Por outro lado, houve durante a primeira metade do século um grande movimento de interesse pelos problemas no ensino que se traduziu em importantes obras, algumas delas na área do Comércio. </text:p>
      <text:p text:style-name="Quotations"><text:soft-page-break/>3. Acresce ainda o encerramento das escolas dos Jesuítas e o conhecido ódio do Marquês de Pombal em relação a estes, que o terão levado à criação do ensino comercial à margem da influência jesuítica, já que eram estes ofereciam grande parte da educação em Portugal antes de 1759. </text:p>
      <text:p text:style-name="Quotations">4. Mas é nos condicionalismos económicos (ligados à ascensão burguesa) e na remodelação administrativa (tão importante para a consolidação do Estado </text:p>
      <text:p text:style-name="Quotations">Absoluto seguido pelo Marquês de Pombal) que se encontram as principais razões para a criação de uma escola destinada a preparar negociantes instruídos, guarda-livros eficazes e funcionários competentes.” </text:p>
      <text:p text:style-name="Text_20_body">A revolução causada pela Aula do Comércio logo foi percebida, principalmente pelo quarto motivo abordado por Santana, pois era necessário melhorar tanto a educação dos funcionários do estado quanto dos empresários locais. Segundo <text:reference-mark-start text:name="ZOTERO_ITEM CSL_CITATION {&quot;citationID&quot;:&quot;xeJ4BxI1&quot;,&quot;properties&quot;:{&quot;formattedCitation&quot;:&quot;(LIMA RODRIGUES; GOMES; CRAIG, 2003, p. 47)&quot;,&quot;plainCitation&quot;:&quot;(LIMA RODRIGUES; GOMES; CRAIG, 2003, p. 47)&quot;,&quot;dontUpdate&quot;:true,&quot;noteIndex&quot;:0},&quot;citationItems&quot;:[{&quot;id&quot;:21,&quot;uris&quot;:[&quot;http://zotero.org/groups/2517093/items/3C7EP2TX&quot;],&quot;uri&quot;:[&quot;http://zotero.org/groups/2517093/items/3C7EP2TX&quot;],&quot;itemData&quot;:{&quot;id&quot;:2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8PHxQKKgru"/>(RODRIGUES; GOMES; CRAIG, 2003, p. 47)<text:reference-mark-end text:name="ZOTERO_ITEM CSL_CITATION {&quot;citationID&quot;:&quot;xeJ4BxI1&quot;,&quot;properties&quot;:{&quot;formattedCitation&quot;:&quot;(LIMA RODRIGUES; GOMES; CRAIG, 2003, p. 47)&quot;,&quot;plainCitation&quot;:&quot;(LIMA RODRIGUES; GOMES; CRAIG, 2003, p. 47)&quot;,&quot;dontUpdate&quot;:true,&quot;noteIndex&quot;:0},&quot;citationItems&quot;:[{&quot;id&quot;:21,&quot;uris&quot;:[&quot;http://zotero.org/groups/2517093/items/3C7EP2TX&quot;],&quot;uri&quot;:[&quot;http://zotero.org/groups/2517093/items/3C7EP2TX&quot;],&quot;itemData&quot;:{&quot;id&quot;:2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8PHxQKKgru"/>. </text:p>
      <text:p text:style-name="Quotations">“De facto, a criação do organismo executante da política pombalina e coordenador das actividades económicas do País – a Junta de Comércio – acabou por trazer ao de cima a falta de ordem que causava a ruína dos seus proprietários. Esta situação, aliada ao facto de os funcionários do Estado estarem mal preparados, exigia medidas urgentes e, por isso, o Marquês de Pombal criou a Aula do Comércio.” </text:p>
      <text:p text:style-name="Text_20_body">Devido as atividades desempenhadas na época e as necessidades mais básicas, as disciplinas lecionadas eram muito mais simples que as atuais, envolvendo principalmente <text:reference-mark-start text:name="ZOTERO_ITEM CSL_CITATION {&quot;citationID&quot;:&quot;vOhqUxOC&quot;,&quot;properties&quot;:{&quot;formattedCitation&quot;:&quot;(LIMA RODRIGUES; GOMES; CRAIG, 2003, p. 47)&quot;,&quot;plainCitation&quot;:&quot;(LIMA RODRIGUES; GOMES; CRAIG, 2003, p. 47)&quot;,&quot;dontUpdate&quot;:true,&quot;noteIndex&quot;:0},&quot;citationItems&quot;:[{&quot;id&quot;:21,&quot;uris&quot;:[&quot;http://zotero.org/groups/2517093/items/3C7EP2TX&quot;],&quot;uri&quot;:[&quot;http://zotero.org/groups/2517093/items/3C7EP2TX&quot;],&quot;itemData&quot;:{&quot;id&quot;:2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Esl2v4e8P9"/>(RODRIGUES; GOMES; CRAIG, 2003, p. 47)<text:reference-mark-end text:name="ZOTERO_ITEM CSL_CITATION {&quot;citationID&quot;:&quot;vOhqUxOC&quot;,&quot;properties&quot;:{&quot;formattedCitation&quot;:&quot;(LIMA RODRIGUES; GOMES; CRAIG, 2003, p. 47)&quot;,&quot;plainCitation&quot;:&quot;(LIMA RODRIGUES; GOMES; CRAIG, 2003, p. 47)&quot;,&quot;dontUpdate&quot;:true,&quot;noteIndex&quot;:0},&quot;citationItems&quot;:[{&quot;id&quot;:21,&quot;uris&quot;:[&quot;http://zotero.org/groups/2517093/items/3C7EP2TX&quot;],&quot;uri&quot;:[&quot;http://zotero.org/groups/2517093/items/3C7EP2TX&quot;],&quot;itemData&quot;:{&quot;id&quot;:2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Esl2v4e8P9"/>: </text:p>
      <text:list xml:id="list1568893017" text:style-name="L3">
        <text:list-item>
          <text:p text:style-name="P52">A Aritmética; </text:p>
        </text:list-item>
        <text:list-item>
          <text:p text:style-name="P52">Os Câmbios, Pesos e Medidas; </text:p>
        </text:list-item>
        <text:list-item>
          <text:p text:style-name="P52">Seguros; </text:p>
        </text:list-item>
        <text:list-item>
          <text:p text:style-name="P53">Método de escrever os Livros, ou partidas dobradas<text:note text:id="ftn2" text:note-class="footnote"><text:note-citation>2</text:note-citation><text:note-body><text:p text:style-name="P46"><text:s/>Um método contábil em que a cada lançamento, o valor total lançado nas contas a débito deve ser sempre igual ao total do valor lançado nas contas a crédito. Ou seja, não há devedor sem credor correspondente. A todo débito corresponde um crédito de igual valor e vice-versa. Se aumentar de um lado, deve consequentemente aumentar do outro lado também. Como é mais comum uma transação conter somente duas entradas, sendo uma entrada de crédito em uma conta e uma entrada de débito em outra conta, daí a origem do nome "dobrado" <text:reference-mark-start text:name="ZOTERO_ITEM CSL_CITATION {&quot;citationID&quot;:&quot;ASkdr3Hf&quot;,&quot;properties&quot;:{&quot;formattedCitation&quot;:&quot;(VIRTUOUS TECNOLOGIA DA INFORMA\\uc0\\u199{}\\uc0\\u195{}O, 2007)&quot;,&quot;plainCitation&quot;:&quot;(VIRTUOUS TECNOLOGIA DA INFORMAÇÃO, 2007)&quot;,&quot;noteIndex&quot;:2},&quot;citationItems&quot;:[{&quot;id&quot;:22,&quot;uris&quot;:[&quot;http://zotero.org/groups/2517093/items/5UUKPG4P&quot;],&quot;uri&quot;:[&quot;http://zotero.org/groups/2517093/items/5UUKPG4P&quot;],&quot;itemData&quot;:{&quot;id&quot;:22,&quot;type&quot;:&quot;webpage&quot;,&quot;container-title&quot;:&quot;Métodos de Escrituração - Partidas Simples e Partidas Dobradas - Só Contabilidade&quot;,&quot;genre&quot;:&quot;Empresa&quot;,&quot;title&quot;:&quot;Métodos de Escrituração - Partidas Simples e Partidas Dobradas - Só Contabilidade&quot;,&quot;title-short&quot;:&quot;Só Contabilidade&quot;,&quot;URL&quot;:&quot;https://www.socontabilidade.com.br/conteudo/metodos.php&quot;,&quot;author&quot;:[{&quot;family&quot;:&quot;VIRTUOUS TECNOLOGIA DA INFORMAÇÃO&quot;,&quot;given&quot;:&quot;&quot;}],&quot;accessed&quot;:{&quot;date-parts&quot;:[[&quot;2020&quot;,6,9]]},&quot;issued&quot;:{&quot;date-parts&quot;:[[&quot;2007&quot;]],&quot;season&quot;:&quot;2020&quot;}}}],&quot;schema&quot;:&quot;https://github.com/citation-style-language/schema/raw/master/csl-citation.json&quot;} RNDxVpPgVZm5w"/><text:span text:style-name="T88">(VIRTUOUS TECNOLOGIA DA INFORMAÇÃO, 2007)</text:span><text:reference-mark-end text:name="ZOTERO_ITEM CSL_CITATION {&quot;citationID&quot;:&quot;ASkdr3Hf&quot;,&quot;properties&quot;:{&quot;formattedCitation&quot;:&quot;(VIRTUOUS TECNOLOGIA DA INFORMA\\uc0\\u199{}\\uc0\\u195{}O, 2007)&quot;,&quot;plainCitation&quot;:&quot;(VIRTUOUS TECNOLOGIA DA INFORMAÇÃO, 2007)&quot;,&quot;noteIndex&quot;:2},&quot;citationItems&quot;:[{&quot;id&quot;:22,&quot;uris&quot;:[&quot;http://zotero.org/groups/2517093/items/5UUKPG4P&quot;],&quot;uri&quot;:[&quot;http://zotero.org/groups/2517093/items/5UUKPG4P&quot;],&quot;itemData&quot;:{&quot;id&quot;:22,&quot;type&quot;:&quot;webpage&quot;,&quot;container-title&quot;:&quot;Métodos de Escrituração - Partidas Simples e Partidas Dobradas - Só Contabilidade&quot;,&quot;genre&quot;:&quot;Empresa&quot;,&quot;title&quot;:&quot;Métodos de Escrituração - Partidas Simples e Partidas Dobradas - Só Contabilidade&quot;,&quot;title-short&quot;:&quot;Só Contabilidade&quot;,&quot;URL&quot;:&quot;https://www.socontabilidade.com.br/conteudo/metodos.php&quot;,&quot;author&quot;:[{&quot;family&quot;:&quot;VIRTUOUS TECNOLOGIA DA INFORMAÇÃO&quot;,&quot;given&quot;:&quot;&quot;}],&quot;accessed&quot;:{&quot;date-parts&quot;:[[&quot;2020&quot;,6,9]]},&quot;issued&quot;:{&quot;date-parts&quot;:[[&quot;2007&quot;]],&quot;season&quot;:&quot;2020&quot;}}}],&quot;schema&quot;:&quot;https://github.com/citation-style-language/schema/raw/master/csl-citation.json&quot;} RNDxVpPgVZm5w"/>. </text:p></text:note-body></text:note>.</text:p>
        </text:list-item>
      </text:list>
      <text:p text:style-name="Text_20_body">As bases de estudo da contabilidade portuguesa se mantiveram desde a Aula do Comércio, tanto que as partidas dobradas se mantém como um fundamento importante na contabilidade até os dias atuais, segundo <text:span text:style-name="T91">LIRA </text:span><text:reference-mark-start text:name="ZOTERO_ITEM CSL_CITATION {&quot;citationID&quot;:&quot;K21EGPak&quot;,&quot;properties&quot;:{&quot;formattedCitation&quot;:&quot;(2011, p. 68)&quot;,&quot;plainCitation&quot;:&quot;(2011, p. 68)&quot;,&quot;noteIndex&quot;:0},&quot;citationItems&quot;:[{&quot;id&quot;:27,&quot;uris&quot;:[&quot;http://zotero.org/groups/2517093/items/49L9JUKW&quot;],&quot;uri&quot;:[&quot;http://zotero.org/groups/2517093/items/49L9JUKW&quot;],&quot;itemData&quot;:{&quot;id&quot;:27,&quot;type&quot;:&quot;article-journal&quot;,&quot;abstract&quot;:&quot;Resumo\n\t\t\t\t\tA criação da Aula do Comércio, em 1759, foi de vital importância para o desenvolvimento da Contabilidade em Portugal e nos seus territórios ultramarinos, incluindo o Brasil. Assim,este trabalho tem por objectivo dar a conhecer o programa escolar dos primeiros cursos deste estabelecimento de ensino, com especial ênfase para o ensino da Contabilidade, e os diversos aspectos do seu funcionamento. Existe, igualmente, o propósito de explanar sobre a importância dessa instituição na evolução do pensamento contabilístico português. Para ser possível a sua concretização, este estudo elege, como metodologia, uma abordagem qualitativa e, como método de investigação, o bibliográfico. A principal conclusão a reter deste trabalho passa pela referência do pioneirismo dessa instituição no ensino da Contabilidade pelo método das partidas dobradas em território português, derivando daqui o elevado interesse da instituição.&quot;,&quot;container-title&quot;:&quot;Revista de Educação e Pesquisa em Contabilidade (REPeC)&quot;,&quot;DOI&quot;:&quot;10.17524/repec.v5i1.195&quot;,&quot;ISSN&quot;:&quot;1981-8610&quot;,&quot;issue&quot;:&quot;1&quot;,&quot;language&quot;:&quot;pt&quot;,&quot;note&quot;:&quot;number: 1&quot;,&quot;page&quot;:&quot;50-72&quot;,&quot;source&quot;:&quot;www.repec.org.br&quot;,&quot;title&quot;:&quot;O ensino da Contabilidade em Portugal no século XVIII:a Aula do Comércio&quot;,&quot;title-short&quot;:&quot;O ensino da Contabilidade em Portugal no século XVIII&quot;,&quot;volume&quot;:&quot;5&quot;,&quot;author&quot;:[{&quot;family&quot;:&quot;Lira&quot;,&quot;given&quot;:&quot;Miguel Carvalho&quot;}],&quot;issued&quot;:{&quot;date-parts&quot;:[[&quot;2011&quot;,4,27]]}},&quot;locator&quot;:&quot;68&quot;,&quot;suppress-author&quot;:true}],&quot;schema&quot;:&quot;https://github.com/citation-style-language/schema/raw/master/csl-citation.json&quot;} RND3S3NhK9lDz"/><text:span text:style-name="T91">(2011, p. 68)</text:span><text:reference-mark-end text:name="ZOTERO_ITEM CSL_CITATION {&quot;citationID&quot;:&quot;K21EGPak&quot;,&quot;properties&quot;:{&quot;formattedCitation&quot;:&quot;(2011, p. 68)&quot;,&quot;plainCitation&quot;:&quot;(2011, p. 68)&quot;,&quot;noteIndex&quot;:0},&quot;citationItems&quot;:[{&quot;id&quot;:27,&quot;uris&quot;:[&quot;http://zotero.org/groups/2517093/items/49L9JUKW&quot;],&quot;uri&quot;:[&quot;http://zotero.org/groups/2517093/items/49L9JUKW&quot;],&quot;itemData&quot;:{&quot;id&quot;:27,&quot;type&quot;:&quot;article-journal&quot;,&quot;abstract&quot;:&quot;Resumo\n\t\t\t\t\tA criação da Aula do Comércio, em 1759, foi de vital importância para o desenvolvimento da Contabilidade em Portugal e nos seus territórios ultramarinos, incluindo o Brasil. Assim,este trabalho tem por objectivo dar a conhecer o programa escolar dos primeiros cursos deste estabelecimento de ensino, com especial ênfase para o ensino da Contabilidade, e os diversos aspectos do seu funcionamento. Existe, igualmente, o propósito de explanar sobre a importância dessa instituição na evolução do pensamento contabilístico português. Para ser possível a sua concretização, este estudo elege, como metodologia, uma abordagem qualitativa e, como método de investigação, o bibliográfico. A principal conclusão a reter deste trabalho passa pela referência do pioneirismo dessa instituição no ensino da Contabilidade pelo método das partidas dobradas em território português, derivando daqui o elevado interesse da instituição.&quot;,&quot;container-title&quot;:&quot;Revista de Educação e Pesquisa em Contabilidade (REPeC)&quot;,&quot;DOI&quot;:&quot;10.17524/repec.v5i1.195&quot;,&quot;ISSN&quot;:&quot;1981-8610&quot;,&quot;issue&quot;:&quot;1&quot;,&quot;language&quot;:&quot;pt&quot;,&quot;note&quot;:&quot;number: 1&quot;,&quot;page&quot;:&quot;50-72&quot;,&quot;source&quot;:&quot;www.repec.org.br&quot;,&quot;title&quot;:&quot;O ensino da Contabilidade em Portugal no século XVIII:a Aula do Comércio&quot;,&quot;title-short&quot;:&quot;O ensino da Contabilidade em Portugal no século XVIII&quot;,&quot;volume&quot;:&quot;5&quot;,&quot;author&quot;:[{&quot;family&quot;:&quot;Lira&quot;,&quot;given&quot;:&quot;Miguel Carvalho&quot;}],&quot;issued&quot;:{&quot;date-parts&quot;:[[&quot;2011&quot;,4,27]]}},&quot;locator&quot;:&quot;68&quot;,&quot;suppress-author&quot;:true}],&quot;schema&quot;:&quot;https://github.com/citation-style-language/schema/raw/master/csl-citation.json&quot;} RND3S3NhK9lDz"/>:</text:p>
      <text:p text:style-name="Quotations"><text:soft-page-break/>“Pode-se, igualmente, deduzir que, tal como hoje, o ensino da Contabilidade na Aula do Comércio partia das suas bases gerais para depois evoluir para o estudo de casos mais particulares e mais complexos, mas que não deixavam de se basear nas tais regras gerais previamente assimiladas.” </text:p>
      <text:p text:style-name="Quotations">“Obviamente que existem diferenças notórias entre a Contabilidade ensinada em pleno século XVIII e a actual, não seria de esperar outra coisa. Contudo, muitas das regras, recomendações apresentadas e dos cuidados a ter ainda hoje fazem sentido e são válidas, não obstante o facto de se inserirem em uma perspectiva de maior complexidade, serem realizadas através de outros métodos, etc.” </text:p>
      <text:p text:style-name="Text_20_body">A importância da Aula do Comércio para a economia portuguesa é ressaltada também por <text:reference-mark-start text:name="ZOTERO_ITEM CSL_CITATION {&quot;citationID&quot;:&quot;FllzThH7&quot;,&quot;properties&quot;:{&quot;formattedCitation&quot;:&quot;(LIMA RODRIGUES; GOMES; CRAIG, 2003, p. 53)&quot;,&quot;plainCitation&quot;:&quot;(LIMA RODRIGUES; GOMES; CRAIG, 2003, p. 53)&quot;,&quot;dontUpdate&quot;:true,&quot;noteIndex&quot;:0},&quot;citationItems&quot;:[{&quot;id&quot;:21,&quot;uris&quot;:[&quot;http://zotero.org/groups/2517093/items/3C7EP2TX&quot;],&quot;uri&quot;:[&quot;http://zotero.org/groups/2517093/items/3C7EP2TX&quot;],&quot;itemData&quot;:{&quot;id&quot;:2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53&quot;}],&quot;schema&quot;:&quot;https://github.com/citation-style-language/schema/raw/master/csl-citation.json&quot;} RNDINCb4HEekk"/>(RODRIGUES; GOMES; CRAIG, 2003, p. 53)<text:reference-mark-end text:name="ZOTERO_ITEM CSL_CITATION {&quot;citationID&quot;:&quot;FllzThH7&quot;,&quot;properties&quot;:{&quot;formattedCitation&quot;:&quot;(LIMA RODRIGUES; GOMES; CRAIG, 2003, p. 53)&quot;,&quot;plainCitation&quot;:&quot;(LIMA RODRIGUES; GOMES; CRAIG, 2003, p. 53)&quot;,&quot;dontUpdate&quot;:true,&quot;noteIndex&quot;:0},&quot;citationItems&quot;:[{&quot;id&quot;:21,&quot;uris&quot;:[&quot;http://zotero.org/groups/2517093/items/3C7EP2TX&quot;],&quot;uri&quot;:[&quot;http://zotero.org/groups/2517093/items/3C7EP2TX&quot;],&quot;itemData&quot;:{&quot;id&quot;:2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53&quot;}],&quot;schema&quot;:&quot;https://github.com/citation-style-language/schema/raw/master/csl-citation.json&quot;} RNDINCb4HEekk"/>: </text:p>
      <text:p text:style-name="Quotations">“Verifica-se que nesta Escola eram leccionadas as disciplinas que ainda hoje são básicas em qualquer Curso de Contabilidade, tratando-se de um curso com grande carácter teórico-prático. O Curso visava responder às necessidades práticas da época de uma burguesia em ascensão, tendo por esta Escola passado centenas e centenas de indivíduos que deram um grande contributo nas actividades económicas e nos serviços públicos onde foram inseridos”.</text:p>
      <text:p text:style-name="Text_20_body">Como uma abordagem aos tempos atuais, as escolas de negócios mantiveram o objetivo de formar, desenvolver e atualizar profissionais para a gestão de negócios. Porém, sendo motivadas desde os seus primórdios por uma demanda do mercado, possuem a necessidade de se atualizar quanto aos métodos de ensino, conteúdo das disciplinas e visão mercadológica. </text:p>
      <text:p text:style-name="Text_20_body">Com o passar dos anos as escolas de negócios ganharam enorme importância no mundo. O estudo Best B-Schools elaborado pela Bloomberg em 2019 destaca as maiores escolas de negócios do mundo. O método de pesquisa consiste em entrevistas com recrutadores que classificam as universidades a partir de critérios quanto ao nível de formação dos alunos, grau de empreendedorismo e nível de motivação dos alunos dessas escolas em comparação com outras <text:reference-mark-start text:name="ZOTERO_ITEM CSL_CITATION {&quot;citationID&quot;:&quot;FTMM7yZI&quot;,&quot;properties&quot;:{&quot;formattedCitation&quot;:&quot;(SUTTO, 2019)&quot;,&quot;plainCitation&quot;:&quot;(SUTTO, 2019)&quot;,&quot;noteIndex&quot;:0},&quot;citationItems&quot;:[{&quot;id&quot;:20,&quot;uris&quot;:[&quot;http://zotero.org/groups/2517093/items/PL55HUPF&quot;],&quot;uri&quot;:[&quot;http://zotero.org/groups/2517093/items/PL55HUPF&quot;],&quot;itemData&quot;:{&quot;id&quot;:20,&quot;type&quot;:&quot;post-weblog&quot;,&quot;abstract&quot;:&quot;Os dados foram retirados de um estudo chamado Best B-Schools elaborado pela Bloomberg&quot;,&quot;container-title&quot;:&quot;InfoMoney&quot;,&quot;language&quot;:&quot;pt-BR&quot;,&quot;note&quot;:&quot;source: www.infomoney.com.br\nsection: Carreira&quot;,&quot;title&quot;:&quot;As 15 melhores escolas de negócios do mundo, segundo recrutadores&quot;,&quot;URL&quot;:&quot;https://www.infomoney.com.br/carreira/as-15-melhores-escolas-de-negocios-do-mundo-segundo-recrutadores/&quot;,&quot;author&quot;:[{&quot;family&quot;:&quot;Sutto&quot;,&quot;given&quot;:&quot;Giovanna&quot;}],&quot;accessed&quot;:{&quot;date-parts&quot;:[[&quot;2020&quot;,6,9]]},&quot;issued&quot;:{&quot;date-parts&quot;:[[&quot;2019&quot;]]}}}],&quot;schema&quot;:&quot;https://github.com/citation-style-language/schema/raw/master/csl-citation.json&quot;} RNDlldX81iv13"/>(SUTTO, 2019)<text:reference-mark-end text:name="ZOTERO_ITEM CSL_CITATION {&quot;citationID&quot;:&quot;FTMM7yZI&quot;,&quot;properties&quot;:{&quot;formattedCitation&quot;:&quot;(SUTTO, 2019)&quot;,&quot;plainCitation&quot;:&quot;(SUTTO, 2019)&quot;,&quot;noteIndex&quot;:0},&quot;citationItems&quot;:[{&quot;id&quot;:20,&quot;uris&quot;:[&quot;http://zotero.org/groups/2517093/items/PL55HUPF&quot;],&quot;uri&quot;:[&quot;http://zotero.org/groups/2517093/items/PL55HUPF&quot;],&quot;itemData&quot;:{&quot;id&quot;:20,&quot;type&quot;:&quot;post-weblog&quot;,&quot;abstract&quot;:&quot;Os dados foram retirados de um estudo chamado Best B-Schools elaborado pela Bloomberg&quot;,&quot;container-title&quot;:&quot;InfoMoney&quot;,&quot;language&quot;:&quot;pt-BR&quot;,&quot;note&quot;:&quot;source: www.infomoney.com.br\nsection: Carreira&quot;,&quot;title&quot;:&quot;As 15 melhores escolas de negócios do mundo, segundo recrutadores&quot;,&quot;URL&quot;:&quot;https://www.infomoney.com.br/carreira/as-15-melhores-escolas-de-negocios-do-mundo-segundo-recrutadores/&quot;,&quot;author&quot;:[{&quot;family&quot;:&quot;Sutto&quot;,&quot;given&quot;:&quot;Giovanna&quot;}],&quot;accessed&quot;:{&quot;date-parts&quot;:[[&quot;2020&quot;,6,9]]},&quot;issued&quot;:{&quot;date-parts&quot;:[[&quot;2019&quot;]]}}}],&quot;schema&quot;:&quot;https://github.com/citation-style-language/schema/raw/master/csl-citation.json&quot;} RNDlldX81iv13"/>.</text:p>
      <text:p text:style-name="Text_20_body">A universidade que aparece no topo do ranking é a Universidade da Pensilvânia (Wharton) que possui os departamentos de contabilidade, ciências atuarias, e-commerce, economia, empreendedorismo, ética, finanças, administração geral, administração de serviços de saúde, gestão de recursos humanos, seguros, negócios internacionais, marketing, produção/gestão de operações, políticas <text:soft-page-break/>públicas, imóveis e análise quantitativa/estatística e pesquisas operacionais <text:reference-mark-start text:name="ZOTERO_ITEM CSL_CITATION {&quot;citationID&quot;:&quot;TplyMPIw&quot;,&quot;properties&quot;:{&quot;formattedCitation&quot;:&quot;(U.S NEWS, 2019)&quot;,&quot;plainCitation&quot;:&quot;(U.S NEWS, 2019)&quot;,&quot;noteIndex&quot;:0},&quot;citationItems&quot;:[{&quot;id&quot;:19,&quot;uris&quot;:[&quot;http://zotero.org/groups/2517093/items/8UXQS435&quot;],&quot;uri&quot;:[&quot;http://zotero.org/groups/2517093/items/8UXQS435&quot;],&quot;itemData&quot;:{&quot;id&quot;:19,&quot;type&quot;:&quot;webpage&quot;,&quot;abstract&quot;:&quot;These are the best graduate business schools in America.&quot;,&quot;container-title&quot;:&quot;The Best MBA Programs in America, Ranked&quot;,&quot;language&quot;:&quot;en&quot;,&quot;note&quot;:&quot;source: www.usnews.com&quot;,&quot;title&quot;:&quot;The Best MBA Programs in America, Ranked&quot;,&quot;URL&quot;:&quot;https://www.usnews.com/best-graduate-schools/top-business-schools/mba-rankings&quot;,&quot;author&quot;:[{&quot;family&quot;:&quot;U.S NEWS&quot;,&quot;given&quot;:&quot;&quot;}],&quot;accessed&quot;:{&quot;date-parts&quot;:[[&quot;2020&quot;,6,9]]},&quot;issued&quot;:{&quot;date-parts&quot;:[[&quot;2019&quot;]]}}}],&quot;schema&quot;:&quot;https://github.com/citation-style-language/schema/raw/master/csl-citation.json&quot;} RNDPjImouc4gD"/>(U.S NEWS, 2019)<text:reference-mark-end text:name="ZOTERO_ITEM CSL_CITATION {&quot;citationID&quot;:&quot;TplyMPIw&quot;,&quot;properties&quot;:{&quot;formattedCitation&quot;:&quot;(U.S NEWS, 2019)&quot;,&quot;plainCitation&quot;:&quot;(U.S NEWS, 2019)&quot;,&quot;noteIndex&quot;:0},&quot;citationItems&quot;:[{&quot;id&quot;:19,&quot;uris&quot;:[&quot;http://zotero.org/groups/2517093/items/8UXQS435&quot;],&quot;uri&quot;:[&quot;http://zotero.org/groups/2517093/items/8UXQS435&quot;],&quot;itemData&quot;:{&quot;id&quot;:19,&quot;type&quot;:&quot;webpage&quot;,&quot;abstract&quot;:&quot;These are the best graduate business schools in America.&quot;,&quot;container-title&quot;:&quot;The Best MBA Programs in America, Ranked&quot;,&quot;language&quot;:&quot;en&quot;,&quot;note&quot;:&quot;source: www.usnews.com&quot;,&quot;title&quot;:&quot;The Best MBA Programs in America, Ranked&quot;,&quot;URL&quot;:&quot;https://www.usnews.com/best-graduate-schools/top-business-schools/mba-rankings&quot;,&quot;author&quot;:[{&quot;family&quot;:&quot;U.S NEWS&quot;,&quot;given&quot;:&quot;&quot;}],&quot;accessed&quot;:{&quot;date-parts&quot;:[[&quot;2020&quot;,6,9]]},&quot;issued&quot;:{&quot;date-parts&quot;:[[&quot;2019&quot;]]}}}],&quot;schema&quot;:&quot;https://github.com/citation-style-language/schema/raw/master/csl-citation.json&quot;} RNDPjImouc4gD"/>. </text:p>
      <text:p text:style-name="P40">Enquanto que no cenário nacional destaca-se a Fundação Dom Cabral, considerada pelo ranking de educação executiva do jornal britânico Financial Times a melhor escola de negócios da América Latina e a décima melhor do mundo <text:reference-mark-start text:name="ZOTERO_ITEM CSL_CITATION {&quot;citationID&quot;:&quot;G8PjrPLl&quot;,&quot;properties&quot;:{&quot;formattedCitation&quot;:&quot;(\\uc0\\u201{}POCA NEG\\uc0\\u211{}CIOS, 2019)&quot;,&quot;plainCitation&quot;:&quot;(ÉPOCA NEGÓCIOS, 2019)&quot;,&quot;noteIndex&quot;:0},&quot;citationItems&quot;:[{&quot;id&quot;:18,&quot;uris&quot;:[&quot;http://zotero.org/groups/2517093/items/D7X2BWNJ&quot;],&quot;uri&quot;:[&quot;http://zotero.org/groups/2517093/items/D7X2BWNJ&quot;],&quot;itemData&quot;:{&quot;id&quot;:18,&quot;type&quot;:&quot;webpage&quot;,&quot;abstract&quot;:&quot;O ranking do jornal britânico Financial Times destaca a escola mineira como a primeira da América Latina&quot;,&quot;container-title&quot;:&quot;Época Negócios&quot;,&quot;language&quot;:&quot;pt-br&quot;,&quot;note&quot;:&quot;source: epocanegocios.globo.com&quot;,&quot;title&quot;:&quot;Fundação Dom Cabral fica entre as 10 melhores escolas de negócios do mundo&quot;,&quot;URL&quot;:&quot;https://epocanegocios.globo.com/Carreira/noticia/2019/06/fundacao-dom-cabral-fica-entre-10-melhores-escolas-de-negocios-do-mundo.html&quot;,&quot;author&quot;:[{&quot;family&quot;:&quot;Época Negócios&quot;,&quot;given&quot;:&quot;&quot;}],&quot;accessed&quot;:{&quot;date-parts&quot;:[[&quot;2020&quot;,6,9]]},&quot;issued&quot;:{&quot;date-parts&quot;:[[&quot;2019&quot;,6]]}}}],&quot;schema&quot;:&quot;https://github.com/citation-style-language/schema/raw/master/csl-citation.json&quot;} RNDEV6WAo5M7H"/><text:span text:style-name="T88">(ÉPOCA NEGÓCIOS, 2019)</text:span><text:reference-mark-end text:name="ZOTERO_ITEM CSL_CITATION {&quot;citationID&quot;:&quot;G8PjrPLl&quot;,&quot;properties&quot;:{&quot;formattedCitation&quot;:&quot;(\\uc0\\u201{}POCA NEG\\uc0\\u211{}CIOS, 2019)&quot;,&quot;plainCitation&quot;:&quot;(ÉPOCA NEGÓCIOS, 2019)&quot;,&quot;noteIndex&quot;:0},&quot;citationItems&quot;:[{&quot;id&quot;:18,&quot;uris&quot;:[&quot;http://zotero.org/groups/2517093/items/D7X2BWNJ&quot;],&quot;uri&quot;:[&quot;http://zotero.org/groups/2517093/items/D7X2BWNJ&quot;],&quot;itemData&quot;:{&quot;id&quot;:18,&quot;type&quot;:&quot;webpage&quot;,&quot;abstract&quot;:&quot;O ranking do jornal britânico Financial Times destaca a escola mineira como a primeira da América Latina&quot;,&quot;container-title&quot;:&quot;Época Negócios&quot;,&quot;language&quot;:&quot;pt-br&quot;,&quot;note&quot;:&quot;source: epocanegocios.globo.com&quot;,&quot;title&quot;:&quot;Fundação Dom Cabral fica entre as 10 melhores escolas de negócios do mundo&quot;,&quot;URL&quot;:&quot;https://epocanegocios.globo.com/Carreira/noticia/2019/06/fundacao-dom-cabral-fica-entre-10-melhores-escolas-de-negocios-do-mundo.html&quot;,&quot;author&quot;:[{&quot;family&quot;:&quot;Época Negócios&quot;,&quot;given&quot;:&quot;&quot;}],&quot;accessed&quot;:{&quot;date-parts&quot;:[[&quot;2020&quot;,6,9]]},&quot;issued&quot;:{&quot;date-parts&quot;:[[&quot;2019&quot;,6]]}}}],&quot;schema&quot;:&quot;https://github.com/citation-style-language/schema/raw/master/csl-citation.json&quot;} RNDEV6WAo5M7H"/>.</text:p>
      <text:p text:style-name="Text_20_body">Com uma cenário econômico muito mais globalizado e a alta complexidade dos negócios, dada gama de possibilidades, fez com que a diversidade no estudo em educação para negócios crescesse na mesma proporção. </text:p>
      <text:p text:style-name="Text_20_body">O que se iniciou como um estudo contábil e administrativo, hoje inclui uma base na gestão de recursos humanos e empreendedorismo, indispensáveis nas condições atuais. As crises do mundo capitalista fazem com o estado tente refinar seus métodos para alocação de recursos, acordos na balança comercial e políticas públicas. E o marketing cresceu exponencialmente com as tecnologias da informação, além de que sua necessidade de compreender o comportamento das pessoas está próxima, mas com objetivo diferente, às ciências econômicas e os constantes estudos macroeconômicos sobre a tomada de decisão, tanto de investimento, quanto poupança da população. </text:p>
      <text:p text:style-name="P40">A preocupação das empresas com políticas estatais sempre existiu pelo fato de que os recursos alocados na união exercerem um peso significativo para guiar a economia do país. Há um dependência de possíveis boas decisões do estado para o empresário atingir seus objetivos de curto, médio e longo prazo, tanto que há uma intenção de aproximar a administração estatal do mundo dos negócios. A Fundação Dom Cabral, por exemplo, possui um portfólio de cursos para gestão pública envolvendo: transformação digital, governança corporativa, foco em eficiência, gestão de projetos, inovação e uma série de outros temas que visam a busca de resultados superiores e uma gestão pública sustentável <text:reference-mark-start text:name="ZOTERO_ITEM CSL_CITATION {&quot;citationID&quot;:&quot;hZWIEeTS&quot;,&quot;properties&quot;:{&quot;formattedCitation&quot;:&quot;(FUNDA\\uc0\\u199{}\\uc0\\u195{}O DOM CABRAL, 2020)&quot;,&quot;plainCitation&quot;:&quot;(FUNDAÇÃO DOM CABRAL, 2020)&quot;,&quot;noteIndex&quot;:0},&quot;citationItems&quot;:[{&quot;id&quot;:17,&quot;uris&quot;:[&quot;http://zotero.org/groups/2517093/items/PCHEKBG3&quot;],&quot;uri&quot;:[&quot;http://zotero.org/groups/2517093/items/PCHEKBG3&quot;],&quot;itemData&quot;:{&quot;id&quot;:17,&quot;type&quot;:&quot;webpage&quot;,&quot;title&quot;:&quot;Gestão Pública | FDC | Fundação Dom Cabral&quot;,&quot;URL&quot;:&quot;https://www.fdc.org.br/gestao-publica&quot;,&quot;author&quot;:[{&quot;family&quot;:&quot;Fundação Dom Cabral&quot;,&quot;given&quot;:&quot;&quot;}],&quot;accessed&quot;:{&quot;date-parts&quot;:[[&quot;2020&quot;,6,9]]},&quot;issued&quot;:{&quot;date-parts&quot;:[[&quot;2020&quot;]]}}}],&quot;schema&quot;:&quot;https://github.com/citation-style-language/schema/raw/master/csl-citation.json&quot;} RNDfYz7pcbJCL"/><text:span text:style-name="T88">(FUNDAÇÃO DOM CABRAL, 2020)</text:span><text:reference-mark-end text:name="ZOTERO_ITEM CSL_CITATION {&quot;citationID&quot;:&quot;hZWIEeTS&quot;,&quot;properties&quot;:{&quot;formattedCitation&quot;:&quot;(FUNDA\\uc0\\u199{}\\uc0\\u195{}O DOM CABRAL, 2020)&quot;,&quot;plainCitation&quot;:&quot;(FUNDAÇÃO DOM CABRAL, 2020)&quot;,&quot;noteIndex&quot;:0},&quot;citationItems&quot;:[{&quot;id&quot;:17,&quot;uris&quot;:[&quot;http://zotero.org/groups/2517093/items/PCHEKBG3&quot;],&quot;uri&quot;:[&quot;http://zotero.org/groups/2517093/items/PCHEKBG3&quot;],&quot;itemData&quot;:{&quot;id&quot;:17,&quot;type&quot;:&quot;webpage&quot;,&quot;title&quot;:&quot;Gestão Pública | FDC | Fundação Dom Cabral&quot;,&quot;URL&quot;:&quot;https://www.fdc.org.br/gestao-publica&quot;,&quot;author&quot;:[{&quot;family&quot;:&quot;Fundação Dom Cabral&quot;,&quot;given&quot;:&quot;&quot;}],&quot;accessed&quot;:{&quot;date-parts&quot;:[[&quot;2020&quot;,6,9]]},&quot;issued&quot;:{&quot;date-parts&quot;:[[&quot;2020&quot;]]}}}],&quot;schema&quot;:&quot;https://github.com/citation-style-language/schema/raw/master/csl-citation.json&quot;} RNDfYz7pcbJCL"/>. </text:p>
      <text:p text:style-name="Text_20_body">Por sua vez, as instituições educacionais do setor público tem se preocupado com as necessidades atuais da gestão pública e privada, o IFES Campus Colatina, por exemplo, disponibiliza os cursos de pós-graduação Lato Senso em Gestão Pública e Administração Pública. Apesar de características e objetivos semelhantes, possuem particularidades ... </text:p>
      <text:p text:style-name="Text_20_body"><text:soft-page-break/>Diante da oferta de capacitação para o gestor moderno, como a tecnologia pode contribuir para a percepção de um cenário como um todo? </text:p>
      <text:p text:style-name="Text_20_body">“Nesse contexto de mudanças em que a lógica econômica e utilitarista de curto prazo parece ceder espaço para uma lógica sustentável e de longo prazo <text:span text:style-name="T12">(ALVES, 2001),</text:span> torna-se necessário refletir sobre o processo de formação dos gestores, que irão tomar decisões acerca das respostas adequadas ou inadequadas às demandas do universo corporativo. Em razão disso, observa-se que as escolas de negócio têm estado nos últimos tempos na “mira” dos estudiosos do tema. As críticas referem-se ao pensamento predominantemente cartesiano e unidimensional dos programas de educação gerencial, à apresentação de conteúdos fragmentados, ao fracasso das escolas que formam gestores que depois se envolvem em escândalos corporativos e à visão distorcida do que significa administrar <text:span text:style-name="T12">(CHANLAT, 2000; MINTZBERG, 2006; ALMEIDA, 2008).</text:span>” <text:reference-mark-start text:name="ZOTERO_ITEM CSL_CITATION {&quot;citationID&quot;:&quot;3aZEVueA&quot;,&quot;properties&quot;:{&quot;formattedCitation&quot;:&quot;(VASCONCELOS; JUNIOR; SILVA, 2013, p. 48)&quot;,&quot;plainCitation&quot;:&quot;(VASCONCELOS; JUNIOR; SILVA, 2013, p. 48)&quot;,&quot;noteIndex&quot;:0},&quot;citationItems&quot;:[{&quot;id&quot;:&quot;zMdVSnRY/T6QmAYFB&quot;,&quot;uris&quot;:[&quot;http://zotero.org/users/6672718/items/GA2V247S&quot;],&quot;uri&quot;:[&quot;http://zotero.org/users/6672718/items/GA2V247S&quot;],&quot;itemData&quot;:{&quot;id&quot;:1,&quot;type&quot;:&quot;article-magazine&quot;,&quot;container-title&quot;:&quot;Educação Gerencial para Atuação em Ambientes de Negócios Sustentáveis: Desafios e Tendências de uma Escola de Negócios Brasileira&quot;,&quot;ISSN&quot;:&quot;1678-6971&quot;,&quot;issue&quot;:&quot;4&quot;,&quot;language&quot;:&quot;Português BR&quot;,&quot;page&quot;:&quot;45-75&quot;,&quot;title&quot;:&quot;Educação Gerencial para Atuação em Ambientes de Negócios Sustentáveis: Desafios e Tendências de uma Escola de Negócios Brasileira&quot;,&quot;title-short&quot;:&quot;educação gerencial para atuação em ambientes de negócios sustentáveis&quot;,&quot;volume&quot;:&quot;14&quot;,&quot;author&quot;:[{&quot;family&quot;:&quot;Vasconcelos&quot;,&quot;given&quot;:&quot;Kátia Cyrlene de Araujo&quot;},{&quot;family&quot;:&quot;Junior&quot;,&quot;given&quot;:&quot;Annor da Silva&quot;},{&quot;family&quot;:&quot;Silva&quot;,&quot;given&quot;:&quot;Priscilla de Oliveira Martins&quot;}],&quot;issued&quot;:{&quot;date-parts&quot;:[[&quot;2013&quot;,8]]}},&quot;locator&quot;:&quot;48&quot;}],&quot;schema&quot;:&quot;https://github.com/citation-style-language/schema/raw/master/csl-citation.json&quot;} RNDU5g9aXVb70"/>(VASCONCELOS; JUNIOR; SILVA, 2013, p. 48)<text:reference-mark-end text:name="ZOTERO_ITEM CSL_CITATION {&quot;citationID&quot;:&quot;3aZEVueA&quot;,&quot;properties&quot;:{&quot;formattedCitation&quot;:&quot;(VASCONCELOS; JUNIOR; SILVA, 2013, p. 48)&quot;,&quot;plainCitation&quot;:&quot;(VASCONCELOS; JUNIOR; SILVA, 2013, p. 48)&quot;,&quot;noteIndex&quot;:0},&quot;citationItems&quot;:[{&quot;id&quot;:&quot;zMdVSnRY/T6QmAYFB&quot;,&quot;uris&quot;:[&quot;http://zotero.org/users/6672718/items/GA2V247S&quot;],&quot;uri&quot;:[&quot;http://zotero.org/users/6672718/items/GA2V247S&quot;],&quot;itemData&quot;:{&quot;id&quot;:1,&quot;type&quot;:&quot;article-magazine&quot;,&quot;container-title&quot;:&quot;Educação Gerencial para Atuação em Ambientes de Negócios Sustentáveis: Desafios e Tendências de uma Escola de Negócios Brasileira&quot;,&quot;ISSN&quot;:&quot;1678-6971&quot;,&quot;issue&quot;:&quot;4&quot;,&quot;language&quot;:&quot;Português BR&quot;,&quot;page&quot;:&quot;45-75&quot;,&quot;title&quot;:&quot;Educação Gerencial para Atuação em Ambientes de Negócios Sustentáveis: Desafios e Tendências de uma Escola de Negócios Brasileira&quot;,&quot;title-short&quot;:&quot;educação gerencial para atuação em ambientes de negócios sustentáveis&quot;,&quot;volume&quot;:&quot;14&quot;,&quot;author&quot;:[{&quot;family&quot;:&quot;Vasconcelos&quot;,&quot;given&quot;:&quot;Kátia Cyrlene de Araujo&quot;},{&quot;family&quot;:&quot;Junior&quot;,&quot;given&quot;:&quot;Annor da Silva&quot;},{&quot;family&quot;:&quot;Silva&quot;,&quot;given&quot;:&quot;Priscilla de Oliveira Martins&quot;}],&quot;issued&quot;:{&quot;date-parts&quot;:[[&quot;2013&quot;,8]]}},&quot;locator&quot;:&quot;48&quot;}],&quot;schema&quot;:&quot;https://github.com/citation-style-language/schema/raw/master/csl-citation.json&quot;} RNDU5g9aXVb70"/><text:span text:style-name="T76">.</text:span></text:p>
      <text:p text:style-name="P19">https://forbes.uol.com.br/negocios/2019/03/descubra-o-que-e-a-educacao-executiva-4-0/ </text:p>
      <text:p text:style-name="P19"/>
      <text:h text:style-name="Heading_20_2" text:outline-level="2"><text:bookmark-start text:name="__RefHeading___Toc6511_975677452"/>A Complexidade na economia<text:bookmark-end text:name="__RefHeading___Toc6511_975677452"/></text:h>
      <text:p text:style-name="Text_20_body">Falar sobre como uma decisão pode levar a várias outras reações inesperadas. </text:p>
      <text:p text:style-name="Text_20_body"/>
      <text:h text:style-name="P49" text:outline-level="2"><text:bookmark-start text:name="__RefHeading___Toc6513_975677452"/>O Conhecimento por Simulação<text:bookmark-end text:name="__RefHeading___Toc6513_975677452"/></text:h>
      <text:p text:style-name="P25"><text:span text:style-name="T100">Esse tópico fala sobre o papel da simulação </text:span><text:span text:style-name="T31">no</text:span><text:span text:style-name="T100"> auxílio do processo de </text:span><text:span text:style-name="T31">ensino</text:span><text:span text:style-name="T100">, tema abrangido pelo presente projeto, </text:span><text:span text:style-name="T31">explicando</text:span><text:span text:style-name="T100"> o </text:span><text:span text:style-name="T31">motivo d</text:span><text:span text:style-name="T100">o </text:span><text:span text:style-name="T31">conceito de simuladores se </text:span><text:span text:style-name="T100">encaixar na solução proposta. O tópico </text:span><text:span text:style-name="T31">p</text:span><text:span text:style-name="T100">ossui três seções, sendo elas: </text:span></text:p>
      <text:list xml:id="list1688087729" text:style-name="L4">
        <text:list-item>
          <text:p text:style-name="P55">O que é simulação; </text:p>
        </text:list-item>
        <text:list-item>
          <text:p text:style-name="P55">Simulação no processo de aprendizagem;</text:p>
        </text:list-item>
        <text:list-item>
          <text:p text:style-name="P56">Construtivismo;</text:p>
        </text:list-item>
        <text:list-item>
          <text:p text:style-name="P54"><text:span text:style-name="T31">C</text:span><text:span text:style-name="T100">onclusão.</text:span></text:p>
        </text:list-item>
      </text:list>
      <text:p text:style-name="P24"/>
      <text:h text:style-name="Heading_20_3" text:outline-level="3"><text:bookmark-start text:name="__RefHeading___Toc11875_1058660758"/>O que é simulação<text:bookmark-end text:name="__RefHeading___Toc11875_1058660758"/></text:h>
      <text:p text:style-name="Text_20_body">A simulação não é uma novidade e tem evoluído muito desde suas primeiras aplicações. A aplicabilidade da simulação é de extensão inimaginável e é utilizada nas mais diversas áreas do conhecimento <text:reference-mark-start text:name="ZOTERO_ITEM CSL_CITATION {&quot;citationID&quot;:&quot;lX9MKiQH&quot;,&quot;properties&quot;:{&quot;formattedCitation&quot;:&quot;(BALADEZ, 2016, p. 29)&quot;,&quot;plainCitation&quot;:&quot;(BALADEZ, 2016, p. 29)&quot;,&quot;noteIndex&quot;:0},&quot;citationItems&quot;:[{&quot;id&quot;:7,&quot;uris&quot;:[&quot;http://zotero.org/groups/2517093/items/BJIMTIG4&quot;],&quot;uri&quot;:[&quot;http://zotero.org/groups/2517093/items/BJIMTIG4&quot;],&quot;itemData&quot;:{&quot;id&quot;:7,&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29&quot;}],&quot;schema&quot;:&quot;https://github.com/citation-style-language/schema/raw/master/csl-citation.json&quot;} RNDn18Yo6BVo5"/>(BALADEZ, 2016, p. 29)<text:reference-mark-end text:name="ZOTERO_ITEM CSL_CITATION {&quot;citationID&quot;:&quot;lX9MKiQH&quot;,&quot;properties&quot;:{&quot;formattedCitation&quot;:&quot;(BALADEZ, 2016, p. 29)&quot;,&quot;plainCitation&quot;:&quot;(BALADEZ, 2016, p. 29)&quot;,&quot;noteIndex&quot;:0},&quot;citationItems&quot;:[{&quot;id&quot;:7,&quot;uris&quot;:[&quot;http://zotero.org/groups/2517093/items/BJIMTIG4&quot;],&quot;uri&quot;:[&quot;http://zotero.org/groups/2517093/items/BJIMTIG4&quot;],&quot;itemData&quot;:{&quot;id&quot;:7,&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29&quot;}],&quot;schema&quot;:&quot;https://github.com/citation-style-language/schema/raw/master/csl-citation.json&quot;} RNDn18Yo6BVo5"/>. </text:p>
      <text:p text:style-name="P26"><text:span text:style-name="T97">A necessidade d</text:span><text:span text:style-name="T107">e se utilizar a prática de </text:span><text:span text:style-name="T97">simulação é antiga, muito antes de existirem os computadores. </text:span><text:span text:style-name="T34">E</text:span><text:span text:style-name="T98">la tem origem na carência de representações de campo de batalha, onde era aplicado em tabuleiros. É necessário ressaltar, </text:span><text:span text:style-name="T99">porém,</text:span><text:span text:style-name="T98"> que existe uma diferença </text:span><text:span text:style-name="T99">entre </text:span><text:span text:style-name="T98">simulação e <text:s/>representação, </text:span><text:span text:style-name="T99">pois po</text:span><text:span text:style-name="T98">r mais que esses dois concei</text:span><text:span text:style-name="T29">t</text:span><text:span text:style-name="T98">os trabalhem juntos e auxiliam o processo de </text:span><text:span text:style-name="T29">assimilação do conhecimento, </text:span><text:span text:style-name="T30">ambos apresentam conceitos diferentes. A representação é estática, reproduzindo apenas os objetos nos <text:s/>sistemas, já a simulação é dinâmica, nela ocorre processo de movimento e/ou comportamento dos objetos que representam o sistema</text:span><text:span text:style-name="T98"> <text:s/></text:span><text:reference-mark-start text:name="ZOTERO_ITEM CSL_CITATION {&quot;citationID&quot;:&quot;cesXBtt2&quot;,&quot;properties&quot;:{&quot;formattedCitation&quot;:&quot;(BALADEZ, 2016, p. 30)&quot;,&quot;plainCitation&quot;:&quot;(BALADEZ, 2016, p. 30)&quot;,&quot;noteIndex&quot;:0},&quot;citationItems&quot;:[{&quot;id&quot;:7,&quot;uris&quot;:[&quot;http://zotero.org/groups/2517093/items/BJIMTIG4&quot;],&quot;uri&quot;:[&quot;http://zotero.org/groups/2517093/items/BJIMTIG4&quot;],&quot;itemData&quot;:{&quot;id&quot;:7,&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0&quot;}],&quot;schema&quot;:&quot;https://github.com/citation-style-language/schema/raw/master/csl-citation.json&quot;} RNDIrL1yrhZyj"/><text:span text:style-name="T98">(BALADEZ, 2016, p. 30)</text:span><text:reference-mark-end text:name="ZOTERO_ITEM CSL_CITATION {&quot;citationID&quot;:&quot;cesXBtt2&quot;,&quot;properties&quot;:{&quot;formattedCitation&quot;:&quot;(BALADEZ, 2016, p. 30)&quot;,&quot;plainCitation&quot;:&quot;(BALADEZ, 2016, p. 30)&quot;,&quot;noteIndex&quot;:0},&quot;citationItems&quot;:[{&quot;id&quot;:7,&quot;uris&quot;:[&quot;http://zotero.org/groups/2517093/items/BJIMTIG4&quot;],&quot;uri&quot;:[&quot;http://zotero.org/groups/2517093/items/BJIMTIG4&quot;],&quot;itemData&quot;:{&quot;id&quot;:7,&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0&quot;}],&quot;schema&quot;:&quot;https://github.com/citation-style-language/schema/raw/master/csl-citation.json&quot;} RNDIrL1yrhZyj"/><text:span text:style-name="T98">. </text:span><text:span text:style-name="T101">Conclui-se então que a interatividade é o que distingue os dois termos, pois uma vez que </text:span><text:span text:style-name="T32">o termo</text:span><text:span text:style-name="T101"> representação faz uma separação entre o sujeito e os objetos, a simulação é uma junção de ambos.</text:span></text:p>
      <text:p text:style-name="Text_20_body">Para explicar a evolução da simulação, <text:span text:style-name="T108">Baladez </text:span><text:reference-mark-start text:name="ZOTERO_ITEM CSL_CITATION {&quot;citationID&quot;:&quot;KNh2pFNz&quot;,&quot;properties&quot;:{&quot;formattedCitation&quot;:&quot;(2016)&quot;,&quot;plainCitation&quot;:&quot;(2016)&quot;,&quot;noteIndex&quot;:0},&quot;citationItems&quot;:[{&quot;id&quot;:7,&quot;uris&quot;:[&quot;http://zotero.org/groups/2517093/items/BJIMTIG4&quot;],&quot;uri&quot;:[&quot;http://zotero.org/groups/2517093/items/BJIMTIG4&quot;],&quot;itemData&quot;:{&quot;id&quot;:7,&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suppress-author&quot;:true}],&quot;schema&quot;:&quot;https://github.com/citation-style-language/schema/raw/master/csl-citation.json&quot;} RNDPMI99xcjWi"/><text:span text:style-name="T108">(2016)</text:span><text:reference-mark-end text:name="ZOTERO_ITEM CSL_CITATION {&quot;citationID&quot;:&quot;KNh2pFNz&quot;,&quot;properties&quot;:{&quot;formattedCitation&quot;:&quot;(2016)&quot;,&quot;plainCitation&quot;:&quot;(2016)&quot;,&quot;noteIndex&quot;:0},&quot;citationItems&quot;:[{&quot;id&quot;:7,&quot;uris&quot;:[&quot;http://zotero.org/groups/2517093/items/BJIMTIG4&quot;],&quot;uri&quot;:[&quot;http://zotero.org/groups/2517093/items/BJIMTIG4&quot;],&quot;itemData&quot;:{&quot;id&quot;:7,&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suppress-author&quot;:true}],&quot;schema&quot;:&quot;https://github.com/citation-style-language/schema/raw/master/csl-citation.json&quot;} RNDPMI99xcjWi"/> <text:span text:style-name="T108">utiliza </text:span><text:span text:style-name="T35">um dos jogos mais conhecidos da antiguidade, que até nos dias atuais se faz presente</text:span><text:span text:style-name="T108"> como </text:span><text:span text:style-name="T35">um tipo</text:span><text:span text:style-name="T108"> de entretenimento: o xadrez. Esse jogo assim como o Go, um outro jogo de tabuleiro antecessor do xadrez, teve um papel importante no treinamento de comandantes de exércitos antigos. O xadrez antes de se tornar um entretenimento era um simulador de batalhas com foco em estratégias. </text:span><text:span text:style-name="T109">O tabuleiro representava o campo de batalha e as peças, as forças bélicas envolvidas em uma batalha.</text:span></text:p>
      <text:p text:style-name="Text_20_body"><text:span text:style-name="T36">A evolução da simulação é fortemente ligada à história militar, </text:span><text:span text:style-name="T37">Dunnigan e Perla </text:span><text:reference-mark-start text:name="ZOTERO_ITEM CSL_CITATION {&quot;citationID&quot;:&quot;Hcb8iuTH&quot;,&quot;properties&quot;:{&quot;formattedCitation&quot;:&quot;(apud BALADEZ, 2016, p. 32)&quot;,&quot;plainCitation&quot;:&quot;(apud BALADEZ, 2016, p. 32)&quot;,&quot;noteIndex&quot;:0},&quot;citationItems&quot;:[{&quot;id&quot;:7,&quot;uris&quot;:[&quot;http://zotero.org/groups/2517093/items/BJIMTIG4&quot;],&quot;uri&quot;:[&quot;http://zotero.org/groups/2517093/items/BJIMTIG4&quot;],&quot;itemData&quot;:{&quot;id&quot;:7,&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2&quot;,&quot;prefix&quot;:&quot;apud &quot;}],&quot;schema&quot;:&quot;https://github.com/citation-style-language/schema/raw/master/csl-citation.json&quot;} RNDbywihkodPM"/><text:span text:style-name="T37">(apud BALADEZ, 2016, p. 32)</text:span><text:reference-mark-end text:name="ZOTERO_ITEM CSL_CITATION {&quot;citationID&quot;:&quot;Hcb8iuTH&quot;,&quot;properties&quot;:{&quot;formattedCitation&quot;:&quot;(apud BALADEZ, 2016, p. 32)&quot;,&quot;plainCitation&quot;:&quot;(apud BALADEZ, 2016, p. 32)&quot;,&quot;noteIndex&quot;:0},&quot;citationItems&quot;:[{&quot;id&quot;:7,&quot;uris&quot;:[&quot;http://zotero.org/groups/2517093/items/BJIMTIG4&quot;],&quot;uri&quot;:[&quot;http://zotero.org/groups/2517093/items/BJIMTIG4&quot;],&quot;itemData&quot;:{&quot;id&quot;:7,&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2&quot;,&quot;prefix&quot;:&quot;apud &quot;}],&quot;schema&quot;:&quot;https://github.com/citation-style-language/schema/raw/master/csl-citation.json&quot;} RNDbywihkodPM"/><text:span text:style-name="T37"> </text:span><text:span text:style-name="T38">dizem que no século XVII surgiu um moderno </text:span><text:soft-page-break/><text:span text:style-name="T38">jogo de guerra, inicialmente, apresentando características do xadrez, porém este adicionava elementos de paisagem e outras características avançadas, aumentando o detalhamento e ampliando as possibilidades. </text:span></text:p>
      <text:p text:style-name="P29"><text:span text:style-name="T14">Foi visto na simulação então, uma maneira de testar teorias e reações simples. Os oficiais estudavam estratégias, faziam experimentos sem envolver nenhuma vida, sem perder qualquer parte das tropas. Na primeira guerra mundial, </text:span><text:span text:style-name="T39">um grande número de pilotos deveria ser treinado em pouco tempo então simuladores mecânicos foram criados para oferecer treinamento prático. Essa abordagem não colocava a vida de nenhum piloto em risco e consequentemente, nenhum avião se perderia no treinamento e nem o tempo gasto.</text:span></text:p>
      <text:p text:style-name="Text_20_body"><text:span text:style-name="T39">A segunda guerra mundial por sua vez impulsionou o desenvolvimento científico, surgindo nela, as primeiras máquina computacionais, dando assim, o primeiro e mais importante passo para o desenvolvimento de sistemas mais complexos e avançados de simulação. “e com o avanço quase exponencial da tecnologia computacional do último século, sistemas bastante realistas têm auxiliado cada vez mais os exércitos no treinamento de seus contingentes” </text:span><text:span text:style-name="T37">Dunnigan e Perla </text:span><text:reference-mark-start text:name="ZOTERO_ITEM CSL_CITATION {&quot;citationID&quot;:&quot;oB8g3Tm0&quot;,&quot;properties&quot;:{&quot;formattedCitation&quot;:&quot;(apud SCHITCOSKI, 2009)&quot;,&quot;plainCitation&quot;:&quot;(apud SCHITCOSKI, 2009)&quot;,&quot;noteIndex&quot;:0},&quot;citationItems&quot;:[{&quot;id&quot;:4,&quot;uris&quot;:[&quot;http://zotero.org/groups/2517093/items/FRGLABJN&quot;],&quot;uri&quot;:[&quot;http://zotero.org/groups/2517093/items/FRGLABJN&quot;],&quot;itemData&quot;:{&quot;id&quot;:4,&quot;type&quot;:&quot;thesis&quot;,&quot;event-place&quot;:&quot;Rio de Janeiro&quot;,&quot;genre&quot;:&quot;Dissertação de mestrado&quot;,&quot;publisher&quot;:&quot;Instituto Militar de Engenharia&quot;,&quot;publisher-place&quot;:&quot;Rio de Janeiro&quot;,&quot;title&quot;:&quot;Uma arquitetura modular para sistemas de treinamento militar em operações táticas&quot;,&quot;URL&quot;:&quot;http://www.dominiopublico.gov.br/pesquisa/DetalheObraForm.do?select_action=&amp;co_obra=129303&quot;,&quot;author&quot;:[{&quot;family&quot;:&quot;Schitcoski&quot;,&quot;given&quot;:&quot;Robertson&quot;}],&quot;accessed&quot;:{&quot;date-parts&quot;:[[&quot;2020&quot;,6,10]]},&quot;issued&quot;:{&quot;date-parts&quot;:[[&quot;2009&quot;]]}},&quot;prefix&quot;:&quot;apud&quot;}],&quot;schema&quot;:&quot;https://github.com/citation-style-language/schema/raw/master/csl-citation.json&quot;} RNDnZ7tn9aTu1"/><text:span text:style-name="T37">(apud SCHITCOSKI, 2009)</text:span><text:reference-mark-end text:name="ZOTERO_ITEM CSL_CITATION {&quot;citationID&quot;:&quot;oB8g3Tm0&quot;,&quot;properties&quot;:{&quot;formattedCitation&quot;:&quot;(apud SCHITCOSKI, 2009)&quot;,&quot;plainCitation&quot;:&quot;(apud SCHITCOSKI, 2009)&quot;,&quot;noteIndex&quot;:0},&quot;citationItems&quot;:[{&quot;id&quot;:4,&quot;uris&quot;:[&quot;http://zotero.org/groups/2517093/items/FRGLABJN&quot;],&quot;uri&quot;:[&quot;http://zotero.org/groups/2517093/items/FRGLABJN&quot;],&quot;itemData&quot;:{&quot;id&quot;:4,&quot;type&quot;:&quot;thesis&quot;,&quot;event-place&quot;:&quot;Rio de Janeiro&quot;,&quot;genre&quot;:&quot;Dissertação de mestrado&quot;,&quot;publisher&quot;:&quot;Instituto Militar de Engenharia&quot;,&quot;publisher-place&quot;:&quot;Rio de Janeiro&quot;,&quot;title&quot;:&quot;Uma arquitetura modular para sistemas de treinamento militar em operações táticas&quot;,&quot;URL&quot;:&quot;http://www.dominiopublico.gov.br/pesquisa/DetalheObraForm.do?select_action=&amp;co_obra=129303&quot;,&quot;author&quot;:[{&quot;family&quot;:&quot;Schitcoski&quot;,&quot;given&quot;:&quot;Robertson&quot;}],&quot;accessed&quot;:{&quot;date-parts&quot;:[[&quot;2020&quot;,6,10]]},&quot;issued&quot;:{&quot;date-parts&quot;:[[&quot;2009&quot;]]}},&quot;prefix&quot;:&quot;apud&quot;}],&quot;schema&quot;:&quot;https://github.com/citation-style-language/schema/raw/master/csl-citation.json&quot;} RNDnZ7tn9aTu1"/><text:span text:style-name="T39">.</text:span></text:p>
      <text:p text:style-name="P28"><text:span text:style-name="T103">Uma </text:span><text:span text:style-name="T33">resumo</text:span><text:span text:style-name="T103"> do conceito de simulação é abordado por </text:span><text:span text:style-name="T104">Filho e Scarpelini </text:span><text:reference-mark-start text:name="ZOTERO_ITEM CSL_CITATION {&quot;citationID&quot;:&quot;GuOzxjh8&quot;,&quot;properties&quot;:{&quot;formattedCitation&quot;:&quot;(2007, p. 162)&quot;,&quot;plainCitation&quot;:&quot;(2007, p. 162)&quot;,&quot;noteIndex&quot;:0},&quot;citationItems&quot;:[{&quot;id&quot;:5,&quot;uris&quot;:[&quot;http://zotero.org/groups/2517093/items/CFTCQUV4&quot;],&quot;uri&quot;:[&quot;http://zotero.org/groups/2517093/items/CFTCQUV4&quot;],&quot;itemData&quot;:{&quot;id&quot;:5,&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2&quot;,&quot;suppress-author&quot;:true}],&quot;schema&quot;:&quot;https://github.com/citation-style-language/schema/raw/master/csl-citation.json&quot;} RNDtZXBVnIPFi"/><text:span text:style-name="T104">(2007, p. 162)</text:span><text:reference-mark-end text:name="ZOTERO_ITEM CSL_CITATION {&quot;citationID&quot;:&quot;GuOzxjh8&quot;,&quot;properties&quot;:{&quot;formattedCitation&quot;:&quot;(2007, p. 162)&quot;,&quot;plainCitation&quot;:&quot;(2007, p. 162)&quot;,&quot;noteIndex&quot;:0},&quot;citationItems&quot;:[{&quot;id&quot;:5,&quot;uris&quot;:[&quot;http://zotero.org/groups/2517093/items/CFTCQUV4&quot;],&quot;uri&quot;:[&quot;http://zotero.org/groups/2517093/items/CFTCQUV4&quot;],&quot;itemData&quot;:{&quot;id&quot;:5,&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2&quot;,&quot;suppress-author&quot;:true}],&quot;schema&quot;:&quot;https://github.com/citation-style-language/schema/raw/master/csl-citation.json&quot;} RNDtZXBVnIPFi"/><text:span text:style-name="T104">:</text:span></text:p>
      <text:p text:style-name="Quotations">“A simulação é uma técnica de ensino que se fundamenta em princípios do ensino baseado em tarefas e se utiliza da reprodução parcial ou total destas tarefas em um modelo artificial, conceituado como simulador. <text:s/>Sua aplicação é relacionada, em geral, à atividades práticas que envolvam habilidades manuais ou decisões. Historicamente se desenvolveu isoladamente em diversas áreas do conhecimento humano e apenas recentemente começa a ser sistematizada. ”</text:p>
      <text:p text:style-name="Text_20_body"><text:span text:style-name="T106">Ou ainda Filho e Scarpelini </text:span><text:reference-mark-start text:name="ZOTERO_ITEM CSL_CITATION {&quot;citationID&quot;:&quot;6vYbSVc8&quot;,&quot;properties&quot;:{&quot;formattedCitation&quot;:&quot;(2007, p. 162)&quot;,&quot;plainCitation&quot;:&quot;(2007, p. 162)&quot;,&quot;noteIndex&quot;:0},&quot;citationItems&quot;:[{&quot;id&quot;:5,&quot;uris&quot;:[&quot;http://zotero.org/groups/2517093/items/CFTCQUV4&quot;],&quot;uri&quot;:[&quot;http://zotero.org/groups/2517093/items/CFTCQUV4&quot;],&quot;itemData&quot;:{&quot;id&quot;:5,&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2&quot;,&quot;suppress-author&quot;:true}],&quot;schema&quot;:&quot;https://github.com/citation-style-language/schema/raw/master/csl-citation.json&quot;} RNDWZvZ0kDH82"/><text:span text:style-name="T106">(2007, p. 162)</text:span><text:reference-mark-end text:name="ZOTERO_ITEM CSL_CITATION {&quot;citationID&quot;:&quot;6vYbSVc8&quot;,&quot;properties&quot;:{&quot;formattedCitation&quot;:&quot;(2007, p. 162)&quot;,&quot;plainCitation&quot;:&quot;(2007, p. 162)&quot;,&quot;noteIndex&quot;:0},&quot;citationItems&quot;:[{&quot;id&quot;:5,&quot;uris&quot;:[&quot;http://zotero.org/groups/2517093/items/CFTCQUV4&quot;],&quot;uri&quot;:[&quot;http://zotero.org/groups/2517093/items/CFTCQUV4&quot;],&quot;itemData&quot;:{&quot;id&quot;:5,&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2&quot;,&quot;suppress-author&quot;:true}],&quot;schema&quot;:&quot;https://github.com/citation-style-language/schema/raw/master/csl-citation.json&quot;} RNDWZvZ0kDH82"/><text:span text:style-name="T106"> simplificam a definição como: “técnica que se utiliza um simulador, considerando-se simulador como objeto ou representação parcial ou total de uma tarefa a ser replicada”. </text:span><text:span text:style-name="T110">O simulador citado na definição, pode adquirir divers</text:span><text:span text:style-name="T40">as formas</text:span><text:span text:style-name="T110">, isso dependerá da tarefa executada, </text:span><text:span text:style-name="T111">porém <text:s/>com o avanço quase exponencial da tecnologia, citado anteriormente, os computadores se tornaram a opção mais </text:span><text:span text:style-name="T41">atrativa. Com a utilização dos computadores, é possível ter acesso a um ambiente com maiores recursos de simulação virtual </text:span><text:reference-mark-start text:name="ZOTERO_ITEM CSL_CITATION {&quot;citationID&quot;:&quot;68boXE7n&quot;,&quot;properties&quot;:{&quot;formattedCitation&quot;:&quot;(FILHO; SCARPELINI, 2007, p. 163)&quot;,&quot;plainCitation&quot;:&quot;(FILHO; SCARPELINI, 2007, p. 163)&quot;,&quot;noteIndex&quot;:0},&quot;citationItems&quot;:[{&quot;id&quot;:5,&quot;uris&quot;:[&quot;http://zotero.org/groups/2517093/items/CFTCQUV4&quot;],&quot;uri&quot;:[&quot;http://zotero.org/groups/2517093/items/CFTCQUV4&quot;],&quot;itemData&quot;:{&quot;id&quot;:5,&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3&quot;}],&quot;schema&quot;:&quot;https://github.com/citation-style-language/schema/raw/master/csl-citation.json&quot;} RNDDOLn6DuhKi"/><text:span text:style-name="T41">(FILHO; SCARPELINI, 2007, p. 163)</text:span><text:reference-mark-end text:name="ZOTERO_ITEM CSL_CITATION {&quot;citationID&quot;:&quot;68boXE7n&quot;,&quot;properties&quot;:{&quot;formattedCitation&quot;:&quot;(FILHO; SCARPELINI, 2007, p. 163)&quot;,&quot;plainCitation&quot;:&quot;(FILHO; SCARPELINI, 2007, p. 163)&quot;,&quot;noteIndex&quot;:0},&quot;citationItems&quot;:[{&quot;id&quot;:5,&quot;uris&quot;:[&quot;http://zotero.org/groups/2517093/items/CFTCQUV4&quot;],&quot;uri&quot;:[&quot;http://zotero.org/groups/2517093/items/CFTCQUV4&quot;],&quot;itemData&quot;:{&quot;id&quot;:5,&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3&quot;}],&quot;schema&quot;:&quot;https://github.com/citation-style-language/schema/raw/master/csl-citation.json&quot;} RNDDOLn6DuhKi"/><text:span text:style-name="T41">. </text:span><text:span text:style-name="T42">Assim os computadores </text:span><text:soft-page-break/><text:span text:style-name="T42">proporcionam a integração de diversas combinações de recursos para a simulação de tarefas complexas.</text:span></text:p>
      <text:p text:style-name="P23"/>
      <text:h text:style-name="Heading_20_3" text:outline-level="3"><text:bookmark-start text:name="__RefHeading___Toc11877_1058660758"/>Simulação n<text:span text:style-name="T105">o</text:span> processo de aprendizagem<text:bookmark-end text:name="__RefHeading___Toc11877_1058660758"/></text:h>
      <text:p text:style-name="P30"><text:span text:style-name="T43">Para <text:s/>o </text:span>conhecimento <text:span text:style-name="T112">ser processado de forma mais completa, </text:span>muitas vezes é <text:span text:style-name="T112">necessário </text:span><text:span text:style-name="T43">haver um </text:span>contato com <text:span text:style-name="T112">o </text:span>que teoria <text:span text:style-name="T112">explica</text:span>, <text:span text:style-name="T44">uma experiência </text:span><text:span text:style-name="T43">prática </text:span><text:span text:style-name="T44">pode ser a chave</text:span>. Nada <text:span text:style-name="T112">melhor que uma </text:span><text:span text:style-name="T43">forma de </text:span>solidificar um conhecimento <text:span text:style-name="T112">adquirido,</text:span> <text:span text:style-name="T43">testando-o e</text:span> observ<text:span text:style-name="T43">ando as reações </text:span>diante de nossos olhos. </text:p>
      <text:p text:style-name="P31"><text:span text:style-name="T26">O processo cognitivo</text:span> <text:span text:style-name="T27">pode se mostrar, as vezes, difícil e lento</text:span>. <text:span text:style-name="T27">Portanto é necessário ferramentas e métodos para tornar esse processo mais simples </text:span>e <text:span text:style-name="T27">descomplicado </text:span><text:span text:style-name="T28">e ao mesmo tempo</text:span><text:span text:style-name="T27">, torná-lo </text:span>produtivo <text:span text:style-name="T96">e eficiente. Essa é algumas das </text:span><text:span text:style-name="T28">vantagens que </text:span><text:span text:style-name="T89">Goldschmidt </text:span><text:reference-mark-start text:name="ZOTERO_ITEM CSL_CITATION {&quot;citationID&quot;:&quot;JMTx9Q9i&quot;,&quot;properties&quot;:{&quot;formattedCitation&quot;:&quot;(1977, p. 2)&quot;,&quot;plainCitation&quot;:&quot;(1977, p. 2)&quot;,&quot;noteIndex&quot;:0},&quot;citationItems&quot;:[{&quot;id&quot;:8,&quot;uris&quot;:[&quot;http://zotero.org/groups/2517093/items/RN2HDKKU&quot;],&quot;uri&quot;:[&quot;http://zotero.org/groups/2517093/items/RN2HDKKU&quot;],&quot;itemData&quot;:{&quot;id&quot;:8,&quot;type&quot;:&quot;article-journal&quot;,&quot;container-title&quot;:&quot;Revista de Administração de Empresas&quot;,&quot;DOI&quot;:&quot;10.1590/S0034-75901977000300009&quot;,&quot;ISSN&quot;:&quot;0034-7590&quot;,&quot;issue&quot;:&quot;3&quot;,&quot;language&quot;:&quot;pt&quot;,&quot;note&quot;:&quot;publisher: Fundação Getulio Vargas/ Escola de Administração de Empresas de São Paulo /RAE-publicações&quot;,&quot;page&quot;:&quot;43-46&quot;,&quot;source&quot;:&quot;SciELO&quot;,&quot;title&quot;:&quot;Simulação e jogo de empresas&quot;,&quot;volume&quot;:&quot;17&quot;,&quot;author&quot;:[{&quot;family&quot;:&quot;Goldschmidt&quot;,&quot;given&quot;:&quot;Paulo C.&quot;}],&quot;issued&quot;:{&quot;date-parts&quot;:[[&quot;1977&quot;,6]]}},&quot;locator&quot;:&quot;2&quot;,&quot;suppress-author&quot;:true}],&quot;schema&quot;:&quot;https://github.com/citation-style-language/schema/raw/master/csl-citation.json&quot;} RND4giMBDed11"/><text:span text:style-name="T89">(1977, p. 2)</text:span><text:reference-mark-end text:name="ZOTERO_ITEM CSL_CITATION {&quot;citationID&quot;:&quot;JMTx9Q9i&quot;,&quot;properties&quot;:{&quot;formattedCitation&quot;:&quot;(1977, p. 2)&quot;,&quot;plainCitation&quot;:&quot;(1977, p. 2)&quot;,&quot;noteIndex&quot;:0},&quot;citationItems&quot;:[{&quot;id&quot;:8,&quot;uris&quot;:[&quot;http://zotero.org/groups/2517093/items/RN2HDKKU&quot;],&quot;uri&quot;:[&quot;http://zotero.org/groups/2517093/items/RN2HDKKU&quot;],&quot;itemData&quot;:{&quot;id&quot;:8,&quot;type&quot;:&quot;article-journal&quot;,&quot;container-title&quot;:&quot;Revista de Administração de Empresas&quot;,&quot;DOI&quot;:&quot;10.1590/S0034-75901977000300009&quot;,&quot;ISSN&quot;:&quot;0034-7590&quot;,&quot;issue&quot;:&quot;3&quot;,&quot;language&quot;:&quot;pt&quot;,&quot;note&quot;:&quot;publisher: Fundação Getulio Vargas/ Escola de Administração de Empresas de São Paulo /RAE-publicações&quot;,&quot;page&quot;:&quot;43-46&quot;,&quot;source&quot;:&quot;SciELO&quot;,&quot;title&quot;:&quot;Simulação e jogo de empresas&quot;,&quot;volume&quot;:&quot;17&quot;,&quot;author&quot;:[{&quot;family&quot;:&quot;Goldschmidt&quot;,&quot;given&quot;:&quot;Paulo C.&quot;}],&quot;issued&quot;:{&quot;date-parts&quot;:[[&quot;1977&quot;,6]]}},&quot;locator&quot;:&quot;2&quot;,&quot;suppress-author&quot;:true}],&quot;schema&quot;:&quot;https://github.com/citation-style-language/schema/raw/master/csl-citation.json&quot;} RND4giMBDed11"/><text:span text:style-name="T89"> descreve </text:span><text:span text:style-name="T90">em</text:span><text:span text:style-name="T89"> suas experiências</text:span><text:span text:style-name="T96"> </text:span><text:span text:style-name="T28">utilizando jogos e </text:span><text:span text:style-name="T96">simulações no processo de ensino.</text:span></text:p>
      <text:p text:style-name="Text_20_body">A Física <text:span text:style-name="T43">renascentista</text:span> utilizou-se da simulação como uma tática cognitiva legítima. Galileu e seus sucessores no século XVII ensaiaram suas teorias a partir de modelos, podemos dizer, simularam. São muito conhecidos os termos “método experimental” ou “empirismo” que encontram aí sua origem <text:reference-mark-start text:name="ZOTERO_ITEM CSL_CITATION {&quot;citationID&quot;:&quot;y7RAahLk&quot;,&quot;properties&quot;:{&quot;formattedCitation&quot;:&quot;(BALADEZ, 2016, p. 31)&quot;,&quot;plainCitation&quot;:&quot;(BALADEZ, 2016, p. 31)&quot;,&quot;noteIndex&quot;:0},&quot;citationItems&quot;:[{&quot;id&quot;:7,&quot;uris&quot;:[&quot;http://zotero.org/groups/2517093/items/BJIMTIG4&quot;],&quot;uri&quot;:[&quot;http://zotero.org/groups/2517093/items/BJIMTIG4&quot;],&quot;itemData&quot;:{&quot;id&quot;:7,&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1&quot;}],&quot;schema&quot;:&quot;https://github.com/citation-style-language/schema/raw/master/csl-citation.json&quot;} RNDqthHquPzRm"/>(BALADEZ, 2016, p. 31)<text:reference-mark-end text:name="ZOTERO_ITEM CSL_CITATION {&quot;citationID&quot;:&quot;y7RAahLk&quot;,&quot;properties&quot;:{&quot;formattedCitation&quot;:&quot;(BALADEZ, 2016, p. 31)&quot;,&quot;plainCitation&quot;:&quot;(BALADEZ, 2016, p. 31)&quot;,&quot;noteIndex&quot;:0},&quot;citationItems&quot;:[{&quot;id&quot;:7,&quot;uris&quot;:[&quot;http://zotero.org/groups/2517093/items/BJIMTIG4&quot;],&quot;uri&quot;:[&quot;http://zotero.org/groups/2517093/items/BJIMTIG4&quot;],&quot;itemData&quot;:{&quot;id&quot;:7,&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1&quot;}],&quot;schema&quot;:&quot;https://github.com/citation-style-language/schema/raw/master/csl-citation.json&quot;} RNDqthHquPzRm"/>.</text:p>
      <text:p text:style-name="P32"><text:span text:style-name="T113">Fazendo uma reflexão sobre como a simulação auxilia n</text:span><text:span text:style-name="T45">o processo</text:span><text:span text:style-name="T113"> cogni</text:span><text:span text:style-name="T45">tivo do aluno,</text:span><text:span text:style-name="T113"> Moura </text:span><text:reference-mark-start text:name="ZOTERO_ITEM CSL_CITATION {&quot;citationID&quot;:&quot;TIYVvdZH&quot;,&quot;properties&quot;:{&quot;formattedCitation&quot;:&quot;(2014, p. 12)&quot;,&quot;plainCitation&quot;:&quot;(2014, p. 12)&quot;,&quot;noteIndex&quot;:0},&quot;citationItems&quot;:[{&quot;id&quot;:3,&quot;uris&quot;:[&quot;http://zotero.org/groups/2517093/items/MXZZHU39&quot;],&quot;uri&quot;:[&quot;http://zotero.org/groups/2517093/items/MXZZHU39&quot;],&quot;itemData&quot;:{&quot;id&quot;:3,&quot;type&quot;:&quot;book&quot;,&quot;event-place&quot;:&quot;Paraná&quot;,&quot;ISBN&quot;:&quot;978-85-8015-079-7&quot;,&quot;publisher&quot;:&quot;Secretaria de Estado da Educação&quot;,&quot;publisher-place&quot;:&quot;Paraná&quot;,&quot;title&quot;:&quot;Uma proposta do uso de simulação e/ou simuladores e do lúdico, na construção do conhecimento teórico-prático dos educandos, no Curso Técnico em Agropecuária&quot;,&quot;URL&quot;:&quot;http://www.diaadiaeducacao.pr.gov.br/portals/cadernospde/pdebusca/producoes_pde/2014/2014_utfpr_dtec_pdp_marcelo_collere_maciel_de_moura.pdf&quot;,&quot;volume&quot;:&quot;2&quot;,&quot;author&quot;:[{&quot;family&quot;:&quot;Moura&quot;,&quot;given&quot;:&quot;Marcelo Collere Maciel&quot;}],&quot;issued&quot;:{&quot;date-parts&quot;:[[&quot;2014&quot;]]}},&quot;locator&quot;:&quot;12&quot;,&quot;suppress-author&quot;:true}],&quot;schema&quot;:&quot;https://github.com/citation-style-language/schema/raw/master/csl-citation.json&quot;} RNDpQWNkBDSB5"/><text:span text:style-name="T113">(2014, p. 12)</text:span><text:reference-mark-end text:name="ZOTERO_ITEM CSL_CITATION {&quot;citationID&quot;:&quot;TIYVvdZH&quot;,&quot;properties&quot;:{&quot;formattedCitation&quot;:&quot;(2014, p. 12)&quot;,&quot;plainCitation&quot;:&quot;(2014, p. 12)&quot;,&quot;noteIndex&quot;:0},&quot;citationItems&quot;:[{&quot;id&quot;:3,&quot;uris&quot;:[&quot;http://zotero.org/groups/2517093/items/MXZZHU39&quot;],&quot;uri&quot;:[&quot;http://zotero.org/groups/2517093/items/MXZZHU39&quot;],&quot;itemData&quot;:{&quot;id&quot;:3,&quot;type&quot;:&quot;book&quot;,&quot;event-place&quot;:&quot;Paraná&quot;,&quot;ISBN&quot;:&quot;978-85-8015-079-7&quot;,&quot;publisher&quot;:&quot;Secretaria de Estado da Educação&quot;,&quot;publisher-place&quot;:&quot;Paraná&quot;,&quot;title&quot;:&quot;Uma proposta do uso de simulação e/ou simuladores e do lúdico, na construção do conhecimento teórico-prático dos educandos, no Curso Técnico em Agropecuária&quot;,&quot;URL&quot;:&quot;http://www.diaadiaeducacao.pr.gov.br/portals/cadernospde/pdebusca/producoes_pde/2014/2014_utfpr_dtec_pdp_marcelo_collere_maciel_de_moura.pdf&quot;,&quot;volume&quot;:&quot;2&quot;,&quot;author&quot;:[{&quot;family&quot;:&quot;Moura&quot;,&quot;given&quot;:&quot;Marcelo Collere Maciel&quot;}],&quot;issued&quot;:{&quot;date-parts&quot;:[[&quot;2014&quot;]]}},&quot;locator&quot;:&quot;12&quot;,&quot;suppress-author&quot;:true}],&quot;schema&quot;:&quot;https://github.com/citation-style-language/schema/raw/master/csl-citation.json&quot;} RNDpQWNkBDSB5"/><text:span text:style-name="T113"> </text:span><text:span text:style-name="T114">ressalta: </text:span></text:p>
      <text:p text:style-name="Quotations"><text:span text:style-name="T46">T</text:span><text:span text:style-name="T114">odas as crianças ou a maioria Todas as crianças, ou a grande maioria brinca ou brincou de “faz de conta” em algum momento de sua infância. Este brincar é o que constitui o que se chama de lúdico ou ludicidade. Agora, na condição de adolescentes estudantes do ensino médio integrado à educação profissionalizante, mais especificamente no Curso Técnico em Agropecuária, têm vocês alunos, com este caderno pedagógico uma oportunidade de simular a teoria e a prática, em uma espécie de “faz de conta” que pode ajudar e muito na construção do seu conhecimento. Mas como funciona este “faz de conta”. Isto depende da sua criatividade. </text:span><text:span text:style-name="T45"><text:s/></text:span></text:p>
      <text:p text:style-name="P18"/>
      <text:p text:style-name="P33"><text:span text:style-name="T45">A </text:span><text:span text:style-name="T47">técnicas para simular um ambiente baseado no mundo real vem sendo utilizadas para fins didáticos em várias áreas do conhecimento, se tornando um instrumento pedagógico em várias matérias. Alguns autores falam sobre sua experiências nas mais diversas áreas.</text:span></text:p>
      <text:p text:style-name="Text_20_body"><text:span text:style-name="T47">S</text:span><text:span text:style-name="T48">anino </text:span><text:reference-mark-start text:name="ZOTERO_ITEM CSL_CITATION {&quot;citationID&quot;:&quot;iJ8chHej&quot;,&quot;properties&quot;:{&quot;formattedCitation&quot;:&quot;(2012)&quot;,&quot;plainCitation&quot;:&quot;(2012)&quot;,&quot;noteIndex&quot;:0},&quot;citationItems&quot;:[{&quot;id&quot;:2,&quot;uris&quot;:[&quot;http://zotero.org/groups/2517093/items/82FIRT5B&quot;],&quot;uri&quot;:[&quot;http://zotero.org/groups/2517093/items/82FIRT5B&quot;],&quot;itemData&quot;:{&quot;id&quot;:2,&quot;type&quot;:&quot;article-journal&quot;,&quot;abstract&quot;:&quot;Objetivo: Esse trabalho objetiva descrever o uso da simulação realística no ensino em um curso Técnico em Enfermagem. Métodos: Análise descritiva exploratória retrospectiva, em comparação com os dados presentes na literatura sobre o tema, com a legislação educacional e, a experiência no uso da simulação. Resultados: O uso da simulação contribuiu para o desenvolvimento de habilidades humanas e técnicas, que podem levar o discente à descoberta de novas possibilidades de conhecimento, em conformidade com as demandas sociais, políticas, éticas e cidadãs. Considerações Finais: A simulação surge como estratégia de ensino-aprendizagem para o docente, na construção de experiências que exijam reflexão do aluno, possibilitando a este adquirir capacidade de auto conduzir seu próprio processo formativo.&quot;,&quot;container-title&quot;:&quot;Journal of Health Informatics&quot;,&quot;ISSN&quot;:&quot;2175-4411&quot;,&quot;issue&quot;:&quot;0&quot;,&quot;language&quot;:&quot;pt&quot;,&quot;note&quot;:&quot;number: 0&quot;,&quot;source&quot;:&quot;www.jhi-sbis.saude.ws&quot;,&quot;title&quot;:&quot;O uso da simulação em enfermagem no Curso Técnico de Enfermagem&quot;,&quot;URL&quot;:&quot;http://www.jhi-sbis.saude.ws/ojs-jhi/index.php/jhi-sbis/article/view/247&quot;,&quot;volume&quot;:&quot;4&quot;,&quot;author&quot;:[{&quot;family&quot;:&quot;Sanino&quot;,&quot;given&quot;:&quot;Giane Elis de Carvalho&quot;}],&quot;accessed&quot;:{&quot;date-parts&quot;:[[&quot;2020&quot;,6,11]]},&quot;issued&quot;:{&quot;date-parts&quot;:[[&quot;2012&quot;,12,18]]}},&quot;suppress-author&quot;:true}],&quot;schema&quot;:&quot;https://github.com/citation-style-language/schema/raw/master/csl-citation.json&quot;} RNDxWAorCtGTe"/><text:span text:style-name="T48">(2012)</text:span><text:reference-mark-end text:name="ZOTERO_ITEM CSL_CITATION {&quot;citationID&quot;:&quot;iJ8chHej&quot;,&quot;properties&quot;:{&quot;formattedCitation&quot;:&quot;(2012)&quot;,&quot;plainCitation&quot;:&quot;(2012)&quot;,&quot;noteIndex&quot;:0},&quot;citationItems&quot;:[{&quot;id&quot;:2,&quot;uris&quot;:[&quot;http://zotero.org/groups/2517093/items/82FIRT5B&quot;],&quot;uri&quot;:[&quot;http://zotero.org/groups/2517093/items/82FIRT5B&quot;],&quot;itemData&quot;:{&quot;id&quot;:2,&quot;type&quot;:&quot;article-journal&quot;,&quot;abstract&quot;:&quot;Objetivo: Esse trabalho objetiva descrever o uso da simulação realística no ensino em um curso Técnico em Enfermagem. Métodos: Análise descritiva exploratória retrospectiva, em comparação com os dados presentes na literatura sobre o tema, com a legislação educacional e, a experiência no uso da simulação. Resultados: O uso da simulação contribuiu para o desenvolvimento de habilidades humanas e técnicas, que podem levar o discente à descoberta de novas possibilidades de conhecimento, em conformidade com as demandas sociais, políticas, éticas e cidadãs. Considerações Finais: A simulação surge como estratégia de ensino-aprendizagem para o docente, na construção de experiências que exijam reflexão do aluno, possibilitando a este adquirir capacidade de auto conduzir seu próprio processo formativo.&quot;,&quot;container-title&quot;:&quot;Journal of Health Informatics&quot;,&quot;ISSN&quot;:&quot;2175-4411&quot;,&quot;issue&quot;:&quot;0&quot;,&quot;language&quot;:&quot;pt&quot;,&quot;note&quot;:&quot;number: 0&quot;,&quot;source&quot;:&quot;www.jhi-sbis.saude.ws&quot;,&quot;title&quot;:&quot;O uso da simulação em enfermagem no Curso Técnico de Enfermagem&quot;,&quot;URL&quot;:&quot;http://www.jhi-sbis.saude.ws/ojs-jhi/index.php/jhi-sbis/article/view/247&quot;,&quot;volume&quot;:&quot;4&quot;,&quot;author&quot;:[{&quot;family&quot;:&quot;Sanino&quot;,&quot;given&quot;:&quot;Giane Elis de Carvalho&quot;}],&quot;accessed&quot;:{&quot;date-parts&quot;:[[&quot;2020&quot;,6,11]]},&quot;issued&quot;:{&quot;date-parts&quot;:[[&quot;2012&quot;,12,18]]}},&quot;suppress-author&quot;:true}],&quot;schema&quot;:&quot;https://github.com/citation-style-language/schema/raw/master/csl-citation.json&quot;} RNDxWAorCtGTe"/> <text:span text:style-name="T115">utilizou simulação como ferramenta didática em um curso de enfermagem e concluiu: </text:span></text:p>
      <text:p text:style-name="Quotations"><text:soft-page-break/>“No campo da Enfermagem, as opções pedagógicas adotadas refletem a ideologia do contexto em que se inserem, tendo por base uma concepção de como se quer que as pessoas aprendam e, a partir daí, sejam capazes de transformar a realidade, se assim o desejarem. Deste modo, a idéia de formação que se fundamenta na pedagogia da simulação mediante a inserção em realidades concretas privilegiou uma educação voltada para a prática. Assim, esta, antes decorrente da aproximação com docentes considerados exemplos, hoje requer preparo acadêmico condizente com as propostas de domínios ligados à pedagogia e à tecnologia.</text:p>
      <text:p text:style-name="Quotations">Seja em sala de aula como no estágio e/ou na simulação realística, o ensino deve ser voltado para a formação geral do indivíduo, e, nesse processo, a simulação contribuiu para o desenvolvimento de habilidades humanas e técnicas que levarão o discente à descoberta de novas possibilidades de conhecimento em conformidade com as demandas sociais, políticas, éticas e cidadãs. Sendo assim, a pedagogia da simulação surgiu como uma estratégia de ensinoaprendizagem para o docente, na construção de experiências que exigiram reflexão do aluno, possibilitando a este adquirir a capacidade de auto conduzir o seu próprio processo formativo.”</text:p>
      <text:p text:style-name="Text_20_body"/>
      <text:p text:style-name="Text_20_body"><text:span text:style-name="T116">Vargas et al, </text:span><text:reference-mark-start text:name="ZOTERO_ITEM CSL_CITATION {&quot;citationID&quot;:&quot;FpctDTSj&quot;,&quot;properties&quot;:{&quot;formattedCitation&quot;:&quot;(2009)&quot;,&quot;plainCitation&quot;:&quot;(2009)&quot;,&quot;noteIndex&quot;:0},&quot;citationItems&quot;:[{&quot;id&quot;:1,&quot;uris&quot;:[&quot;http://zotero.org/groups/2517093/items/M533ZB5A&quot;],&quot;uri&quot;:[&quot;http://zotero.org/groups/2517093/items/M533ZB5A&quot;],&quot;itemData&quot;:{&quot;id&quot;:1,&quot;type&quot;:&quot;article-journal&quot;,&quot;container-title&quot;:&quot;Revista Brasileira de Educação Médica&quot;,&quot;DOI&quot;:&quot;10.1590/S0100-55022009000200018&quot;,&quot;ISSN&quot;:&quot;0100-5502&quot;,&quot;issue&quot;:&quot;2&quot;,&quot;language&quot;:&quot;pt&quot;,&quot;page&quot;:&quot;291-297&quot;,&quot;source&quot;:&quot;SciELO&quot;,&quot;title&quot;:&quot;Relato de experiência: o uso de simulações no processo de ensino-aprendizagem em medicina&quot;,&quot;title-short&quot;:&quot;Relato de experiência&quot;,&quot;volume&quot;:&quot;33&quot;,&quot;author&quot;:[{&quot;family&quot;:&quot;Varga&quot;,&quot;given&quot;:&quot;Cássia Regina Rodrigues&quot;},{&quot;family&quot;:&quot;Almeida&quot;,&quot;given&quot;:&quot;Volia de Carvalho&quot;},{&quot;family&quot;:&quot;Germano&quot;,&quot;given&quot;:&quot;Carla Maria Ramos&quot;},{&quot;family&quot;:&quot;Melo&quot;,&quot;given&quot;:&quot;Débora Gusmão&quot;},{&quot;family&quot;:&quot;Chachá&quot;,&quot;given&quot;:&quot;Silvana Gama Florêncio&quot;},{&quot;family&quot;:&quot;Souto&quot;,&quot;given&quot;:&quot;Bernardino Geraldo Alves&quot;},{&quot;family&quot;:&quot;Fontanella&quot;,&quot;given&quot;:&quot;Bruno José Barcellos&quot;},{&quot;family&quot;:&quot;Lima&quot;,&quot;given&quot;:&quot;Valéria Vernaschi&quot;}],&quot;issued&quot;:{&quot;date-parts&quot;:[[&quot;2009&quot;,6]]}},&quot;suppress-author&quot;:true}],&quot;schema&quot;:&quot;https://github.com/citation-style-language/schema/raw/master/csl-citation.json&quot;} RNDQcB6MReIF4"/><text:span text:style-name="T116">(2009)</text:span><text:reference-mark-end text:name="ZOTERO_ITEM CSL_CITATION {&quot;citationID&quot;:&quot;FpctDTSj&quot;,&quot;properties&quot;:{&quot;formattedCitation&quot;:&quot;(2009)&quot;,&quot;plainCitation&quot;:&quot;(2009)&quot;,&quot;noteIndex&quot;:0},&quot;citationItems&quot;:[{&quot;id&quot;:1,&quot;uris&quot;:[&quot;http://zotero.org/groups/2517093/items/M533ZB5A&quot;],&quot;uri&quot;:[&quot;http://zotero.org/groups/2517093/items/M533ZB5A&quot;],&quot;itemData&quot;:{&quot;id&quot;:1,&quot;type&quot;:&quot;article-journal&quot;,&quot;container-title&quot;:&quot;Revista Brasileira de Educação Médica&quot;,&quot;DOI&quot;:&quot;10.1590/S0100-55022009000200018&quot;,&quot;ISSN&quot;:&quot;0100-5502&quot;,&quot;issue&quot;:&quot;2&quot;,&quot;language&quot;:&quot;pt&quot;,&quot;page&quot;:&quot;291-297&quot;,&quot;source&quot;:&quot;SciELO&quot;,&quot;title&quot;:&quot;Relato de experiência: o uso de simulações no processo de ensino-aprendizagem em medicina&quot;,&quot;title-short&quot;:&quot;Relato de experiência&quot;,&quot;volume&quot;:&quot;33&quot;,&quot;author&quot;:[{&quot;family&quot;:&quot;Varga&quot;,&quot;given&quot;:&quot;Cássia Regina Rodrigues&quot;},{&quot;family&quot;:&quot;Almeida&quot;,&quot;given&quot;:&quot;Volia de Carvalho&quot;},{&quot;family&quot;:&quot;Germano&quot;,&quot;given&quot;:&quot;Carla Maria Ramos&quot;},{&quot;family&quot;:&quot;Melo&quot;,&quot;given&quot;:&quot;Débora Gusmão&quot;},{&quot;family&quot;:&quot;Chachá&quot;,&quot;given&quot;:&quot;Silvana Gama Florêncio&quot;},{&quot;family&quot;:&quot;Souto&quot;,&quot;given&quot;:&quot;Bernardino Geraldo Alves&quot;},{&quot;family&quot;:&quot;Fontanella&quot;,&quot;given&quot;:&quot;Bruno José Barcellos&quot;},{&quot;family&quot;:&quot;Lima&quot;,&quot;given&quot;:&quot;Valéria Vernaschi&quot;}],&quot;issued&quot;:{&quot;date-parts&quot;:[[&quot;2009&quot;,6]]}},&quot;suppress-author&quot;:true}],&quot;schema&quot;:&quot;https://github.com/citation-style-language/schema/raw/master/csl-citation.json&quot;} RNDQcB6MReIF4"/><text:span text:style-name="T116"> </text:span><text:span text:style-name="T117">relata a experência utilizando a técnica no ensino do curso de medicina:</text:span></text:p>
      <text:p text:style-name="P45">“O processo de aprendizagem por meio de situações simuladas tem se mostrado um método útil e efetivo para avaliar desempenhos e habilidades clínicas, pois permite controle de fatores externos, padronização dos problemas apresentados pelos pacientes e feedback positivo para os alunos, aumentando o autoconhecimento e a confiança destes. Dá oportunidade, ainda, para que a aprendizagem clínica seja centrada no paciente, garantindo melhor relacionamento interpessoal, resolução de problemas e análise e síntese das informações clínicas, mesmo sem a utilização de pacientes reais.”</text:p>
      <text:p text:style-name="P34"/>
      <text:p text:style-name="Text_20_body">M<text:span text:style-name="T49">iranda,</text:span> V<text:span text:style-name="T49">anin,</text:span> B<text:span text:style-name="T49">echara</text:span> <text:reference-mark-start text:name="ZOTERO_ITEM CSL_CITATION {&quot;citationID&quot;:&quot;FR2r2V9s&quot;,&quot;properties&quot;:{&quot;formattedCitation&quot;:&quot;(2004, p. 10)&quot;,&quot;plainCitation&quot;:&quot;(2004, p. 10)&quot;,&quot;noteIndex&quot;:0},&quot;citationItems&quot;:[{&quot;id&quot;:32,&quot;uris&quot;:[&quot;http://zotero.org/groups/2517093/items/JFCXCDBB&quot;],&quot;uri&quot;:[&quot;http://zotero.org/groups/2517093/items/JFCXCDBB&quot;],&quot;itemData&quot;:{&quot;id&quot;:32,&quot;type&quot;:&quot;article&quot;,&quot;publisher&quot;:&quot;Instituto de Física – Universidade de São Paulo&quot;,&quot;title&quot;:&quot;Uso de simulações em disciplinas básicas de Mecânica em um curso de Licenciatura em Física&quot;,&quot;URL&quot;:&quot;http://www.dfn.if.usp.br/pesq/gef/trabalhosEPEF/Roberta.pdf&quot;,&quot;author&quot;:[{&quot;family&quot;:&quot;Miranda&quot;,&quot;given&quot;:&quot;Roberta Martins&quot;},{&quot;family&quot;:&quot;Vanin&quot;,&quot;given&quot;:&quot;Vito Roberto&quot;},{&quot;family&quot;:&quot;Bechara&quot;,&quot;given&quot;:&quot;Maria José&quot;}],&quot;accessed&quot;:{&quot;date-parts&quot;:[[&quot;2020&quot;,6,11]]},&quot;issued&quot;:{&quot;date-parts&quot;:[[&quot;2004&quot;]]}},&quot;locator&quot;:&quot;10&quot;,&quot;suppress-author&quot;:true}],&quot;schema&quot;:&quot;https://github.com/citation-style-language/schema/raw/master/csl-citation.json&quot;} RNDbGedQbcnJ0"/>(2004, p. 10)<text:reference-mark-end text:name="ZOTERO_ITEM CSL_CITATION {&quot;citationID&quot;:&quot;FR2r2V9s&quot;,&quot;properties&quot;:{&quot;formattedCitation&quot;:&quot;(2004, p. 10)&quot;,&quot;plainCitation&quot;:&quot;(2004, p. 10)&quot;,&quot;noteIndex&quot;:0},&quot;citationItems&quot;:[{&quot;id&quot;:32,&quot;uris&quot;:[&quot;http://zotero.org/groups/2517093/items/JFCXCDBB&quot;],&quot;uri&quot;:[&quot;http://zotero.org/groups/2517093/items/JFCXCDBB&quot;],&quot;itemData&quot;:{&quot;id&quot;:32,&quot;type&quot;:&quot;article&quot;,&quot;publisher&quot;:&quot;Instituto de Física – Universidade de São Paulo&quot;,&quot;title&quot;:&quot;Uso de simulações em disciplinas básicas de Mecânica em um curso de Licenciatura em Física&quot;,&quot;URL&quot;:&quot;http://www.dfn.if.usp.br/pesq/gef/trabalhosEPEF/Roberta.pdf&quot;,&quot;author&quot;:[{&quot;family&quot;:&quot;Miranda&quot;,&quot;given&quot;:&quot;Roberta Martins&quot;},{&quot;family&quot;:&quot;Vanin&quot;,&quot;given&quot;:&quot;Vito Roberto&quot;},{&quot;family&quot;:&quot;Bechara&quot;,&quot;given&quot;:&quot;Maria José&quot;}],&quot;accessed&quot;:{&quot;date-parts&quot;:[[&quot;2020&quot;,6,11]]},&quot;issued&quot;:{&quot;date-parts&quot;:[[&quot;2004&quot;]]}},&quot;locator&quot;:&quot;10&quot;,&quot;suppress-author&quot;:true}],&quot;schema&quot;:&quot;https://github.com/citation-style-language/schema/raw/master/csl-citation.json&quot;} RNDbGedQbcnJ0"/> <text:span text:style-name="T118">utilizou simuladores como método </text:span><text:span text:style-name="T49">didático em um curso de Física, na matéria de Mecânica, os autores </text:span><text:span text:style-name="T50">destacam o que foi observado na compreensão dos alunos:</text:span></text:p>
      <text:p text:style-name="Quotations">“A possibilidade de mudar os parâmetros da situação física estudada, e rapidamente verificar as conseqüências nos movimentos, incita-os a querer conhecer o comportamento dos sistemas físicos nas mais diversas situações, e a fazer novas hipóteses e testá-las. Este tipo de atividade pode tornar o processo de ensino mais eficiente e significativo, levando-os a se <text:soft-page-break/>colocarem questões sobre o que estudam, numa postura mais ativa diante do seu próprio aprendizado. “</text:p>
      <text:p text:style-name="Text_20_body"/>
      <text:p text:style-name="P35"><text:span text:style-name="T50">Os</text:span><text:span text:style-name="T119"> exemplos de experiências descritos acima são de diferentes áreas do conhecimento, na qual instrutores utilizaram simulação no processo de aprendizado de seus alunos. É possível notar que há um padrão em todos os relatos de resultados obtidos, podendo-se destacar vantagens similares em todos eles, alguns são:</text:span></text:p>
      <text:list xml:id="list1738167044" text:style-name="L5">
        <text:list-item>
          <text:p text:style-name="P58">economia de recursos: não é necessário a utilização de recursos físicos para uma simulação, isso evita avarias desnecessária de recursos;</text:p>
        </text:list-item>
        <text:list-item>
          <text:p text:style-name="P58">sem prejuízo com falhas: ao falhar num ambiente controlado não haverá consequências no mundo real. Nas disciplinas de medicina, por exemplo, o erro cometido por um aluno não afetará um paciente real;</text:p>
        </text:list-item>
        <text:list-item>
          <text:p text:style-name="P58">ambiente físico dispensável: algumas áreas necessitam de um ambiente específico para se trabalhar, com a simulação esse cenário pode ser construído dentro do simulador;</text:p>
        </text:list-item>
        <text:list-item>
          <text:p text:style-name="P58">teste de hipóteses controlados: <text:span text:style-name="T120">com um cenário simulado, um aluno pode testar suas hipóteses e obter resultados para comparação de forma muito controlada, ajudando bastante no processo de aprendizagem;</text:span></text:p>
        </text:list-item>
        <text:list-item>
          <text:p text:style-name="P57"><text:span text:style-name="T51">pouca dependência do docente: </text:span><text:span text:style-name="T52">como citado por Sanino </text:span><text:reference-mark-start text:name="ZOTERO_ITEM CSL_CITATION {&quot;citationID&quot;:&quot;3KaWIxri&quot;,&quot;properties&quot;:{&quot;formattedCitation&quot;:&quot;(2012)&quot;,&quot;plainCitation&quot;:&quot;(2012)&quot;,&quot;noteIndex&quot;:0},&quot;citationItems&quot;:[{&quot;id&quot;:2,&quot;uris&quot;:[&quot;http://zotero.org/groups/2517093/items/82FIRT5B&quot;],&quot;uri&quot;:[&quot;http://zotero.org/groups/2517093/items/82FIRT5B&quot;],&quot;itemData&quot;:{&quot;id&quot;:2,&quot;type&quot;:&quot;article-journal&quot;,&quot;abstract&quot;:&quot;Objetivo: Esse trabalho objetiva descrever o uso da simulação realística no ensino em um curso Técnico em Enfermagem. Métodos: Análise descritiva exploratória retrospectiva, em comparação com os dados presentes na literatura sobre o tema, com a legislação educacional e, a experiência no uso da simulação. Resultados: O uso da simulação contribuiu para o desenvolvimento de habilidades humanas e técnicas, que podem levar o discente à descoberta de novas possibilidades de conhecimento, em conformidade com as demandas sociais, políticas, éticas e cidadãs. Considerações Finais: A simulação surge como estratégia de ensino-aprendizagem para o docente, na construção de experiências que exijam reflexão do aluno, possibilitando a este adquirir capacidade de auto conduzir seu próprio processo formativo.&quot;,&quot;container-title&quot;:&quot;Journal of Health Informatics&quot;,&quot;ISSN&quot;:&quot;2175-4411&quot;,&quot;issue&quot;:&quot;0&quot;,&quot;language&quot;:&quot;pt&quot;,&quot;note&quot;:&quot;number: 0&quot;,&quot;source&quot;:&quot;www.jhi-sbis.saude.ws&quot;,&quot;title&quot;:&quot;O uso da simulação em enfermagem no Curso Técnico de Enfermagem&quot;,&quot;URL&quot;:&quot;http://www.jhi-sbis.saude.ws/ojs-jhi/index.php/jhi-sbis/article/view/247&quot;,&quot;volume&quot;:&quot;4&quot;,&quot;author&quot;:[{&quot;family&quot;:&quot;Sanino&quot;,&quot;given&quot;:&quot;Giane Elis de Carvalho&quot;}],&quot;accessed&quot;:{&quot;date-parts&quot;:[[&quot;2020&quot;,6,11]]},&quot;issued&quot;:{&quot;date-parts&quot;:[[&quot;2012&quot;,12,18]]}},&quot;suppress-author&quot;:true}],&quot;schema&quot;:&quot;https://github.com/citation-style-language/schema/raw/master/csl-citation.json&quot;} RNDZeZfs4okoU"/><text:span text:style-name="T52">(2012)</text:span><text:reference-mark-end text:name="ZOTERO_ITEM CSL_CITATION {&quot;citationID&quot;:&quot;3KaWIxri&quot;,&quot;properties&quot;:{&quot;formattedCitation&quot;:&quot;(2012)&quot;,&quot;plainCitation&quot;:&quot;(2012)&quot;,&quot;noteIndex&quot;:0},&quot;citationItems&quot;:[{&quot;id&quot;:2,&quot;uris&quot;:[&quot;http://zotero.org/groups/2517093/items/82FIRT5B&quot;],&quot;uri&quot;:[&quot;http://zotero.org/groups/2517093/items/82FIRT5B&quot;],&quot;itemData&quot;:{&quot;id&quot;:2,&quot;type&quot;:&quot;article-journal&quot;,&quot;abstract&quot;:&quot;Objetivo: Esse trabalho objetiva descrever o uso da simulação realística no ensino em um curso Técnico em Enfermagem. Métodos: Análise descritiva exploratória retrospectiva, em comparação com os dados presentes na literatura sobre o tema, com a legislação educacional e, a experiência no uso da simulação. Resultados: O uso da simulação contribuiu para o desenvolvimento de habilidades humanas e técnicas, que podem levar o discente à descoberta de novas possibilidades de conhecimento, em conformidade com as demandas sociais, políticas, éticas e cidadãs. Considerações Finais: A simulação surge como estratégia de ensino-aprendizagem para o docente, na construção de experiências que exijam reflexão do aluno, possibilitando a este adquirir capacidade de auto conduzir seu próprio processo formativo.&quot;,&quot;container-title&quot;:&quot;Journal of Health Informatics&quot;,&quot;ISSN&quot;:&quot;2175-4411&quot;,&quot;issue&quot;:&quot;0&quot;,&quot;language&quot;:&quot;pt&quot;,&quot;note&quot;:&quot;number: 0&quot;,&quot;source&quot;:&quot;www.jhi-sbis.saude.ws&quot;,&quot;title&quot;:&quot;O uso da simulação em enfermagem no Curso Técnico de Enfermagem&quot;,&quot;URL&quot;:&quot;http://www.jhi-sbis.saude.ws/ojs-jhi/index.php/jhi-sbis/article/view/247&quot;,&quot;volume&quot;:&quot;4&quot;,&quot;author&quot;:[{&quot;family&quot;:&quot;Sanino&quot;,&quot;given&quot;:&quot;Giane Elis de Carvalho&quot;}],&quot;accessed&quot;:{&quot;date-parts&quot;:[[&quot;2020&quot;,6,11]]},&quot;issued&quot;:{&quot;date-parts&quot;:[[&quot;2012&quot;,12,18]]}},&quot;suppress-author&quot;:true}],&quot;schema&quot;:&quot;https://github.com/citation-style-language/schema/raw/master/csl-citation.json&quot;} RNDZeZfs4okoU"/> a simulação é <text:span text:style-name="T120">uma</text:span> estratégia de ensino aprendizagem para o docente, <text:span text:style-name="T121">isso proporciona </text:span><text:span text:style-name="T53">a </text:span>construção de experiências que <text:span text:style-name="T53">exige a </text:span>reflexão do aluno, possibilitando <text:span text:style-name="T53">a ele a</text:span> capacidade de auto conduzir o seu próprio processo formativo.</text:p>
        </text:list-item>
      </text:list>
      <text:p text:style-name="P44"/>
      <text:h text:style-name="Heading_20_3" text:outline-level="3"><text:bookmark-start text:name="__RefHeading___Toc11879_1058660758"/>Conclusão<text:bookmark-end text:name="__RefHeading___Toc11879_1058660758"/></text:h>
      <text:p text:style-name="Text_20_body">O treinamento de conhecimentos adquiridos na teoria em simuladores <text:s/>induz o aluno à inferências tanto epistêmicas (construção de interpretações/compreensão) quanto pragmáticas <text:reference-mark-start text:name="ZOTERO_ITEM CSL_CITATION {&quot;citationID&quot;:&quot;PLy2cbkQ&quot;,&quot;properties&quot;:{&quot;formattedCitation&quot;:&quot;(FIALHO, 2001)&quot;,&quot;plainCitation&quot;:&quot;(FIALHO, 2001)&quot;,&quot;noteIndex&quot;:0},&quot;citationItems&quot;:[{&quot;id&quot;:34,&quot;uris&quot;:[&quot;http://zotero.org/groups/2517093/items/G6IZ83QC&quot;],&quot;uri&quot;:[&quot;http://zotero.org/groups/2517093/items/G6IZ83QC&quot;],&quot;itemData&quot;:{&quot;id&quot;:34,&quot;type&quot;:&quot;book&quot;,&quot;ISBN&quot;:&quot;978-85-7474-055-3&quot;,&quot;language&quot;:&quot;Português&quot;,&quot;number-of-pages&quot;:&quot;264&quot;,&quot;publisher&quot;:&quot;Insular&quot;,&quot;title&quot;:&quot;Ciências da Cognição&quot;,&quot;author&quot;:[{&quot;family&quot;:&quot;Fialho&quot;,&quot;given&quot;:&quot;Francisco Antonio Pereira&quot;}],&quot;issued&quot;:{&quot;date-parts&quot;:[[&quot;2001&quot;]]}}}],&quot;schema&quot;:&quot;https://github.com/citation-style-language/schema/raw/master/csl-citation.json&quot;} RNDpNvnC0tVTc"/>(FIALHO, 2001)<text:reference-mark-end text:name="ZOTERO_ITEM CSL_CITATION {&quot;citationID&quot;:&quot;PLy2cbkQ&quot;,&quot;properties&quot;:{&quot;formattedCitation&quot;:&quot;(FIALHO, 2001)&quot;,&quot;plainCitation&quot;:&quot;(FIALHO, 2001)&quot;,&quot;noteIndex&quot;:0},&quot;citationItems&quot;:[{&quot;id&quot;:34,&quot;uris&quot;:[&quot;http://zotero.org/groups/2517093/items/G6IZ83QC&quot;],&quot;uri&quot;:[&quot;http://zotero.org/groups/2517093/items/G6IZ83QC&quot;],&quot;itemData&quot;:{&quot;id&quot;:34,&quot;type&quot;:&quot;book&quot;,&quot;ISBN&quot;:&quot;978-85-7474-055-3&quot;,&quot;language&quot;:&quot;Português&quot;,&quot;number-of-pages&quot;:&quot;264&quot;,&quot;publisher&quot;:&quot;Insular&quot;,&quot;title&quot;:&quot;Ciências da Cognição&quot;,&quot;author&quot;:[{&quot;family&quot;:&quot;Fialho&quot;,&quot;given&quot;:&quot;Francisco Antonio Pereira&quot;}],&quot;issued&quot;:{&quot;date-parts&quot;:[[&quot;2001&quot;]]}}}],&quot;schema&quot;:&quot;https://github.com/citation-style-language/schema/raw/master/csl-citation.json&quot;} RNDpNvnC0tVTc"/>. Isso acontece <text:span text:style-name="T54">por um motivo: de acordo com Dede </text:span><text:reference-mark-start text:name="ZOTERO_ITEM CSL_CITATION {&quot;citationID&quot;:&quot;VOXirx4j&quot;,&quot;properties&quot;:{&quot;formattedCitation&quot;:&quot;(1996, apud MENDES; FRANCISCO, 2004)&quot;,&quot;plainCitation&quot;:&quot;(1996, apud MENDES; FRANCISCO, 2004)&quot;,&quot;noteIndex&quot;:0},&quot;citationItems&quot;:[{&quot;id&quot;:33,&quot;uris&quot;:[&quot;http://zotero.org/groups/2517093/items/BC4ZXEFP&quot;],&quot;uri&quot;:[&quot;http://zotero.org/groups/2517093/items/BC4ZXEFP&quot;],&quot;itemData&quot;:{&quot;id&quot;:33,&quot;type&quot;:&quot;article&quot;,&quot;publisher&quot;:&quot;Centro Federal de Educação Tecnológica do Paraná&quot;,&quot;title&quot;:&quot;Avaliação de Simuladores Aplicados na Educação Tecnológica a Distância&quot;,&quot;URL&quot;:&quot;http://www.abed.org.br/congresso2004/por/htm/036-TC-B1.htm&quot;,&quot;author&quot;:[{&quot;family&quot;:&quot;Mendes&quot;,&quot;given&quot;:&quot;Mauricio Alves&quot;},{&quot;family&quot;:&quot;Francisco&quot;,&quot;given&quot;:&quot;Antônio Pereira Fialho&quot;}],&quot;accessed&quot;:{&quot;date-parts&quot;:[[&quot;2020&quot;,6,17]]},&quot;issued&quot;:{&quot;date-parts&quot;:[[&quot;2004&quot;,4]]}},&quot;prefix&quot;:&quot;1996, apud&quot;}],&quot;schema&quot;:&quot;https://github.com/citation-style-language/schema/raw/master/csl-citation.json&quot;} RNDYjDBLrwToH"/><text:span text:style-name="T54">(1996, apud MENDES; FRANCISCO, 2004)</text:span><text:reference-mark-end text:name="ZOTERO_ITEM CSL_CITATION {&quot;citationID&quot;:&quot;VOXirx4j&quot;,&quot;properties&quot;:{&quot;formattedCitation&quot;:&quot;(1996, apud MENDES; FRANCISCO, 2004)&quot;,&quot;plainCitation&quot;:&quot;(1996, apud MENDES; FRANCISCO, 2004)&quot;,&quot;noteIndex&quot;:0},&quot;citationItems&quot;:[{&quot;id&quot;:33,&quot;uris&quot;:[&quot;http://zotero.org/groups/2517093/items/BC4ZXEFP&quot;],&quot;uri&quot;:[&quot;http://zotero.org/groups/2517093/items/BC4ZXEFP&quot;],&quot;itemData&quot;:{&quot;id&quot;:33,&quot;type&quot;:&quot;article&quot;,&quot;publisher&quot;:&quot;Centro Federal de Educação Tecnológica do Paraná&quot;,&quot;title&quot;:&quot;Avaliação de Simuladores Aplicados na Educação Tecnológica a Distância&quot;,&quot;URL&quot;:&quot;http://www.abed.org.br/congresso2004/por/htm/036-TC-B1.htm&quot;,&quot;author&quot;:[{&quot;family&quot;:&quot;Mendes&quot;,&quot;given&quot;:&quot;Mauricio Alves&quot;},{&quot;family&quot;:&quot;Francisco&quot;,&quot;given&quot;:&quot;Antônio Pereira Fialho&quot;}],&quot;accessed&quot;:{&quot;date-parts&quot;:[[&quot;2020&quot;,6,17]]},&quot;issued&quot;:{&quot;date-parts&quot;:[[&quot;2004&quot;,4]]}},&quot;prefix&quot;:&quot;1996, apud&quot;}],&quot;schema&quot;:&quot;https://github.com/citation-style-language/schema/raw/master/csl-citation.json&quot;} RNDYjDBLrwToH"/><text:span text:style-name="T54">, ao existir motivação para os alunos dominarem habilidades <text:s/>e conteúdos aprendidos</text:span>, <text:span text:style-name="T54">há uma necessidade de </text:span>enxergar <text:span text:style-name="T54">uma</text:span> conexão <text:span text:style-name="T54">entre o assunto estudado </text:span>com os modelos mentais de que já fazem uso.</text:p>
      <text:p text:style-name="Text_20_body"><text:span text:style-name="T55">S</text:span><text:span text:style-name="T122">imulações é </text:span><text:span text:style-name="T123">uma excelente ferramenta para a aprendizagem porquê </text:span><text:span text:style-name="T55">proporciona </text:span><text:span text:style-name="T122">uma expansão das percepções humanas, </text:span><text:span text:style-name="T123">isso </text:span><text:span text:style-name="T122">perm</text:span><text:span text:style-name="T55">e</text:span><text:span text:style-name="T122"> o reconhecimento </text:span><text:soft-page-break/><text:span text:style-name="T122">de inter-relações e fundamentos tácitos que, de outras </text:span><text:span text:style-name="T55">formas</text:span><text:span text:style-name="T122">, estariam perdidos em universos de letras e números </text:span><text:reference-mark-start text:name="ZOTERO_ITEM CSL_CITATION {&quot;citationID&quot;:&quot;Nqv4c26B&quot;,&quot;properties&quot;:{&quot;formattedCitation&quot;:&quot;(MENDES; FRANCISCO, 2004)&quot;,&quot;plainCitation&quot;:&quot;(MENDES; FRANCISCO, 2004)&quot;,&quot;noteIndex&quot;:0},&quot;citationItems&quot;:[{&quot;id&quot;:33,&quot;uris&quot;:[&quot;http://zotero.org/groups/2517093/items/BC4ZXEFP&quot;],&quot;uri&quot;:[&quot;http://zotero.org/groups/2517093/items/BC4ZXEFP&quot;],&quot;itemData&quot;:{&quot;id&quot;:33,&quot;type&quot;:&quot;article&quot;,&quot;publisher&quot;:&quot;Centro Federal de Educação Tecnológica do Paraná&quot;,&quot;title&quot;:&quot;Avaliação de Simuladores Aplicados na Educação Tecnológica a Distância&quot;,&quot;URL&quot;:&quot;http://www.abed.org.br/congresso2004/por/htm/036-TC-B1.htm&quot;,&quot;author&quot;:[{&quot;family&quot;:&quot;Mendes&quot;,&quot;given&quot;:&quot;Mauricio Alves&quot;},{&quot;family&quot;:&quot;Francisco&quot;,&quot;given&quot;:&quot;Antônio Pereira Fialho&quot;}],&quot;accessed&quot;:{&quot;date-parts&quot;:[[&quot;2020&quot;,6,17]]},&quot;issued&quot;:{&quot;date-parts&quot;:[[&quot;2004&quot;,4]]}}}],&quot;schema&quot;:&quot;https://github.com/citation-style-language/schema/raw/master/csl-citation.json&quot;} RNDQaFd3CavfA"/><text:span text:style-name="T122">(MENDES; FRANCISCO, 2004)</text:span><text:reference-mark-end text:name="ZOTERO_ITEM CSL_CITATION {&quot;citationID&quot;:&quot;Nqv4c26B&quot;,&quot;properties&quot;:{&quot;formattedCitation&quot;:&quot;(MENDES; FRANCISCO, 2004)&quot;,&quot;plainCitation&quot;:&quot;(MENDES; FRANCISCO, 2004)&quot;,&quot;noteIndex&quot;:0},&quot;citationItems&quot;:[{&quot;id&quot;:33,&quot;uris&quot;:[&quot;http://zotero.org/groups/2517093/items/BC4ZXEFP&quot;],&quot;uri&quot;:[&quot;http://zotero.org/groups/2517093/items/BC4ZXEFP&quot;],&quot;itemData&quot;:{&quot;id&quot;:33,&quot;type&quot;:&quot;article&quot;,&quot;publisher&quot;:&quot;Centro Federal de Educação Tecnológica do Paraná&quot;,&quot;title&quot;:&quot;Avaliação de Simuladores Aplicados na Educação Tecnológica a Distância&quot;,&quot;URL&quot;:&quot;http://www.abed.org.br/congresso2004/por/htm/036-TC-B1.htm&quot;,&quot;author&quot;:[{&quot;family&quot;:&quot;Mendes&quot;,&quot;given&quot;:&quot;Mauricio Alves&quot;},{&quot;family&quot;:&quot;Francisco&quot;,&quot;given&quot;:&quot;Antônio Pereira Fialho&quot;}],&quot;accessed&quot;:{&quot;date-parts&quot;:[[&quot;2020&quot;,6,17]]},&quot;issued&quot;:{&quot;date-parts&quot;:[[&quot;2004&quot;,4]]}}}],&quot;schema&quot;:&quot;https://github.com/citation-style-language/schema/raw/master/csl-citation.json&quot;} RNDQaFd3CavfA"/><text:span text:style-name="T122">.</text:span></text:p>
      <text:p text:style-name="P36"><text:span text:style-name="T122">É </text:span><text:span text:style-name="T56">observado então,</text:span><text:span text:style-name="T122"> </text:span><text:span text:style-name="T124">que a utilização de </text:span><text:span text:style-name="T122">ferramentas de simulação </text:span><text:span text:style-name="T124">na aprendizagem </text:span><text:span text:style-name="T122">fazem com que os </text:span><text:span text:style-name="T56">indivíduos </text:span><text:span text:style-name="T122">adquiram conhecimento </text:span><text:span text:style-name="T124">através </text:span><text:span text:style-name="T122">de um</text:span><text:span text:style-name="T124">a</text:span><text:span text:style-name="T122"> </text:span><text:span text:style-name="T56">maneira </text:span><text:span text:style-name="T122">participativa. </text:span><text:span text:style-name="T124">Essa forma é diferente daquela aprendida na teoria, de forma passiva </text:span><text:span text:style-name="T122">ou <text:s/>observatória.</text:span></text:p>
      <text:p text:style-name="Text_20_body"/>
      <text:h text:style-name="Heading_20_2" text:outline-level="2"><text:bookmark-start text:name="__RefHeading___Toc6515_975677452"/>Os Jogos de Economia <text:bookmark-end text:name="__RefHeading___Toc6515_975677452"/></text:h>
      <text:p text:style-name="P27"><text:span text:style-name="T101">Accioly </text:span><text:reference-mark-start text:name="ZOTERO_ITEM CSL_CITATION {&quot;citationID&quot;:&quot;kWb7VIeR&quot;,&quot;properties&quot;:{&quot;formattedCitation&quot;:&quot;(2006)&quot;,&quot;plainCitation&quot;:&quot;(2006)&quot;,&quot;noteIndex&quot;:0},&quot;citationItems&quot;:[{&quot;id&quot;:6,&quot;uris&quot;:[&quot;http://zotero.org/groups/2517093/items/F7HZYBSW&quot;],&quot;uri&quot;:[&quot;http://zotero.org/groups/2517093/items/F7HZYBSW&quot;],&quot;itemData&quot;:{&quot;id&quot;:6,&quot;type&quot;:&quot;article-journal&quot;,&quot;container-title&quot;:&quot;Ciências &amp;amp; Cognição&quot;,&quot;ISSN&quot;:&quot;1806-5821&quot;,&quot;language&quot;:&quot;pt&quot;,&quot;note&quot;:&quot;publisher: Instituto de Ciências Cognitivas&quot;,&quot;page&quot;:&quot;56-63&quot;,&quot;source&quot;:&quot;pepsic.bvsalud.org&quot;,&quot;title&quot;:&quot;Táticas da cognição: a simulação e o efeito de real&quot;,&quot;title-short&quot;:&quot;Táticas da cognição&quot;,&quot;volume&quot;:&quot;9&quot;,&quot;author&quot;:[{&quot;family&quot;:&quot;Accioly&quot;,&quot;given&quot;:&quot;Maria Inês&quot;}],&quot;issued&quot;:{&quot;date-parts&quot;:[[&quot;2006&quot;,11]]}},&quot;suppress-author&quot;:true}],&quot;schema&quot;:&quot;https://github.com/citation-style-language/schema/raw/master/csl-citation.json&quot;} RNDqwE7wCROpE"/><text:span text:style-name="T101">(2006)</text:span><text:reference-mark-end text:name="ZOTERO_ITEM CSL_CITATION {&quot;citationID&quot;:&quot;kWb7VIeR&quot;,&quot;properties&quot;:{&quot;formattedCitation&quot;:&quot;(2006)&quot;,&quot;plainCitation&quot;:&quot;(2006)&quot;,&quot;noteIndex&quot;:0},&quot;citationItems&quot;:[{&quot;id&quot;:6,&quot;uris&quot;:[&quot;http://zotero.org/groups/2517093/items/F7HZYBSW&quot;],&quot;uri&quot;:[&quot;http://zotero.org/groups/2517093/items/F7HZYBSW&quot;],&quot;itemData&quot;:{&quot;id&quot;:6,&quot;type&quot;:&quot;article-journal&quot;,&quot;container-title&quot;:&quot;Ciências &amp;amp; Cognição&quot;,&quot;ISSN&quot;:&quot;1806-5821&quot;,&quot;language&quot;:&quot;pt&quot;,&quot;note&quot;:&quot;publisher: Instituto de Ciências Cognitivas&quot;,&quot;page&quot;:&quot;56-63&quot;,&quot;source&quot;:&quot;pepsic.bvsalud.org&quot;,&quot;title&quot;:&quot;Táticas da cognição: a simulação e o efeito de real&quot;,&quot;title-short&quot;:&quot;Táticas da cognição&quot;,&quot;volume&quot;:&quot;9&quot;,&quot;author&quot;:[{&quot;family&quot;:&quot;Accioly&quot;,&quot;given&quot;:&quot;Maria Inês&quot;}],&quot;issued&quot;:{&quot;date-parts&quot;:[[&quot;2006&quot;,11]]}},&quot;suppress-author&quot;:true}],&quot;schema&quot;:&quot;https://github.com/citation-style-language/schema/raw/master/csl-citation.json&quot;} RNDqwE7wCROpE"/> <text:span text:style-name="T102">cita a frase “Aprendizado e jogo, conhecimento de entretenimento” se referindo a simulação computacional, que se utiliza do jogo para ensinar e do entretenimento para desenvolver o conhecimento. </text:span></text:p>
      <text:h text:style-name="P47" text:outline-level="1"><text:bookmark-start text:name="__RefHeading___Toc6517_975677452"/>Diagnóstico<text:bookmark-end text:name="__RefHeading___Toc6517_975677452"/></text:h>
      <text:h text:style-name="Heading_20_2" text:outline-level="2"><text:bookmark-start text:name="__RefHeading___Toc6519_975677452"/>Contextualização do problema <text:bookmark-end text:name="__RefHeading___Toc6519_975677452"/></text:h>
      <text:p text:style-name="Text_20_body"><text:span text:style-name="T80">A abordagem </text:span><text:span text:style-name="T81">teórica </text:span><text:span text:style-name="T80">de sistemas complexos parte do princípio que existem, </text:span><text:span text:style-name="T81">no ambiente observado,</text:span><text:span text:style-name="T80"> múltiplas variáveis internas e externas </text:span><text:span text:style-name="T22">que influenciam umas as outras </text:span><text:span text:style-name="T23">e o meio como um todo</text:span><text:span text:style-name="T80">. O pensamento complexo observa o sistema como um todo indissociável, onde </text:span><text:span text:style-name="T5">“o todo pertence as partes e as partes pertencem ao todo”</text:span><text:span text:style-name="T80">. A proposta complexa é uma abordagem multidisciplinar e multirreferenciada para a construção do conhecimento, pois aborda fenômenos de totalidade orgânica, onde há caos, incerteza e ambiguidade </text:span><text:reference-mark-start text:name="ZOTERO_ITEM CSL_CITATION {&quot;citationID&quot;:&quot;cnhsUKZk&quot;,&quot;properties&quot;:{&quot;formattedCitation&quot;:&quot;(MORIN, 2007)&quot;,&quot;plainCitation&quot;:&quot;(MORIN, 2007)&quot;,&quot;noteIndex&quot;:0},&quot;citationItems&quot;:[{&quot;id&quot;:35,&quot;uris&quot;:[&quot;http://zotero.org/groups/2517093/items/35ZDFKYL&quot;],&quot;uri&quot;:[&quot;http://zotero.org/groups/2517093/items/35ZDFKYL&quot;],&quot;itemData&quot;:{&quot;id&quot;:35,&quot;type&quot;:&quot;book&quot;,&quot;edition&quot;:&quot;3&quot;,&quot;event-place&quot;:&quot;Porto Alegre&quot;,&quot;ISBN&quot;:&quot;978-85-205-0407-9&quot;,&quot;language&quot;:&quot;Português&quot;,&quot;number-of-pages&quot;:&quot;120&quot;,&quot;number-of-volumes&quot;:&quot;1&quot;,&quot;publisher&quot;:&quot;Meridional/Sulina&quot;,&quot;publisher-place&quot;:&quot;Porto Alegre&quot;,&quot;title&quot;:&quot;Introdução ao Pensamento Complexo&quot;,&quot;title-short&quot;:&quot;Introdução ao Pensamento Complexo&quot;,&quot;volume&quot;:&quot;1&quot;,&quot;author&quot;:[{&quot;family&quot;:&quot;Morin&quot;,&quot;given&quot;:&quot;Edgar&quot;}],&quot;issued&quot;:{&quot;date-parts&quot;:[[&quot;2007&quot;]]}}}],&quot;schema&quot;:&quot;https://github.com/citation-style-language/schema/raw/master/csl-citation.json&quot;} RND65WkuQ45xS"/><text:span text:style-name="T80">(MORIN, 2007)</text:span><text:reference-mark-end text:name="ZOTERO_ITEM CSL_CITATION {&quot;citationID&quot;:&quot;cnhsUKZk&quot;,&quot;properties&quot;:{&quot;formattedCitation&quot;:&quot;(MORIN, 2007)&quot;,&quot;plainCitation&quot;:&quot;(MORIN, 2007)&quot;,&quot;noteIndex&quot;:0},&quot;citationItems&quot;:[{&quot;id&quot;:35,&quot;uris&quot;:[&quot;http://zotero.org/groups/2517093/items/35ZDFKYL&quot;],&quot;uri&quot;:[&quot;http://zotero.org/groups/2517093/items/35ZDFKYL&quot;],&quot;itemData&quot;:{&quot;id&quot;:35,&quot;type&quot;:&quot;book&quot;,&quot;edition&quot;:&quot;3&quot;,&quot;event-place&quot;:&quot;Porto Alegre&quot;,&quot;ISBN&quot;:&quot;978-85-205-0407-9&quot;,&quot;language&quot;:&quot;Português&quot;,&quot;number-of-pages&quot;:&quot;120&quot;,&quot;number-of-volumes&quot;:&quot;1&quot;,&quot;publisher&quot;:&quot;Meridional/Sulina&quot;,&quot;publisher-place&quot;:&quot;Porto Alegre&quot;,&quot;title&quot;:&quot;Introdução ao Pensamento Complexo&quot;,&quot;title-short&quot;:&quot;Introdução ao Pensamento Complexo&quot;,&quot;volume&quot;:&quot;1&quot;,&quot;author&quot;:[{&quot;family&quot;:&quot;Morin&quot;,&quot;given&quot;:&quot;Edgar&quot;}],&quot;issued&quot;:{&quot;date-parts&quot;:[[&quot;2007&quot;]]}}}],&quot;schema&quot;:&quot;https://github.com/citation-style-language/schema/raw/master/csl-citation.json&quot;} RND65WkuQ45xS"/><text:span text:style-name="T80">.</text:span></text:p>
      <text:p text:style-name="Text_20_body"><text:span text:style-name="T82">A </text:span><text:span text:style-name="T83">economia </text:span><text:span text:style-name="T84">como um sistema complexo</text:span><text:span text:style-name="T83"> é observada desde os trabalho</text:span><text:span text:style-name="T84">s d</text:span><text:span text:style-name="T85">os</text:span><text:span text:style-name="T84"> economistas clássicos Smith, Malthus, Ricardo e Marx, </text:span><text:span text:style-name="T24">incluindo críticas</text:span><text:span text:style-name="T84"> a</text:span><text:span text:style-name="T85">s</text:span><text:span text:style-name="T84"> modelos econômicos </text:span><text:span text:style-name="T85">genéricos-analíticos.</text:span><text:span text:style-name="T84"> </text:span><text:span text:style-name="T25">S</text:span><text:span text:style-name="T84">egundo Mauerberg Jr. </text:span><text:reference-mark-start text:name="ZOTERO_ITEM CSL_CITATION {&quot;citationID&quot;:&quot;2sMtkTW7&quot;,&quot;properties&quot;:{&quot;formattedCitation&quot;:&quot;(2013)&quot;,&quot;plainCitation&quot;:&quot;(2013)&quot;,&quot;noteIndex&quot;:0},&quot;citationItems&quot;:[{&quot;id&quot;:36,&quot;uris&quot;:[&quot;http://zotero.org/groups/2517093/items/ZY5HW6U7&quot;],&quot;uri&quot;:[&quot;http://zotero.org/groups/2517093/items/ZY5HW6U7&quot;],&quot;itemData&quot;:{&quot;id&quot;:36,&quot;type&quot;:&quot;article-journal&quot;,&quot;container-title&quot;:&quot;Brazilian Journal of Political Economy&quot;,&quot;DOI&quot;:&quot;https://doi.org/10.1590/S0101-31572013000300005&quot;,&quot;ISSN&quot;:&quot;1809-4538&quot;,&quot;issue&quot;:&quot;3&quot;,&quot;language&quot;:&quot;Português&quot;,&quot;title&quot;:&quot;A complexidade e o construtivismo na economia&quot;,&quot;URL&quot;:&quot;https://www.scielo.br/scielo.php?script=sci_arttext&amp;pid=S0101-31572013000300005&amp;lng=pt&amp;tlng=pt&quot;,&quot;volume&quot;:&quot;33&quot;,&quot;author&quot;:[{&quot;family&quot;:&quot;Mauerberg Jr&quot;,&quot;given&quot;:&quot;Arnaldo&quot;}],&quot;issued&quot;:{&quot;date-parts&quot;:[[&quot;2013&quot;,9]]}},&quot;suppress-author&quot;:true}],&quot;schema&quot;:&quot;https://github.com/citation-style-language/schema/raw/master/csl-citation.json&quot;} RNDC6ZhNMk3UN"/>(2013):<text:reference-mark-end text:name="ZOTERO_ITEM CSL_CITATION {&quot;citationID&quot;:&quot;2sMtkTW7&quot;,&quot;properties&quot;:{&quot;formattedCitation&quot;:&quot;(2013)&quot;,&quot;plainCitation&quot;:&quot;(2013)&quot;,&quot;noteIndex&quot;:0},&quot;citationItems&quot;:[{&quot;id&quot;:36,&quot;uris&quot;:[&quot;http://zotero.org/groups/2517093/items/ZY5HW6U7&quot;],&quot;uri&quot;:[&quot;http://zotero.org/groups/2517093/items/ZY5HW6U7&quot;],&quot;itemData&quot;:{&quot;id&quot;:36,&quot;type&quot;:&quot;article-journal&quot;,&quot;container-title&quot;:&quot;Brazilian Journal of Political Economy&quot;,&quot;DOI&quot;:&quot;https://doi.org/10.1590/S0101-31572013000300005&quot;,&quot;ISSN&quot;:&quot;1809-4538&quot;,&quot;issue&quot;:&quot;3&quot;,&quot;language&quot;:&quot;Português&quot;,&quot;title&quot;:&quot;A complexidade e o construtivismo na economia&quot;,&quot;URL&quot;:&quot;https://www.scielo.br/scielo.php?script=sci_arttext&amp;pid=S0101-31572013000300005&amp;lng=pt&amp;tlng=pt&quot;,&quot;volume&quot;:&quot;33&quot;,&quot;author&quot;:[{&quot;family&quot;:&quot;Mauerberg Jr&quot;,&quot;given&quot;:&quot;Arnaldo&quot;}],&quot;issued&quot;:{&quot;date-parts&quot;:[[&quot;2013&quot;,9]]}},&quot;suppress-author&quot;:true}],&quot;schema&quot;:&quot;https://github.com/citation-style-language/schema/raw/master/csl-citation.json&quot;} RNDC6ZhNMk3UN"/></text:p>
      <text:p text:style-name="Quotations">“Uma das fontes destas críticas é a ideia de complexidade em economia, entendendo como sistema complexo aquele no qual uma de suas partes influencia as outras que também estão envolvidas no mesmo sistema. O campo da economia e complexidade vem propondo teorias ao longo dos anos, olhando o fenômeno fora do equilíbrio. Nesta abordagem os agentes econômicos ajustam continuamente seu comportamento. Pode-se interpretar cada caso distintamente abrindo mão de modelos genérico-analíticos adotando-se para a análise uma abordagem de cunho computacional, ampliando assim o escopo do que pode ser teorizado, captando as relações entre os fenômenos e não sua constituição.”</text:p>
      <text:p text:style-name="Text_20_body"><text:span text:style-name="T64">A análise a partir de uma cenário econômico com a omissão de pa</text:span><text:span text:style-name="T65">r</text:span><text:span text:style-name="T64">tes do sistema desconsidera o fato de que os elementos presentes num sistema complexo possuem um </text:span><text:span text:style-name="T66">todo </text:span><text:span text:style-name="T65">distinto</text:span><text:span text:style-name="T64"> d</text:span><text:span text:style-name="T65">a</text:span><text:span text:style-name="T64"> que a soma de suas partes. </text:span><text:span text:style-name="T65">Segundo Mauerberg Jr. </text:span><text:reference-mark-start text:name="ZOTERO_ITEM CSL_CITATION {&quot;citationID&quot;:&quot;pDMIFcf6&quot;,&quot;properties&quot;:{&quot;formattedCitation&quot;:&quot;(2013)&quot;,&quot;plainCitation&quot;:&quot;(2013)&quot;,&quot;noteIndex&quot;:0},&quot;citationItems&quot;:[{&quot;id&quot;:36,&quot;uris&quot;:[&quot;http://zotero.org/groups/2517093/items/ZY5HW6U7&quot;],&quot;uri&quot;:[&quot;http://zotero.org/groups/2517093/items/ZY5HW6U7&quot;],&quot;itemData&quot;:{&quot;id&quot;:36,&quot;type&quot;:&quot;article-journal&quot;,&quot;container-title&quot;:&quot;Brazilian Journal of Political Economy&quot;,&quot;DOI&quot;:&quot;https://doi.org/10.1590/S0101-31572013000300005&quot;,&quot;ISSN&quot;:&quot;1809-4538&quot;,&quot;issue&quot;:&quot;3&quot;,&quot;language&quot;:&quot;Português&quot;,&quot;title&quot;:&quot;A complexidade e o construtivismo na economia&quot;,&quot;URL&quot;:&quot;https://www.scielo.br/scielo.php?script=sci_arttext&amp;pid=S0101-31572013000300005&amp;lng=pt&amp;tlng=pt&quot;,&quot;volume&quot;:&quot;33&quot;,&quot;author&quot;:[{&quot;family&quot;:&quot;Mauerberg Jr&quot;,&quot;given&quot;:&quot;Arnaldo&quot;}],&quot;issued&quot;:{&quot;date-parts&quot;:[[&quot;2013&quot;,9]]}},&quot;suppress-author&quot;:true}],&quot;schema&quot;:&quot;https://github.com/citation-style-language/schema/raw/master/csl-citation.json&quot;} RND2swfWzJQ98"/>(2013):<text:reference-mark-end text:name="ZOTERO_ITEM CSL_CITATION {&quot;citationID&quot;:&quot;pDMIFcf6&quot;,&quot;properties&quot;:{&quot;formattedCitation&quot;:&quot;(2013)&quot;,&quot;plainCitation&quot;:&quot;(2013)&quot;,&quot;noteIndex&quot;:0},&quot;citationItems&quot;:[{&quot;id&quot;:36,&quot;uris&quot;:[&quot;http://zotero.org/groups/2517093/items/ZY5HW6U7&quot;],&quot;uri&quot;:[&quot;http://zotero.org/groups/2517093/items/ZY5HW6U7&quot;],&quot;itemData&quot;:{&quot;id&quot;:36,&quot;type&quot;:&quot;article-journal&quot;,&quot;container-title&quot;:&quot;Brazilian Journal of Political Economy&quot;,&quot;DOI&quot;:&quot;https://doi.org/10.1590/S0101-31572013000300005&quot;,&quot;ISSN&quot;:&quot;1809-4538&quot;,&quot;issue&quot;:&quot;3&quot;,&quot;language&quot;:&quot;Português&quot;,&quot;title&quot;:&quot;A complexidade e o construtivismo na economia&quot;,&quot;URL&quot;:&quot;https://www.scielo.br/scielo.php?script=sci_arttext&amp;pid=S0101-31572013000300005&amp;lng=pt&amp;tlng=pt&quot;,&quot;volume&quot;:&quot;33&quot;,&quot;author&quot;:[{&quot;family&quot;:&quot;Mauerberg Jr&quot;,&quot;given&quot;:&quot;Arnaldo&quot;}],&quot;issued&quot;:{&quot;date-parts&quot;:[[&quot;2013&quot;,9]]}},&quot;suppress-author&quot;:true}],&quot;schema&quot;:&quot;https://github.com/citation-style-language/schema/raw/master/csl-citation.json&quot;} RND2swfWzJQ98"/></text:p>
      <text:p text:style-name="Quotations">“Sobre sistemas complexos foi exposto que uma certa ordem resultante não é apenas a soma de eventos individuais, existe uma conexão entre as partes que não pode ser ignorada.”</text:p>
      <text:p text:style-name="Text_20_body"><text:span text:style-name="T11">O encadeamento de micro e macro decisões, as diversas variáveis do sistema e formas de melhor alocação de recursos tornam a análise econômica, bem como o processo de aprendizagem da mesma, extremamente complexo. Para Mauerberg Jr. </text:span><text:reference-mark-start text:name="ZOTERO_ITEM CSL_CITATION {&quot;citationID&quot;:&quot;bNHSRQjI&quot;,&quot;properties&quot;:{&quot;formattedCitation&quot;:&quot;(2013)&quot;,&quot;plainCitation&quot;:&quot;(2013)&quot;,&quot;noteIndex&quot;:0},&quot;citationItems&quot;:[{&quot;id&quot;:36,&quot;uris&quot;:[&quot;http://zotero.org/groups/2517093/items/ZY5HW6U7&quot;],&quot;uri&quot;:[&quot;http://zotero.org/groups/2517093/items/ZY5HW6U7&quot;],&quot;itemData&quot;:{&quot;id&quot;:36,&quot;type&quot;:&quot;article-journal&quot;,&quot;container-title&quot;:&quot;Brazilian Journal of Political Economy&quot;,&quot;DOI&quot;:&quot;https://doi.org/10.1590/S0101-31572013000300005&quot;,&quot;ISSN&quot;:&quot;1809-4538&quot;,&quot;issue&quot;:&quot;3&quot;,&quot;language&quot;:&quot;Português&quot;,&quot;title&quot;:&quot;A complexidade e o construtivismo na economia&quot;,&quot;URL&quot;:&quot;https://www.scielo.br/scielo.php?script=sci_arttext&amp;pid=S0101-31572013000300005&amp;lng=pt&amp;tlng=pt&quot;,&quot;volume&quot;:&quot;33&quot;,&quot;author&quot;:[{&quot;family&quot;:&quot;Mauerberg Jr&quot;,&quot;given&quot;:&quot;Arnaldo&quot;}],&quot;issued&quot;:{&quot;date-parts&quot;:[[&quot;2013&quot;,9]]}},&quot;suppress-author&quot;:true}],&quot;schema&quot;:&quot;https://github.com/citation-style-language/schema/raw/master/csl-citation.json&quot;} RNDKiY6SuBw0V"/><text:span text:style-name="T11">(2013):</text:span><text:reference-mark-end text:name="ZOTERO_ITEM CSL_CITATION {&quot;citationID&quot;:&quot;bNHSRQjI&quot;,&quot;properties&quot;:{&quot;formattedCitation&quot;:&quot;(2013)&quot;,&quot;plainCitation&quot;:&quot;(2013)&quot;,&quot;noteIndex&quot;:0},&quot;citationItems&quot;:[{&quot;id&quot;:36,&quot;uris&quot;:[&quot;http://zotero.org/groups/2517093/items/ZY5HW6U7&quot;],&quot;uri&quot;:[&quot;http://zotero.org/groups/2517093/items/ZY5HW6U7&quot;],&quot;itemData&quot;:{&quot;id&quot;:36,&quot;type&quot;:&quot;article-journal&quot;,&quot;container-title&quot;:&quot;Brazilian Journal of Political Economy&quot;,&quot;DOI&quot;:&quot;https://doi.org/10.1590/S0101-31572013000300005&quot;,&quot;ISSN&quot;:&quot;1809-4538&quot;,&quot;issue&quot;:&quot;3&quot;,&quot;language&quot;:&quot;Português&quot;,&quot;title&quot;:&quot;A complexidade e o construtivismo na economia&quot;,&quot;URL&quot;:&quot;https://www.scielo.br/scielo.php?script=sci_arttext&amp;pid=S0101-31572013000300005&amp;lng=pt&amp;tlng=pt&quot;,&quot;volume&quot;:&quot;33&quot;,&quot;author&quot;:[{&quot;family&quot;:&quot;Mauerberg Jr&quot;,&quot;given&quot;:&quot;Arnaldo&quot;}],&quot;issued&quot;:{&quot;date-parts&quot;:[[&quot;2013&quot;,9]]}},&quot;suppress-author&quot;:true}],&quot;schema&quot;:&quot;https://github.com/citation-style-language/schema/raw/master/csl-citation.json&quot;} RNDKiY6SuBw0V"/></text:p>
      <text:p text:style-name="Quotations">“Sendo assim, nesta abordagem da economia e complexidade a maior questão na elaboração das respostas aos problemas vem da necessidade <text:soft-page-break/>de averiguar um sem-número de dados que possuem características que os diferenciam uns dos outros.”</text:p>
      <text:p text:style-name="Text_20_body"><text:span text:style-name="T67">Com relação a análises econômicas, principalmente no processo de aprendizagem, é válido destacar que, em geral, possuem tal grau de complexidade que ao conjecturarmos a relação entre as variáveis envolvidas no processo de formação de preços, por exemplo, necessitamos da utilização do termo </text:span><text:span text:style-name="T68">Ceteris Paribus</text:span><text:span text:style-name="T67">, que significa “todas as demais coisas permanecem constantes”. Essa é uma das contribuições de Marshall para o conceito de equilíbrio </text:span><text:span text:style-name="T70">na economia</text:span><text:span text:style-name="T67">, nesse caso trata-se d</text:span><text:span text:style-name="T70">o</text:span><text:span text:style-name="T67"> equilíbrio parcial, segundo </text:span><text:span text:style-name="T71">Ajzental</text:span><text:span text:style-name="T67"> </text:span><text:reference-mark-start text:name="ZOTERO_ITEM CSL_CITATION {&quot;citationID&quot;:&quot;3fjyxC8k&quot;,&quot;properties&quot;:{&quot;formattedCitation&quot;:&quot;(2015)&quot;,&quot;plainCitation&quot;:&quot;(2015)&quot;,&quot;noteIndex&quot;:0},&quot;citationItems&quot;:[{&quot;id&quot;:37,&quot;uris&quot;:[&quot;http://zotero.org/groups/2517093/items/AKSNZKS4&quot;],&quot;uri&quot;:[&quot;http://zotero.org/groups/2517093/items/AKSNZKS4&quot;],&quot;itemData&quot;:{&quot;id&quot;:37,&quot;type&quot;:&quot;book&quot;,&quot;edition&quot;:&quot;1&quot;,&quot;event-place&quot;:&quot;Rio de Janeiro&quot;,&quot;ISBN&quot;:&quot;978-85-225-1685-8&quot;,&quot;number-of-volumes&quot;:&quot;1&quot;,&quot;publisher&quot;:&quot;Editora FGV&quot;,&quot;publisher-place&quot;:&quot;Rio de Janeiro&quot;,&quot;title&quot;:&quot;Complexidade Aplicada a Economia&quot;,&quot;title-short&quot;:&quot;Complexidade Aplicada a Economia&quot;,&quot;volume&quot;:&quot;1&quot;,&quot;author&quot;:[{&quot;family&quot;:&quot;Ajzental&quot;,&quot;given&quot;:&quot;Alberto&quot;}],&quot;issued&quot;:{&quot;date-parts&quot;:[[&quot;2015&quot;]]}},&quot;suppress-author&quot;:true}],&quot;schema&quot;:&quot;https://github.com/citation-style-language/schema/raw/master/csl-citation.json&quot;} RND4PCnjWaZ3w"/><text:span text:style-name="T67">(2015)</text:span><text:reference-mark-end text:name="ZOTERO_ITEM CSL_CITATION {&quot;citationID&quot;:&quot;3fjyxC8k&quot;,&quot;properties&quot;:{&quot;formattedCitation&quot;:&quot;(2015)&quot;,&quot;plainCitation&quot;:&quot;(2015)&quot;,&quot;noteIndex&quot;:0},&quot;citationItems&quot;:[{&quot;id&quot;:37,&quot;uris&quot;:[&quot;http://zotero.org/groups/2517093/items/AKSNZKS4&quot;],&quot;uri&quot;:[&quot;http://zotero.org/groups/2517093/items/AKSNZKS4&quot;],&quot;itemData&quot;:{&quot;id&quot;:37,&quot;type&quot;:&quot;book&quot;,&quot;edition&quot;:&quot;1&quot;,&quot;event-place&quot;:&quot;Rio de Janeiro&quot;,&quot;ISBN&quot;:&quot;978-85-225-1685-8&quot;,&quot;number-of-volumes&quot;:&quot;1&quot;,&quot;publisher&quot;:&quot;Editora FGV&quot;,&quot;publisher-place&quot;:&quot;Rio de Janeiro&quot;,&quot;title&quot;:&quot;Complexidade Aplicada a Economia&quot;,&quot;title-short&quot;:&quot;Complexidade Aplicada a Economia&quot;,&quot;volume&quot;:&quot;1&quot;,&quot;author&quot;:[{&quot;family&quot;:&quot;Ajzental&quot;,&quot;given&quot;:&quot;Alberto&quot;}],&quot;issued&quot;:{&quot;date-parts&quot;:[[&quot;2015&quot;]]}},&quot;suppress-author&quot;:true}],&quot;schema&quot;:&quot;https://github.com/citation-style-language/schema/raw/master/csl-citation.json&quot;} RND4PCnjWaZ3w"/><text:span text:style-name="T67">:</text:span></text:p>
      <text:p text:style-name="Quotations"><text:span text:style-name="T67">“</text:span><text:span text:style-name="T71">Outra contribuição [de Marshall], um pouco mais polêmica, é o emprego <text:s/>do conceito de equilíbrio parcial, se contrapondo nesse sentido à teoria clássica de equilíbrio geral. Para ele, a análise parcial é essencial para a economia, visto que relações econômicas são muito complexas e estão sujeitas a incontáveis variáveis independentes. Portanto, o termo, </text:span><text:span text:style-name="T69">ceteris paribus</text:span><text:span text:style-name="T62">, tudo mais permanecendo constante, é introduzido na abordagem matemática econômica, utilizando de derivadas parciais em seus modelos.”</text:span></text:p>
      <text:p text:style-name="Text_20_body">Entre outras utilizações, Ceteris Paribus é apenas um dos exemplos que apontam que a economia <text:span text:style-name="T133">corre o risco de se distanciar</text:span> da aplicação prática, tornando-se mais próximo de um instrumento de estudo dela mesma, <text:span text:style-name="T133">tal com descreve Ormerod </text:span><text:reference-mark-start text:name="ZOTERO_ITEM CSL_CITATION {&quot;citationID&quot;:&quot;SlpOD8Eq&quot;,&quot;properties&quot;:{&quot;formattedCitation&quot;:&quot;(1996)&quot;,&quot;plainCitation&quot;:&quot;(1996)&quot;,&quot;noteIndex&quot;:0},&quot;citationItems&quot;:[{&quot;id&quot;:40,&quot;uris&quot;:[&quot;http://zotero.org/groups/2517093/items/I6CQA8TQ&quot;],&quot;uri&quot;:[&quot;http://zotero.org/groups/2517093/items/I6CQA8TQ&quot;],&quot;itemData&quot;:{&quot;id&quot;:40,&quot;type&quot;:&quot;book&quot;,&quot;event-place&quot;:&quot;São Paulo&quot;,&quot;ISBN&quot;:&quot;85-7164-552-3&quot;,&quot;publisher&quot;:&quot;Companhia das Letras&quot;,&quot;publisher-place&quot;:&quot;São Paulo&quot;,&quot;title&quot;:&quot;A Morte da Economia&quot;,&quot;title-short&quot;:&quot;A Morte da Economia&quot;,&quot;author&quot;:[{&quot;family&quot;:&quot;Ormerod&quot;,&quot;given&quot;:&quot;Paul&quot;}],&quot;issued&quot;:{&quot;date-parts&quot;:[[&quot;1996&quot;]]}},&quot;suppress-author&quot;:true}],&quot;schema&quot;:&quot;https://github.com/citation-style-language/schema/raw/master/csl-citation.json&quot;} RNDhT6f3QhswA"/><text:span text:style-name="T133">(1996)</text:span><text:reference-mark-end text:name="ZOTERO_ITEM CSL_CITATION {&quot;citationID&quot;:&quot;SlpOD8Eq&quot;,&quot;properties&quot;:{&quot;formattedCitation&quot;:&quot;(1996)&quot;,&quot;plainCitation&quot;:&quot;(1996)&quot;,&quot;noteIndex&quot;:0},&quot;citationItems&quot;:[{&quot;id&quot;:40,&quot;uris&quot;:[&quot;http://zotero.org/groups/2517093/items/I6CQA8TQ&quot;],&quot;uri&quot;:[&quot;http://zotero.org/groups/2517093/items/I6CQA8TQ&quot;],&quot;itemData&quot;:{&quot;id&quot;:40,&quot;type&quot;:&quot;book&quot;,&quot;event-place&quot;:&quot;São Paulo&quot;,&quot;ISBN&quot;:&quot;85-7164-552-3&quot;,&quot;publisher&quot;:&quot;Companhia das Letras&quot;,&quot;publisher-place&quot;:&quot;São Paulo&quot;,&quot;title&quot;:&quot;A Morte da Economia&quot;,&quot;title-short&quot;:&quot;A Morte da Economia&quot;,&quot;author&quot;:[{&quot;family&quot;:&quot;Ormerod&quot;,&quot;given&quot;:&quot;Paul&quot;}],&quot;issued&quot;:{&quot;date-parts&quot;:[[&quot;1996&quot;]]}},&quot;suppress-author&quot;:true}],&quot;schema&quot;:&quot;https://github.com/citation-style-language/schema/raw/master/csl-citation.json&quot;} RNDhT6f3QhswA"/><text:span text:style-name="T133"> </text:span><text:span text:style-name="T134">e </text:span><text:reference-mark-start text:name="ZOTERO_ITEM CSL_CITATION {&quot;citationID&quot;:&quot;RSLe3osi&quot;,&quot;properties&quot;:{&quot;formattedCitation&quot;:&quot;(2000)&quot;,&quot;plainCitation&quot;:&quot;(2000)&quot;,&quot;noteIndex&quot;:0},&quot;citationItems&quot;:[{&quot;id&quot;:39,&quot;uris&quot;:[&quot;http://zotero.org/groups/2517093/items/3YAAYE35&quot;],&quot;uri&quot;:[&quot;http://zotero.org/groups/2517093/items/3YAAYE35&quot;],&quot;itemData&quot;:{&quot;id&quot;:39,&quot;type&quot;:&quot;book&quot;,&quot;ISBN&quot;:&quot;85-352-0678-7&quot;,&quot;publisher&quot;:&quot;Editora Campos&quot;,&quot;title&quot;:&quot;O Efeito Borboleta: Uma fascinante introdução à economia do século XXI&quot;,&quot;title-short&quot;:&quot;O Efeito Borboleta&quot;,&quot;author&quot;:[{&quot;family&quot;:&quot;Ormerod&quot;,&quot;given&quot;:&quot;Paul&quot;}],&quot;issued&quot;:{&quot;date-parts&quot;:[[&quot;2000&quot;]]}},&quot;suppress-author&quot;:true}],&quot;schema&quot;:&quot;https://github.com/citation-style-language/schema/raw/master/csl-citation.json&quot;} RNDHIDVrFIlm8"/><text:span text:style-name="T134">(2000)</text:span><text:reference-mark-end text:name="ZOTERO_ITEM CSL_CITATION {&quot;citationID&quot;:&quot;RSLe3osi&quot;,&quot;properties&quot;:{&quot;formattedCitation&quot;:&quot;(2000)&quot;,&quot;plainCitation&quot;:&quot;(2000)&quot;,&quot;noteIndex&quot;:0},&quot;citationItems&quot;:[{&quot;id&quot;:39,&quot;uris&quot;:[&quot;http://zotero.org/groups/2517093/items/3YAAYE35&quot;],&quot;uri&quot;:[&quot;http://zotero.org/groups/2517093/items/3YAAYE35&quot;],&quot;itemData&quot;:{&quot;id&quot;:39,&quot;type&quot;:&quot;book&quot;,&quot;ISBN&quot;:&quot;85-352-0678-7&quot;,&quot;publisher&quot;:&quot;Editora Campos&quot;,&quot;title&quot;:&quot;O Efeito Borboleta: Uma fascinante introdução à economia do século XXI&quot;,&quot;title-short&quot;:&quot;O Efeito Borboleta&quot;,&quot;author&quot;:[{&quot;family&quot;:&quot;Ormerod&quot;,&quot;given&quot;:&quot;Paul&quot;}],&quot;issued&quot;:{&quot;date-parts&quot;:[[&quot;2000&quot;]]}},&quot;suppress-author&quot;:true}],&quot;schema&quot;:&quot;https://github.com/citation-style-language/schema/raw/master/csl-citation.json&quot;} RNDHIDVrFIlm8"/><text:span text:style-name="T134">, </text:span><text:span text:style-name="T135">como</text:span><text:span text:style-name="T134"> também </text:span><text:span text:style-name="T136">Gleiser</text:span><text:span text:style-name="T134"> </text:span><text:reference-mark-start text:name="ZOTERO_ITEM CSL_CITATION {&quot;citationID&quot;:&quot;112X8S2L&quot;,&quot;properties&quot;:{&quot;formattedCitation&quot;:&quot;(2002)&quot;,&quot;plainCitation&quot;:&quot;(2002)&quot;,&quot;noteIndex&quot;:0},&quot;citationItems&quot;:[{&quot;id&quot;:38,&quot;uris&quot;:[&quot;http://zotero.org/groups/2517093/items/97BWRNJI&quot;],&quot;uri&quot;:[&quot;http://zotero.org/groups/2517093/items/97BWRNJI&quot;],&quot;itemData&quot;:{&quot;id&quot;:38,&quot;type&quot;:&quot;book&quot;,&quot;event-place&quot;:&quot;Rio de Janeiro&quot;,&quot;ISBN&quot;:&quot;85-352-0925-5&quot;,&quot;publisher&quot;:&quot;Editora Campos&quot;,&quot;publisher-place&quot;:&quot;Rio de Janeiro&quot;,&quot;title&quot;:&quot;Caos e Complexidade: A Evolução do Pensamento Econômico&quot;,&quot;title-short&quot;:&quot;Caos e Complexidade&quot;,&quot;author&quot;:[{&quot;family&quot;:&quot;Gleiser&quot;,&quot;given&quot;:&quot;Ilan&quot;}],&quot;issued&quot;:{&quot;date-parts&quot;:[[&quot;2002&quot;]]}},&quot;suppress-author&quot;:true}],&quot;schema&quot;:&quot;https://github.com/citation-style-language/schema/raw/master/csl-citation.json&quot;} RNDUtLa8FfQ25"/><text:span text:style-name="T134">(2002)</text:span><text:reference-mark-end text:name="ZOTERO_ITEM CSL_CITATION {&quot;citationID&quot;:&quot;112X8S2L&quot;,&quot;properties&quot;:{&quot;formattedCitation&quot;:&quot;(2002)&quot;,&quot;plainCitation&quot;:&quot;(2002)&quot;,&quot;noteIndex&quot;:0},&quot;citationItems&quot;:[{&quot;id&quot;:38,&quot;uris&quot;:[&quot;http://zotero.org/groups/2517093/items/97BWRNJI&quot;],&quot;uri&quot;:[&quot;http://zotero.org/groups/2517093/items/97BWRNJI&quot;],&quot;itemData&quot;:{&quot;id&quot;:38,&quot;type&quot;:&quot;book&quot;,&quot;event-place&quot;:&quot;Rio de Janeiro&quot;,&quot;ISBN&quot;:&quot;85-352-0925-5&quot;,&quot;publisher&quot;:&quot;Editora Campos&quot;,&quot;publisher-place&quot;:&quot;Rio de Janeiro&quot;,&quot;title&quot;:&quot;Caos e Complexidade: A Evolução do Pensamento Econômico&quot;,&quot;title-short&quot;:&quot;Caos e Complexidade&quot;,&quot;author&quot;:[{&quot;family&quot;:&quot;Gleiser&quot;,&quot;given&quot;:&quot;Ilan&quot;}],&quot;issued&quot;:{&quot;date-parts&quot;:[[&quot;2002&quot;]]}},&quot;suppress-author&quot;:true}],&quot;schema&quot;:&quot;https://github.com/citation-style-language/schema/raw/master/csl-citation.json&quot;} RNDUtLa8FfQ25"/><text:span text:style-name="T134"> em seus </text:span><text:span text:style-name="T72">relatos</text:span><text:span text:style-name="T134"> sobre as decisões de governantes quanto a políticas econômicas, </text:span><text:span text:style-name="T135">os resultados práticos e a evolução do pensamento complexo na economia, </text:span><text:span text:style-name="T73">discutindo os conceitos mais recentes. Em suma, é inviável a aplicação de conceitos econômicos presentes em políticas públicas sem considerar a economia como um sistema complexo, bem como a aprendizagem de um modelo complexo trata-se de um processo ligeiramente diferente.</text:span></text:p>
      <text:p text:style-name="Text_20_body"><text:span text:style-name="T73">A</text:span> abordagem de aprendizado omitindo ou desconsiderando variáveis que podem influenciar a interação entre as que se deseja analisar relações, faz oposição a visão do todo e não trata a economia como um sistema complexo. <text:span text:style-name="T132">Morin</text:span> <text:reference-mark-start text:name="ZOTERO_ITEM CSL_CITATION {&quot;citationID&quot;:&quot;QchF1QBG&quot;,&quot;properties&quot;:{&quot;formattedCitation&quot;:&quot;(2007, p. 11)&quot;,&quot;plainCitation&quot;:&quot;(2007, p. 11)&quot;,&quot;noteIndex&quot;:0},&quot;citationItems&quot;:[{&quot;id&quot;:35,&quot;uris&quot;:[&quot;http://zotero.org/groups/2517093/items/35ZDFKYL&quot;],&quot;uri&quot;:[&quot;http://zotero.org/groups/2517093/items/35ZDFKYL&quot;],&quot;itemData&quot;:{&quot;id&quot;:35,&quot;type&quot;:&quot;book&quot;,&quot;edition&quot;:&quot;3&quot;,&quot;event-place&quot;:&quot;Porto Alegre&quot;,&quot;ISBN&quot;:&quot;978-85-205-0407-9&quot;,&quot;language&quot;:&quot;Português&quot;,&quot;number-of-pages&quot;:&quot;120&quot;,&quot;number-of-volumes&quot;:&quot;1&quot;,&quot;publisher&quot;:&quot;Meridional/Sulina&quot;,&quot;publisher-place&quot;:&quot;Porto Alegre&quot;,&quot;title&quot;:&quot;Introdução ao Pensamento Complexo&quot;,&quot;title-short&quot;:&quot;Introdução ao Pensamento Complexo&quot;,&quot;volume&quot;:&quot;1&quot;,&quot;author&quot;:[{&quot;family&quot;:&quot;Morin&quot;,&quot;given&quot;:&quot;Edgar&quot;}],&quot;issued&quot;:{&quot;date-parts&quot;:[[&quot;2007&quot;]]}},&quot;locator&quot;:&quot;11&quot;,&quot;suppress-author&quot;:true}],&quot;schema&quot;:&quot;https://github.com/citation-style-language/schema/raw/master/csl-citation.json&quot;} RNDlKNrmCYhX2"/>(2007, p. 11)<text:reference-mark-end text:name="ZOTERO_ITEM CSL_CITATION {&quot;citationID&quot;:&quot;QchF1QBG&quot;,&quot;properties&quot;:{&quot;formattedCitation&quot;:&quot;(2007, p. 11)&quot;,&quot;plainCitation&quot;:&quot;(2007, p. 11)&quot;,&quot;noteIndex&quot;:0},&quot;citationItems&quot;:[{&quot;id&quot;:35,&quot;uris&quot;:[&quot;http://zotero.org/groups/2517093/items/35ZDFKYL&quot;],&quot;uri&quot;:[&quot;http://zotero.org/groups/2517093/items/35ZDFKYL&quot;],&quot;itemData&quot;:{&quot;id&quot;:35,&quot;type&quot;:&quot;book&quot;,&quot;edition&quot;:&quot;3&quot;,&quot;event-place&quot;:&quot;Porto Alegre&quot;,&quot;ISBN&quot;:&quot;978-85-205-0407-9&quot;,&quot;language&quot;:&quot;Português&quot;,&quot;number-of-pages&quot;:&quot;120&quot;,&quot;number-of-volumes&quot;:&quot;1&quot;,&quot;publisher&quot;:&quot;Meridional/Sulina&quot;,&quot;publisher-place&quot;:&quot;Porto Alegre&quot;,&quot;title&quot;:&quot;Introdução ao Pensamento Complexo&quot;,&quot;title-short&quot;:&quot;Introdução ao Pensamento Complexo&quot;,&quot;volume&quot;:&quot;1&quot;,&quot;author&quot;:[{&quot;family&quot;:&quot;Morin&quot;,&quot;given&quot;:&quot;Edgar&quot;}],&quot;issued&quot;:{&quot;date-parts&quot;:[[&quot;2007&quot;]]}},&quot;locator&quot;:&quot;11&quot;,&quot;suppress-author&quot;:true}],&quot;schema&quot;:&quot;https://github.com/citation-style-language/schema/raw/master/csl-citation.json&quot;} RNDlKNrmCYhX2"/> <text:span text:style-name="T125">define </text:span><text:span text:style-name="T57">esse</text:span><text:span text:style-name="T125"> </text:span><text:span text:style-name="T63">argumento</text:span><text:span text:style-name="T125"> como </text:span><text:span text:style-name="T4">paradigma de simplificação, </text:span><text:span text:style-name="T7">onde</text:span><text:span text:style-name="T125"> princípios de disjunção, redução e abstração são empregados na formulação de ideias “claras de distintas” para reduzir </text:span><text:span text:style-name="T126">a </text:span><text:span text:style-name="T125">complex</text:span><text:span text:style-name="T126">idade a uma simples fragmentação. A formulação </text:span><text:span text:style-name="T58">do paradigma da simplificação</text:span><text:span text:style-name="T126"> permitiu </text:span><text:span text:style-name="T58">maiores </text:span><text:span text:style-name="T126">avanços científicos e reflexões filosóficas, porém ao custo da compreensão simplista dos fenômenos humanos em </text:span><text:soft-page-break/><text:span text:style-name="T126">sua microdimensão (individual) e macrodimensão (coletivo), induzindo a definição de políticas simplificadoras e maniqueístas.</text:span></text:p>
      <text:p text:style-name="P37">A necessidade da simplificação de sistemas complexas denota da dificuldade do ser humano em lidar com decisões com múltiplas variáveis. <text:span text:style-name="T128">Pierre </text:span><text:span text:style-name="T127">Levy discorre sobre essa dificuldade em uma comparação com o sistema computacional, onde o “armazenamento de curto prazo” é predominante no raciocínio humano. Segundo Levy </text:span><text:span text:style-name="T128">(1998, 94)</text:span><text:span text:style-name="T127">:</text:span></text:p>
      <text:p text:style-name="Quotations">“Uma boa parte daquilo a que chamamos de "racionalidade", no sentido mais estrito do termo, equivale ao uso de um certo número de tecnologias intelectuais, auxílios à memória, sistemas de codificação gráfica e processos de cálculo que recorrem a dispositivos exteriores ao sistema cognitivo humano.”</text:p>
      <text:p text:style-name="P38"><text:span text:style-name="T127">A divisão das partes do todo complexo é </text:span><text:span text:style-name="T128">realizada a partir de ferramentas desenvolvidas pela própria humanidade, como por exemplo a escrita que permite-nos expandir o raciocínio e memória humana ao longo de inúmeras gerações. Porém, na medida que temos sistemas cada vez mais complexos dependemos de </text:span><text:span text:style-name="T59">métodos</text:span><text:span text:style-name="T128"> mais sofisticadas para descrever situações, ações e consequências. Levy (1998, </text:span><text:span text:style-name="T129">94 e 95</text:span><text:span text:style-name="T128">) interpreta esses métodos atuais como tecnologias tecnologias intelectuais:</text:span></text:p>
      <text:p text:style-name="Quotations">“Referimo-nos, em particular, a certas técnicas de inteligência artificial ou de simulação que permitem levar em conta e visualizar de forma dinâmica e interativa um grande número de fatores, que seriam impossíveis de apreender de forma eficaz somente através das técnicas de grafia e de cálculo sobre o papel. Não existe apenas uma racionalidade, mas sim normas de raciocínio e processos de decisão fortemente ligados ao uso de tecnologias intelectuais, que por sua vez são historicamente variáveis.”</text:p>
      <text:p text:style-name="P39"><text:span text:style-name="T129">A lógica para a resolução de problemas complexos é diferente a partir do momento em que os fatores para serem levados em consideração estão em excesso para o raciocínio humano, este que </text:span><text:span text:style-name="T60">realiza</text:span><text:span text:style-name="T129"> cálculos a partir de soluções mais </text:span><text:span text:style-name="T8">perceptíveis, uma vez que a lógica convencional não <text:s/>é capaz de expandir a cognição ao nível de compreensão necessário. </text:span><text:span text:style-name="T9">Partindo desse princípio, Levy <text:s/>descreve a </text:span><text:span text:style-name="T10">teoria conexionista</text:span><text:span text:style-name="T9"> para a solução desse problema, onde </text:span><text:span text:style-name="T61">o</text:span><text:span text:style-name="T9"> sistema cognitivo é uma rede composta </text:span><text:span text:style-name="T61">por pequenas</text:span><text:span text:style-name="T9"> unidades que assuem diversos estados de excitação, sendo que o paradigma da cognição não é o raciocínio, mas sim a percepção. Segundo Levy (1998, 95):</text:span></text:p>
      <text:p text:style-name="Quotations"><text:soft-page-break/>“É preciso também observar que, segundo as teorias conexionistas, cada nova percepção deixaria vestígios na rede. Em particular, as conexões que seriam mais frequentemente percorridas pelo processo de desestabilização/estabilização seriam reforçadas por ele. Não haveria, portanto, diferenças essenciais entre percepção, aprendizagem e memorização, mas sim uma única função psíquica que poderíamos chamar, por exemplo, de "experiência", mantendo toda a <text:span text:style-name="T130">ambiguidade</text:span> da palavra. A imaginação, ou a simulação de modelos mentais, seria a ativação de uma pseudopercepção a partir de estímulos internos. Esta simulação utilizaria, evidentemente, os vestígios mnésicos deixados pelas experiências anteriores ia memória de longo prazo.”</text:p>
      <text:p text:style-name="P22"/>
      <text:h text:style-name="Heading_20_2" text:outline-level="2"><text:bookmark-start text:name="__RefHeading___Toc6521_975677452"/>Diagnóstico/pesquisa <text:bookmark-end text:name="__RefHeading___Toc6521_975677452"/></text:h>
      <text:p text:style-name="Text_20_body"/>
      <text:h text:style-name="Heading_20_2" text:outline-level="2"><text:bookmark-start text:name="__RefHeading___Toc6523_975677452"/>Análise dos dados e informações obtidas <text:bookmark-end text:name="__RefHeading___Toc6523_975677452"/></text:h>
      <text:p text:style-name="Text_20_body"/>
      <text:h text:style-name="Heading_20_2" text:outline-level="2"><text:bookmark-start text:name="__RefHeading___Toc6525_975677452"/>Sumarização do diagnóstic<text:span text:style-name="T87">o</text:span><text:bookmark-end text:name="__RefHeading___Toc6525_975677452"/></text:h>
      <text:h text:style-name="P47" text:outline-level="1"><text:bookmark-start text:name="__RefHeading___Toc6527_975677452"/>Proposta<text:bookmark-end text:name="__RefHeading___Toc6527_975677452"/></text:h>
      <text:p text:style-name="P14">Criação do jogo</text:p>
      <text:h text:style-name="Heading_20_2" text:outline-level="2"><text:bookmark-start text:name="__RefHeading___Toc6529_975677452"/>E-Conomy Simulator <text:bookmark-end text:name="__RefHeading___Toc6529_975677452"/></text:h>
      <text:p text:style-name="P14">Descrever a criação do jogo E-Conomy Simulator, bem como diagrama de classes e documentação (usar uma forma atualizada dessa documentação online). </text:p>
      <text:p text:style-name="P14"/>
      <text:h text:style-name="Heading_20_2" text:outline-level="2"><text:bookmark-start text:name="__RefHeading___Toc6531_975677452"/>Aplicação <text:bookmark-end text:name="__RefHeading___Toc6531_975677452"/></text:h>
      <text:p text:style-name="P14">Descrever o modelo de avaliação de aprendizagem Kirkpatrick. </text:p>
      <text:p text:style-name="P14"/>
      <text:h text:style-name="Heading_20_2" text:outline-level="2"><text:bookmark-start text:name="__RefHeading___Toc6533_975677452"/>Resultados <text:bookmark-end text:name="__RefHeading___Toc6533_975677452"/></text:h>
      <text:p text:style-name="P14">Avaliação de resultados de acordo com o modelo Kirkpatrick. </text:p>
      <text:h text:style-name="P47" text:outline-level="1"><text:bookmark-start text:name="__RefHeading___Toc6535_975677452"/>Conclusão<text:bookmark-end text:name="__RefHeading___Toc6535_975677452"/></text:h>
      <text:p text:style-name="Text_20_body">É a constatação da pesquisa, elucidando se foi ou não alcançado o objetivo proposto. Sugere-se que sejam feitas recomendações finais para implementação do assunto enfocado e, também, a realização de pesquisas adicionais. </text:p>
      <text:h text:style-name="P47" text:outline-level="1"><text:bookmark-start text:name="__RefHeading___Toc6537_975677452"/>Referências<text:bookmark-end text:name="__RefHeading___Toc6537_975677452"/></text:h>
      <text:p text:style-name="Text_20_body"/>
      <text:section text:style-name="Sect1" text:name="ZOTERO_BIBL {&quot;uncited&quot;:[],&quot;omitted&quot;:[],&quot;custom&quot;:[]} CSL_BIBLIOGRAPHY RNDrW3fIs14Ma">
        <text:p text:style-name="Bibliography_20_1">ACCIOLY, M. I. Táticas da cognição: a simulação e o efeito de real. <text:span text:style-name="T74">Ciências &amp;amp; Cognição</text:span>, v. 9, p. 56–63, nov. 2006. </text:p>
        <text:p text:style-name="Bibliography_20_1">AJZENTAL, A. <text:span text:style-name="T74">Complexidade Aplicada a Economia</text:span>. 1. ed. Rio de Janeiro: Editora FGV, 2015. v. 1</text:p>
        <text:p text:style-name="Bibliography_20_1">BALADEZ, F. O passado, o presente e o futuro dos simuladores. <text:span text:style-name="T74">FaSCi-Tech</text:span>, v. 1, n. 1, p. 29–40, 19 ago. 2016. </text:p>
        <text:p text:style-name="Bibliography_20_1">DORNBUSCH, R.; FISCHER, S.; STARTZ, R. <text:span text:style-name="T74">Macroeconomia</text:span>. 11. ed. Porto Alegre: AMGH Editora Ltda, 2013. </text:p>
        <text:p text:style-name="Bibliography_20_1">ÉPOCA NEGÓCIOS. <text:span text:style-name="T74">Fundação Dom Cabral fica entre as 10 melhores escolas de negócios do mundo</text:span>. Disponível em: &lt;https://epocanegocios.globo.com/Carreira/noticia/2019/06/fundacao-dom-cabral-fica-entre-10-melhores-escolas-de-negocios-do-mundo.html&gt;. Acesso em: 9 jun. 2020. </text:p>
        <text:p text:style-name="Bibliography_20_1">FIALHO, F. A. P. <text:span text:style-name="T74">Ciências da Cognição</text:span>. [s.l.] Insular, 2001. </text:p>
        <text:p text:style-name="Bibliography_20_1">FILHO, A. P.; SCARPELINI, S. SIMULAÇÃO: DEFINIÇÃO. <text:span text:style-name="T74">Medicina (Ribeirão Preto)</text:span>, v. 40, n. 2, p. 162–166, 30 jun. 2007. </text:p>
        <text:p text:style-name="Bibliography_20_1">FILHO, P. A. M.; PESSÔA, M. S. DE P. <text:span text:style-name="T74">Jogos de empresas: uma estratégia para o ensino de gestão e tomada de decisão. São Paulo. 175 p. Universidade Paulista</text:span>. Dissertação de mestrado—São Bernardo do Campo – SP: UNIP - Universidade Paulista, 2000.</text:p>
        <text:p text:style-name="Bibliography_20_1">FUNDAÇÃO DOM CABRAL. <text:span text:style-name="T74">Gestão Pública | FDC | Fundação Dom Cabral</text:span>. Disponível em: &lt;https://www.fdc.org.br/gestao-publica&gt;. Acesso em: 9 jun. 2020. </text:p>
        <text:p text:style-name="Bibliography_20_1">GLEISER, I. <text:span text:style-name="T74">Caos e Complexidade: A Evolução do Pensamento Econômico</text:span>. Rio de Janeiro: Editora Campos, 2002. </text:p>
        <text:p text:style-name="Bibliography_20_1">GOLDSCHMIDT, P. C. Simulação e jogo de empresas. <text:span text:style-name="T74">Revista de Administração de Empresas</text:span>, v. 17, n. 3, p. 43–46, jun. 1977. </text:p>
        <text:p text:style-name="Bibliography_20_1">LEVY, P. <text:span text:style-name="T74">As tecnologias da inteligência: o futuro do pensamento na era informática</text:span>. 13. ed. [s.l.] Editora 34, 2004. </text:p>
        <text:p text:style-name="Bibliography_20_1">LIRA, M. C. O ensino da Contabilidade em Portugal no século XVIII:a Aula do Comércio. <text:span text:style-name="T74">Revista de Educação e Pesquisa em Contabilidade (REPeC)</text:span>, v. 5, n. 1, p. 50–72, 27 abr. 2011. </text:p>
        <text:p text:style-name="Bibliography_20_1">MAJER, C. A.; DUDUCHI, M. Uso de simuladores de jogos empresariais na educação corporativa e acadêmica. <text:span text:style-name="T74">Uso de simuladores de jogos empresariais na educação corporativa e acadêmica.</text:span>, WORKSHOP DE PÓS-GRADUAÇÃO E PESQUISA DO CENTRO PAULA SOUZA. n. 10, p. 32–39, 6 out. 2015. </text:p>
        <text:p text:style-name="Bibliography_20_1"><text:soft-page-break/>MAUERBERG JR, A. A complexidade e o construtivismo na economia. <text:span text:style-name="T74">Brazilian Journal of Political Economy</text:span>, v. 33, n. 3, set. 2013. </text:p>
        <text:p text:style-name="Bibliography_20_1">MENDES, M. A.; FRANCISCO, A. P. F. <text:span text:style-name="T74">Avaliação de Simuladores Aplicados na Educação Tecnológica a Distância</text:span>Centro Federal de Educação Tecnológica do Paraná, , abr. 2004. Disponível em: &lt;http://www.abed.org.br/congresso2004/por/htm/036-TC-B1.htm&gt;. Acesso em: 17 jun. 2020</text:p>
        <text:p text:style-name="Bibliography_20_1">MIRANDA, R. M.; VANIN, V. R.; BECHARA, M. J. <text:span text:style-name="T74">Uso de simulações em disciplinas básicas de Mecânica em um curso de Licenciatura em Física</text:span>Instituto de Física – Universidade de São Paulo, , 2004. Disponível em: &lt;http://www.dfn.if.usp.br/pesq/gef/trabalhosEPEF/Roberta.pdf&gt;. Acesso em: 11 jun. 2020</text:p>
        <text:p text:style-name="Bibliography_20_1">MORIN, E. <text:span text:style-name="T74">Introdução ao Pensamento Complexo</text:span>. 3. ed. Porto Alegre: Meridional/Sulina, 2007. v. 1</text:p>
        <text:p text:style-name="Bibliography_20_1">MOURA, M. C. M. <text:span text:style-name="T74">Uma proposta do uso de simulação e/ou simuladores e do lúdico, na construção do conhecimento teórico-prático dos educandos, no Curso Técnico em Agropecuária</text:span>. Paraná: Secretaria de Estado da Educação, 2014. v. 2</text:p>
        <text:p text:style-name="Bibliography_20_1">ORMEROD, P. <text:span text:style-name="T74">A Morte da Economia</text:span>. São Paulo: Companhia das Letras, 1996. </text:p>
        <text:p text:style-name="Bibliography_20_1">ORMEROD, P. <text:span text:style-name="T74">O Efeito Borboleta: Uma fascinante introdução à economia do século XXI</text:span>. [s.l.] Editora Campos, 2000. </text:p>
        <text:p text:style-name="Bibliography_20_1">RODRIGUES, L. L.; GOMES, D.; CRAIG, R. Aula do Comércio: Primeiro estabelecimento de ensino técnico profissional oficialmente criado no Mundo? <text:span text:style-name="T74">Aula do Comércio: Primeiro estabelecimento de ensino técnico profissional oficialmente criado no Mundo?</text:span>, v. 34, p. 46–54, 1 jan. 2003. </text:p>
        <text:p text:style-name="Bibliography_20_1">SANINO, G. E. DE C. O uso da simulação em enfermagem no Curso Técnico de Enfermagem. <text:span text:style-name="T74">Journal of Health Informatics</text:span>, v. 4, n. 0, 18 dez. 2012. </text:p>
        <text:p text:style-name="Bibliography_20_1">SAUAIA, A. C. A. <text:span text:style-name="T74">Laboratório de gestão: Simulador organizacional, jogo de empresas e pesquisa aplicada</text:span>. 3. ed. [s.l.] Editora Manole, 2010. </text:p>
        <text:p text:style-name="Bibliography_20_1">SCHITCOSKI, R. <text:span text:style-name="T74">Uma arquitetura modular para sistemas de treinamento militar em operações táticas</text:span>. Dissertação de mestrado—Rio de Janeiro: Instituto Militar de Engenharia, 2009.</text:p>
        <text:p text:style-name="Bibliography_20_1">SUTTO, G. <text:span text:style-name="T74">As 15 melhores escolas de negócios do mundo, segundo recrutadoresInfoMoney</text:span>, 2019. Disponível em: &lt;https://www.infomoney.com.br/carreira/as-15-melhores-escolas-de-negocios-do-mundo-segundo-recrutadores/&gt;. Acesso em: 9 jun. 2020</text:p>
        <text:p text:style-name="Bibliography_20_1">U.S NEWS. <text:span text:style-name="T74">The Best MBA Programs in America, Ranked</text:span>. Disponível em: &lt;https://www.usnews.com/best-graduate-schools/top-business-schools/mba-rankings&gt;. Acesso em: 9 jun. 2020. </text:p>
        <text:p text:style-name="Bibliography_20_1"><text:soft-page-break/>VARGA, C. R. R. et al. Relato de experiência: o uso de simulações no processo de ensino-aprendizagem em medicina. <text:span text:style-name="T74">Revista Brasileira de Educação Médica</text:span>, v. 33, n. 2, p. 291–297, jun. 2009. </text:p>
        <text:p text:style-name="Bibliography_20_1">VASCONCELOS, K. C. DE A.; JUNIOR, A. DA S.; SILVA, P. DE O. M. Educação Gerencial para Atuação em Ambientes de Negócios Sustentáveis: Desafios e Tendências de uma Escola de Negócios Brasileira. <text:span text:style-name="T74">Educação Gerencial para Atuação em Ambientes de Negócios Sustentáveis: Desafios e Tendências de uma Escola de Negócios Brasileira</text:span>, v. 14, n. 4, p. 45–75, ago. 2013. </text:p>
        <text:p text:style-name="Bibliography_20_1">VIRTUOUS TECNOLOGIA DA INFORMAÇÃO. <text:span text:style-name="T74">Métodos de Escrituração - Partidas Simples e Partidas Dobradas - Só Contabilidade</text:span>. Empresa. Disponível em: &lt;https://www.socontabilidade.com.br/conteudo/metodos.php&gt;. Acesso em: 9 jun. 2020. </text:p>
      </text:section>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Verdana" svg:font-family="Verdana, Helvetica, Arial, sans-serif"/>
    <style:font-face style:name="FreeSans1" svg:font-family="FreeSans" style:font-family-generic="swiss"/>
    <style:font-face style:name="Liberation Serif" svg:font-family="'Liberation Serif'" style:font-family-generic="roman" style:font-pitch="variable"/>
    <style:font-face style:name="Arial1" svg:font-family="Arial" style:font-adornments="Bold" style:font-family-generic="swiss" style:font-pitch="variable"/>
    <style:font-face style:name="Arial2" svg:font-family="Arial" style:font-adornments="Italic" style:font-family-generic="swiss"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150%" fo:text-align="justify" style:justify-single-word="false" fo:text-indent="0cm" style:auto-text-indent="false"/>
      <style:text-properties style:font-name="Arial" fo:font-family="Arial" style:font-style-name="Regular" style:font-family-generic="swiss" style:font-pitch="variable" officeooo:rsid="00105d47"/>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cm" loext:contextual-spacing="false" fo:line-height="150%" fo:text-indent="1.482cm" style:auto-text-indent="false" style:page-number="auto">
        <style:tab-stops/>
      </style:paragraph-properties>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cm" fo:margin-bottom="0cm" loext:contextual-spacing="false" fo:line-height="150%" fo:text-align="start" style:justify-single-word="false" style:page-number="auto" text:number-lines="true" text:line-number="0">
        <style:tab-stops/>
      </style:paragraph-properties>
      <style:text-properties fo:text-transform="uppercase" style:font-name="Arial1" fo:font-family="Arial" style:font-style-name="Bold" style:font-family-generic="swiss" style:font-pitch="variable" fo:font-size="12pt"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margin-top="0cm" fo:margin-bottom="0.423cm" loext:contextual-spacing="false" style:line-height-at-least="0.423cm" fo:text-indent="0cm" style:auto-text-indent="false">
        <style:tab-stops/>
      </style:paragraph-properties>
    </style:style>
    <style:style style:name="Footnote" style:family="paragraph" style:parent-style-name="Standard" style:class="extra">
      <style:paragraph-properties fo:margin-left="0cm" fo:margin-right="0cm" fo:line-height="150%" fo:text-indent="0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master-page-name="">
      <style:paragraph-properties fo:margin-top="0cm" fo:margin-bottom="0cm" loext:contextual-spacing="false" fo:line-height="150%" fo:text-align="start" style:justify-single-word="false" style:page-number="auto"/>
      <style:text-properties fo:text-transform="uppercase" style:font-name="Arial1" fo:font-family="Arial" style:font-style-name="Bold" style:font-family-generic="swiss" style:font-pitch="variable" fo:font-size="12pt" fo:font-weight="normal" officeooo:rsid="003f086d" style:font-name-asian="Noto Sans CJK SC" style:font-family-asian="'Noto Sans CJK SC'" style:font-family-generic-asian="system" style:font-pitch-asian="variable" style:font-size-asian="115%" style:font-weight-asian="bold" style:font-name-complex="FreeSans" style:font-family-complex="FreeSans" style:font-family-generic-complex="system" style:font-pitch-complex="variable"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cm" fo:margin-bottom="0cm" loext:contextual-spacing="false" fo:line-height="150%" fo:text-align="start" style:justify-single-word="false" style:page-number="auto"/>
      <style:text-properties style:font-name="Arial1" fo:font-family="Arial" style:font-style-name="Bold" style:font-family-generic="swiss" style:font-pitch="variable" fo:font-size="12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top="0cm" fo:margin-bottom="0cm" loext:contextual-spacing="false" fo:line-height="150%" fo:text-align="start" style:justify-single-word="false" style:page-number="auto"/>
      <style:text-properties style:font-name="Arial" fo:font-family="Arial" style:font-style-name="Regular" style:font-family-generic="swiss" style:font-pitch="variable" fo:font-size="12pt" fo:font-style="normal" fo:font-weight="normal"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master-page-name="">
      <style:paragraph-properties fo:margin-top="0cm" fo:margin-bottom="0cm" loext:contextual-spacing="false" fo:line-height="150%" fo:text-align="start" style:justify-single-word="false" style:page-number="auto"/>
      <style:text-properties style:font-name="Arial2" fo:font-family="Arial" style:font-style-name="Italic" style:font-family-generic="swiss" style:font-pitch="variable" fo:font-size="12pt" fo:font-style="italic" fo:font-weight="normal" style:font-size-asian="85%" style:font-weight-asian="bold" style:font-size-complex="85%" style:font-weight-complex="bold"/>
    </style:style>
    <style:style style:name="Quotations" style:family="paragraph" style:parent-style-name="Standard" style:next-style-name="Text_20_body" style:class="html" style:master-page-name="">
      <loext:graphic-properties draw:fill="none" draw:fill-color="#729fcf"/>
      <style:paragraph-properties fo:margin-left="4.001cm" fo:margin-right="0cm" fo:margin-top="0cm" fo:margin-bottom="0cm" loext:contextual-spacing="false" fo:line-height="150%" fo:text-align="justify" style:justify-single-word="false" fo:text-indent="0cm" style:auto-text-indent="false" style:page-number="auto" fo:background-color="transparent"/>
      <style:text-properties fo:font-size="10pt"/>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2cm"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prefix=" " style:num-format="1">
        <style:list-level-properties text:list-level-position-and-space-mode="label-alignment">
          <style:list-level-label-alignment text:label-followed-by="listtab"/>
        </style:list-level-properties>
      </text:outline-level-style>
      <text:outline-level-style text:level="2" style:num-prefix=" "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text:style-name="Numbering_20_Symbols"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pt" fo:country="BR"/>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06-07T09:52:58.808380193</meta:creation-date>
    <dc:date>2020-06-29T16:51:39.621866497</dc:date>
    <meta:editing-duration>P1DT3H35M46S</meta:editing-duration>
    <meta:editing-cycles>33</meta:editing-cycles>
    <meta:generator>LibreOffice/6.4.4.2$Linux_X86_64 LibreOffice_project/706abf8817d63c225da2eaeb9c9523a7d4d3595c</meta:generator>
    <meta:document-statistic meta:table-count="0" meta:image-count="0" meta:object-count="0" meta:page-count="30" meta:paragraph-count="251" meta:word-count="7325" meta:character-count="48521" meta:non-whitespace-character-count="41337"/>
    <meta:user-defined meta:name="ZOTERO_PREF_1">&lt;data data-version="3" zotero-version="5.0.88"&gt;&lt;session id="zMdVSnRY"/&gt;&lt;style id="http://www.zotero.org/styles/associacao-brasileira-de-normas-tecnicas" hasBibliography="1" bibliographyStyleHasBeenSet="1"/&gt;&lt;prefs&gt;&lt;pref name="fieldType" value="ReferenceMar</meta:user-defined>
    <meta:user-defined meta:name="ZOTERO_PREF_2">k"/&gt;&lt;/prefs&gt;&lt;/data&gt;</meta:user-defined>
  </office:meta>
</office:document-meta>
</file>